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Libre Baskerville" svg:font-family="'Libre Baskerville', Helvetica, Arial, sans-serif"/>
    <style:font-face style:name="Moranga Bold" svg:font-family="'Moranga Bold', Helvetica, Arial, Lucida, sans-serif"/>
    <style:font-face style:name="OpenSymbol" svg:font-family="OpenSymbol"/>
    <style:font-face style:name="Red Hat Display" svg:font-family="'Red Hat Display',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12cm" fo:orphans="2" fo:widows="2" fo:text-indent="0cm" style:auto-text-indent="false"/>
    </style:style>
    <style:style style:name="P2" style:family="paragraph" style:parent-style-name="Text_20_body">
      <style:paragraph-properties fo:margin-left="0cm" fo:margin-right="0cm" fo:margin-top="0cm" fo:margin-bottom="0.212cm" fo:orphans="2" fo:widows="2" fo:text-indent="0cm" style:auto-text-indent="false"/>
      <style:text-properties fo:font-variant="normal" fo:text-transform="none" fo:color="#454b54" style:font-name="Lato" fo:font-size="12pt" fo:letter-spacing="normal" fo:font-style="normal" fo:font-weight="normal"/>
    </style:style>
    <style:style style:name="P3" style:family="paragraph" style:parent-style-name="Text_20_body">
      <style:paragraph-properties fo:margin-left="0cm" fo:margin-right="0cm" fo:margin-top="0cm" fo:margin-bottom="0.212cm" fo:orphans="2" fo:widows="2" fo:text-indent="0cm" style:auto-text-indent="false"/>
      <style:text-properties fo:font-variant="normal" fo:text-transform="none" fo:color="#1c1c1c" style:font-name="Times New Roman" fo:font-size="12pt" fo:letter-spacing="normal" fo:font-style="normal" fo:font-weight="normal"/>
    </style:style>
    <style:style style:name="P4" style:family="paragraph" style:parent-style-name="Text_20_body">
      <style:paragraph-properties fo:margin-left="0cm" fo:margin-right="0cm" fo:margin-top="0cm" fo:margin-bottom="0.212cm" fo:orphans="2" fo:widows="2" fo:text-indent="0cm" style:auto-text-indent="false"/>
      <style:text-properties fo:color="#1c1c1c" style:font-name="Times New Roman" fo:font-size="13pt" fo:font-weight="bold" style:font-size-asian="13pt" style:font-weight-asian="bold" style:font-size-complex="13pt" style:font-weight-complex="bold"/>
    </style:style>
    <style:style style:name="P5" style:family="paragraph" style:parent-style-name="Heading_20_3">
      <style:paragraph-properties fo:margin-left="0cm" fo:margin-right="0cm" fo:margin-top="0cm" fo:margin-bottom="0.212cm" fo:orphans="2" fo:widows="2" fo:text-indent="0cm" style:auto-text-indent="false"/>
    </style:style>
    <style:style style:name="P6" style:family="paragraph" style:parent-style-name="Heading_20_3">
      <style:paragraph-properties fo:margin-left="0cm" fo:margin-right="0cm" fo:margin-top="0cm" fo:margin-bottom="0.212cm" fo:orphans="2" fo:widows="2" fo:text-indent="0cm" style:auto-text-indent="false"/>
      <style:text-properties fo:font-variant="normal" fo:text-transform="none" fo:color="#454b54" style:font-name="Lato" fo:font-size="12pt" fo:letter-spacing="normal" fo:font-style="normal" fo:font-weight="normal"/>
    </style:style>
    <style:style style:name="P7" style:family="paragraph" style:parent-style-name="Heading_20_3">
      <style:paragraph-properties fo:margin-left="0cm" fo:margin-right="0cm" fo:margin-top="0cm" fo:margin-bottom="0.212cm" fo:orphans="2" fo:widows="2" fo:text-indent="0cm" style:auto-text-indent="false"/>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P8" style:family="paragraph" style:parent-style-name="Heading_20_3">
      <style:paragraph-properties fo:margin-left="0cm" fo:margin-right="0cm" fo:margin-top="0cm" fo:margin-bottom="0.212cm" fo:orphans="2" fo:widows="2" fo:text-indent="0cm" style:auto-text-indent="false"/>
      <style:text-properties fo:font-variant="normal" fo:text-transform="none" fo:color="#1c1c1c" style:font-name="Times New Roman" fo:letter-spacing="normal" fo:font-style="normal" fo:font-weight="bold" style:font-weight-asian="bold" style:font-weight-complex="bold"/>
    </style:style>
    <style:style style:name="P9" style:family="paragraph" style:parent-style-name="Heading_20_3">
      <style:paragraph-properties fo:margin-left="0cm" fo:margin-right="0cm" fo:margin-top="0cm" fo:margin-bottom="0.212cm" fo:orphans="2" fo:widows="2" fo:text-indent="0cm" style:auto-text-indent="false"/>
      <style:text-properties fo:font-variant="normal" fo:text-transform="none" fo:color="#1c1c1c" style:font-name="Times New Roman" fo:letter-spacing="normal" fo:font-style="normal" fo:font-weight="normal"/>
    </style:style>
    <style:style style:name="P10" style:family="paragraph" style:parent-style-name="Heading_20_3">
      <style:paragraph-properties fo:margin-left="0cm" fo:margin-right="0cm" fo:margin-top="0cm" fo:margin-bottom="0.212cm" style:line-height-at-least="0.794cm" fo:orphans="2" fo:widows="2" fo:text-indent="0cm" style:auto-text-indent="false"/>
      <style:text-properties fo:font-variant="normal" fo:text-transform="none" fo:color="#1c1c1c" style:font-name="Libre Baskerville" fo:font-size="14pt" fo:letter-spacing="normal" fo:font-style="normal" fo:font-weight="bold" style:font-size-asian="14pt" style:font-weight-asian="bold" style:font-size-complex="14pt" style:font-weight-complex="bold"/>
    </style:style>
    <style:style style:name="P11" style:family="paragraph" style:parent-style-name="Standard">
      <style:paragraph-properties fo:margin-left="0cm" fo:margin-right="0cm" fo:margin-top="0cm" fo:margin-bottom="0.212cm" style:line-height-at-least="0.82cm" fo:text-align="start" style:justify-single-word="false" fo:orphans="2" fo:widows="2" fo:text-indent="0cm" style:auto-text-indent="false" fo:padding-left="0cm" fo:padding-right="0cm" fo:padding-top="0.049cm" fo:padding-bottom="0cm" fo:border-left="none" fo:border-right="none" fo:border-top="0.002cm solid #000000" fo:border-bottom="none"/>
    </style:style>
    <style:style style:name="P12" style:family="paragraph" style:parent-style-name="Text_20_body">
      <style:paragraph-properties fo:margin-left="0cm" fo:margin-right="0cm" fo:margin-top="0cm" fo:margin-bottom="0.212cm" style:line-height-at-least="0.82cm" fo:orphans="2" fo:widows="2" fo:text-indent="0cm" style:auto-text-indent="false" fo:padding-left="0cm" fo:padding-right="0cm" fo:padding-top="0.049cm" fo:padding-bottom="0cm" fo:border-left="none" fo:border-right="none" fo:border-top="0.002cm solid #000000" fo:border-bottom="none"/>
    </style:style>
    <style:style style:name="P13" style:family="paragraph" style:parent-style-name="Text_20_body">
      <style:paragraph-properties fo:margin-left="0cm" fo:margin-right="0cm" fo:margin-top="0cm" fo:margin-bottom="0.212cm" fo:orphans="2" fo:widows="2" fo:text-indent="0cm" style:auto-text-indent="false" fo:padding="0.074cm" fo:border-left="none" fo:border-right="none" fo:border-top="none" fo:border-bottom="0.035cm solid #000000" style:join-border="false"/>
      <style:text-properties fo:font-variant="normal" fo:text-transform="none" fo:color="#1c1c1c" style:font-name="Times New Roman" fo:font-size="12pt" fo:letter-spacing="normal" fo:font-style="normal" fo:font-weight="normal"/>
    </style:style>
    <style:style style:name="P14" style:family="paragraph" style:parent-style-name="Heading_20_2">
      <style:paragraph-properties fo:margin-left="0cm" fo:margin-right="0cm" fo:margin-top="0cm" fo:margin-bottom="0cm" style:line-height-at-least="1.111cm" fo:orphans="2" fo:widows="2" fo:text-indent="0cm" style:auto-text-indent="false"/>
      <style:text-properties fo:font-variant="normal" fo:text-transform="none" fo:color="#d52838" style:font-name="Libre Baskerville" fo:font-size="14pt" fo:letter-spacing="normal" fo:font-style="normal" fo:font-weight="bold" style:font-size-asian="14pt" style:font-weight-asian="bold" style:font-size-complex="14pt" style:font-weight-complex="bold"/>
    </style:style>
    <style:style style:name="P15" style:family="paragraph" style:parent-style-name="Heading_20_2">
      <style:paragraph-properties fo:margin-left="0cm" fo:margin-right="0cm" fo:margin-top="0cm" fo:margin-bottom="0cm" style:line-height-at-least="0.741cm" fo:orphans="2" fo:widows="2" fo:text-indent="0cm" style:auto-text-indent="false"/>
      <style:text-properties fo:font-variant="normal" fo:text-transform="none" fo:color="#1c1c1c" style:font-name="Libre Baskerville" fo:font-size="14pt" fo:letter-spacing="normal" fo:font-style="normal" fo:font-weight="normal" style:font-size-asian="14pt" style:font-size-complex="14pt"/>
    </style:style>
    <style:style style:name="P16" style:family="paragraph" style:parent-style-name="Heading_20_2">
      <style:paragraph-properties fo:margin-left="0cm" fo:margin-right="0cm" fo:margin-top="0cm" fo:margin-bottom="0cm" style:line-height-at-least="1.111cm" fo:orphans="2" fo:widows="2" fo:text-indent="0cm" style:auto-text-indent="false"/>
      <style:text-properties fo:font-variant="normal" fo:text-transform="none" fo:color="#1c1c1c" style:font-name="Libre Baskerville" fo:font-size="14pt" fo:letter-spacing="normal" fo:font-style="normal" fo:font-weight="bold" style:font-size-asian="14pt" style:font-weight-asian="bold" style:font-size-complex="14pt" style:font-weight-complex="bold"/>
    </style:style>
    <style:style style:name="P17" style:family="paragraph" style:parent-style-name="Heading_20_2">
      <style:paragraph-properties fo:margin-left="0cm" fo:margin-right="0cm" fo:margin-top="0cm" fo:margin-bottom="0cm" style:line-height-at-least="0.741cm" fo:orphans="2" fo:widows="2" fo:text-indent="0cm" style:auto-text-indent="false"/>
      <style:text-properties fo:font-variant="normal" fo:text-transform="none" fo:color="#1c1c1c" style:font-name="Libre Baskerville" fo:font-size="14pt" fo:letter-spacing="normal" fo:font-style="normal" fo:font-weight="bold" style:font-size-asian="14pt" style:font-weight-asian="bold" style:font-size-complex="14pt" style:font-weight-complex="bold"/>
    </style:style>
    <style:style style:name="P18" style:family="paragraph" style:parent-style-name="Heading_20_2">
      <style:paragraph-properties fo:margin-left="0cm" fo:margin-right="0cm" fo:margin-top="0cm" fo:margin-bottom="0cm" style:line-height-at-least="0.741cm" fo:text-align="start" style:justify-single-word="false" fo:orphans="2" fo:widows="2" fo:text-indent="0cm" style:auto-text-indent="false"/>
      <style:text-properties fo:font-variant="normal" fo:text-transform="none" fo:color="#1c1c1c" style:font-name="Libre Baskerville" fo:font-size="12pt" fo:letter-spacing="normal" fo:font-style="normal" fo:font-weight="bold" style:font-weight-asian="bold" style:font-weight-complex="bold"/>
    </style:style>
    <style:style style:name="P19" style:family="paragraph" style:parent-style-name="Heading_20_2">
      <style:paragraph-properties fo:margin-left="0cm" fo:margin-right="0cm" fo:margin-top="0cm" fo:margin-bottom="0cm" style:line-height-at-least="0.741cm" fo:text-align="start" style:justify-single-word="false" fo:orphans="2" fo:widows="2" fo:text-indent="0cm" style:auto-text-indent="false"/>
      <style:text-properties fo:font-variant="normal" fo:text-transform="none" fo:color="#1c1c1c" style:font-name="Libre Baskerville" fo:font-size="16pt" fo:letter-spacing="normal" fo:font-style="normal" fo:font-weight="bold" style:font-size-asian="16pt" style:font-weight-asian="bold" style:font-size-complex="16pt" style:font-weight-complex="bold"/>
    </style:style>
    <style:style style:name="P20" style:family="paragraph" style:parent-style-name="Heading_20_2">
      <style:paragraph-properties fo:margin-left="0cm" fo:margin-right="0cm" fo:margin-top="0cm" fo:margin-bottom="0cm" style:line-height-at-least="1.111cm" fo:orphans="2" fo:widows="2" fo:text-indent="0cm" style:auto-text-indent="false"/>
      <style:text-properties fo:font-variant="normal" fo:text-transform="none" style:use-window-font-color="true" style:font-name="Libre Baskerville" fo:font-size="14pt" fo:letter-spacing="normal" fo:font-style="normal" fo:font-weight="bold" style:font-size-asian="14pt" style:font-weight-asian="bold" style:font-size-complex="14pt" style:font-weight-complex="bold"/>
    </style:style>
    <style:style style:name="P21" style:family="paragraph" style:parent-style-name="Heading_20_2">
      <style:paragraph-properties fo:margin-left="0cm" fo:margin-right="0cm" fo:margin-top="0cm" fo:margin-bottom="0cm" fo:orphans="2" fo:widows="2" fo:text-indent="0cm" style:auto-text-indent="false" fo:background-color="#ffffff" fo:padding="0cm" fo:border="none">
        <style:background-image/>
      </style:paragraph-properties>
      <style:text-properties fo:font-variant="normal" fo:text-transform="none" fo:color="#1c1c1c" style:font-name="Times New Roman" fo:font-size="13pt" fo:letter-spacing="normal" fo:font-style="normal" fo:font-weight="bold" style:font-size-asian="13pt" style:font-size-complex="13pt"/>
    </style:style>
    <style:style style:name="P22" style:family="paragraph" style:parent-style-name="Heading_20_2">
      <style:paragraph-properties fo:margin-left="0cm" fo:margin-right="0cm" fo:margin-top="0cm" fo:margin-bottom="0cm" style:line-height-at-least="1.138cm" fo:orphans="2" fo:widows="2" fo:text-indent="0cm" style:auto-text-indent="false" fo:background-color="#ffffff" fo:padding="0cm" fo:border="none">
        <style:background-image/>
      </style:paragraph-properties>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P23" style:family="paragraph" style:parent-style-name="Heading_20_3">
      <style:paragraph-properties fo:margin-left="0cm" fo:margin-right="0cm" fo:margin-top="0cm" fo:margin-bottom="0cm" style:line-height-at-least="0.873cm" fo:orphans="2" fo:widows="2" fo:text-indent="0cm" style:auto-text-indent="false" fo:background-color="#ffffff" fo:padding="0cm" fo:border="none">
        <style:background-image/>
      </style:paragraph-properties>
      <style:text-properties fo:font-variant="normal" fo:text-transform="none" fo:color="#1c1c1c" style:font-name="Times New Roman" fo:font-size="12pt" fo:letter-spacing="normal" fo:font-style="normal" fo:font-weight="bold" style:font-size-asian="12pt" style:font-size-complex="12pt"/>
    </style:style>
    <style:style style:name="P24" style:family="paragraph" style:parent-style-name="Heading_20_3">
      <style:paragraph-properties fo:margin-left="0cm" fo:margin-right="0cm" fo:margin-top="0cm" fo:margin-bottom="0cm" fo:orphans="2" fo:widows="2" fo:text-indent="0cm" style:auto-text-indent="false" fo:background-color="#ffffff" fo:padding="0cm" fo:border="none">
        <style:background-image/>
      </style:paragraph-properties>
      <style:text-properties fo:font-variant="normal" fo:text-transform="none" fo:color="#1c1c1c" style:font-name="Times New Roman" fo:font-size="13pt" fo:letter-spacing="normal" fo:font-style="normal" fo:font-weight="bold" style:font-size-asian="13pt" style:font-size-complex="13pt"/>
    </style:style>
    <style:style style:name="P25" style:family="paragraph" style:parent-style-name="Heading_20_3">
      <style:paragraph-properties fo:margin-left="0cm" fo:margin-right="0cm" fo:margin-top="0cm" fo:margin-bottom="0cm" style:line-height-at-least="0.873cm" fo:orphans="2" fo:widows="2" fo:text-indent="0cm" style:auto-text-indent="false" fo:background-color="#ffffff" fo:padding="0cm" fo:border="none">
        <style:background-image/>
      </style:paragraph-properties>
      <style:text-properties fo:font-variant="normal" fo:text-transform="none" fo:color="#1c1c1c" style:font-name="Times New Roman" fo:font-size="13pt" fo:letter-spacing="normal" fo:font-style="normal" fo:font-weight="bold" style:font-size-asian="13pt" style:font-size-complex="13pt"/>
    </style:style>
    <style:style style:name="P26" style:family="paragraph" style:parent-style-name="Heading_20_3">
      <style:paragraph-properties fo:margin-left="0cm" fo:margin-right="0cm" fo:margin-top="0cm" fo:margin-bottom="0cm" fo:orphans="2" fo:widows="2" fo:text-indent="0cm" style:auto-text-indent="false" fo:background-color="#ffffff" fo:padding="0cm" fo:border="none">
        <style:background-image/>
      </style:paragraph-properties>
      <style:text-properties fo:font-variant="normal" fo:text-transform="none" fo:color="#1c1c1c" style:font-name="Times New Roman" fo:font-size="13pt" fo:letter-spacing="normal" fo:font-style="normal" fo:font-weight="bold" style:font-size-asian="13pt" style:font-weight-asian="normal" style:font-size-complex="13pt" style:font-weight-complex="normal"/>
    </style:style>
    <style:style style:name="P27" style:family="paragraph" style:parent-style-name="Text_20_body">
      <style:paragraph-properties fo:margin-left="0cm" fo:margin-right="0cm" fo:margin-top="0cm" fo:margin-bottom="0cm" style:line-height-at-least="0.873cm" fo:orphans="2" fo:widows="2" fo:text-indent="0cm" style:auto-text-indent="false" fo:background-color="#ffffff" fo:padding="0cm" fo:border="none">
        <style:background-image/>
      </style:paragraph-properties>
      <style:text-properties fo:font-variant="normal" fo:text-transform="none" fo:color="#0b3064" style:font-name="Moranga Bold" fo:font-size="13pt" fo:letter-spacing="normal" fo:font-style="normal" fo:font-weight="bold" style:font-size-asian="13pt" style:font-size-complex="13pt"/>
    </style:style>
    <style:style style:name="P28" style:family="paragraph" style:parent-style-name="Text_20_body">
      <style:paragraph-properties fo:margin-left="0cm" fo:margin-right="0cm" fo:margin-top="0cm" fo:margin-bottom="0cm" fo:orphans="2" fo:widows="2" fo:text-indent="0cm" style:auto-text-indent="false" fo:background-color="#ffffff" fo:padding="0cm" fo:border="none">
        <style:background-image/>
      </style:paragraph-properties>
      <style:text-properties fo:font-variant="normal" fo:text-transform="none" fo:color="#1c1c1c" style:font-name="Times New Roman" fo:font-size="12pt" fo:letter-spacing="normal" fo:font-style="normal" fo:font-weight="bold"/>
    </style:style>
    <style:style style:name="P29" style:family="paragraph" style:parent-style-name="Text_20_body">
      <style:paragraph-properties fo:margin-left="0cm" fo:margin-right="0cm" fo:margin-top="0cm" fo:margin-bottom="0cm" fo:orphans="2" fo:widows="2" fo:text-indent="0cm" style:auto-text-indent="false" fo:background-color="#ffffff" fo:padding="0cm" fo:border="none">
        <style:background-image/>
      </style:paragraph-properties>
      <style:text-properties fo:font-variant="normal" fo:text-transform="none" fo:color="#1c1c1c" style:font-name="Times New Roman" fo:font-size="12pt" fo:letter-spacing="normal" fo:font-style="normal" fo:font-weight="normal" style:font-weight-asian="normal" style:font-weight-complex="normal"/>
    </style:style>
    <style:style style:name="P30" style:family="paragraph" style:parent-style-name="Text_20_body">
      <style:paragraph-properties fo:margin-left="0cm" fo:margin-right="0cm" fo:margin-top="0cm" fo:margin-bottom="0cm" style:line-height-at-least="0.873cm" fo:orphans="2" fo:widows="2" fo:text-indent="0cm" style:auto-text-indent="false" fo:background-color="#ffffff" fo:padding="0cm" fo:border="none">
        <style:background-image/>
      </style:paragraph-properties>
      <style:text-properties fo:font-variant="normal" fo:text-transform="none" fo:color="#1c1c1c" style:font-name="Times New Roman" fo:font-size="12pt" fo:letter-spacing="normal" fo:font-style="normal" fo:font-weight="normal" style:font-size-asian="13pt" style:font-weight-asian="normal" style:font-size-complex="13pt" style:font-weight-complex="normal"/>
    </style:style>
    <style:style style:name="P31" style:family="paragraph" style:parent-style-name="Text_20_body">
      <style:paragraph-properties fo:margin-left="0cm" fo:margin-right="0cm" fo:margin-top="0cm" fo:margin-bottom="0cm" fo:orphans="2" fo:widows="2" fo:text-indent="0cm" style:auto-text-indent="false" fo:background-color="#ffffff" fo:padding="0cm" fo:border="none">
        <style:background-image/>
      </style:paragraph-properties>
    </style:style>
    <style:style style:name="P32" style:family="paragraph" style:parent-style-name="Text_20_body">
      <style:paragraph-properties fo:margin-left="0cm" fo:margin-right="0cm" fo:margin-top="0cm" fo:margin-bottom="0cm" fo:orphans="2" fo:widows="2" fo:text-indent="0cm" style:auto-text-indent="false" fo:background-color="#ffffff" fo:padding="0cm" fo:border="none">
        <style:background-image/>
      </style:paragraph-properties>
      <style:text-properties fo:color="#1c1c1c" style:font-name="Times New Roman"/>
    </style:style>
    <style:style style:name="P33" style:family="paragraph" style:parent-style-name="Heading_20_2">
      <style:paragraph-properties fo:margin-left="0cm" fo:margin-right="0cm" fo:margin-top="0cm" fo:margin-bottom="0cm" style:line-height-at-least="1.111cm" fo:orphans="2" fo:widows="2" fo:text-indent="0cm" style:auto-text-indent="false" fo:padding="0cm" fo:border="none"/>
      <style:text-properties fo:font-variant="normal" fo:text-transform="none" fo:color="#d52838" style:font-name="Libre Baskerville" fo:font-size="14pt" fo:letter-spacing="normal" fo:font-style="normal" fo:font-weight="bold" style:font-size-asian="14pt" style:font-weight-asian="bold" style:font-size-complex="14pt" style:font-weight-complex="bold"/>
    </style:style>
    <style:style style:name="P34" style:family="paragraph" style:parent-style-name="Text_20_body">
      <style:paragraph-properties fo:margin-left="0cm" fo:margin-right="0cm" fo:margin-top="0cm" fo:margin-bottom="0cm" style:line-height-at-least="0.741cm" fo:orphans="2" fo:widows="2" fo:text-indent="0cm" style:auto-text-indent="false" fo:padding="0cm" fo:border="none"/>
      <style:text-properties fo:font-variant="normal" fo:text-transform="none" fo:color="#2b2824" style:font-name="Red Hat Display" fo:font-size="12pt" fo:letter-spacing="normal" fo:font-style="normal" fo:font-weight="normal"/>
    </style:style>
    <style:style style:name="P35" style:family="paragraph" style:parent-style-name="Heading_20_3">
      <style:paragraph-properties fo:margin-left="0cm" fo:margin-right="0cm" fo:margin-top="0cm" fo:margin-bottom="0cm" style:line-height-at-least="0.741cm" fo:orphans="2" fo:widows="2" fo:text-indent="0cm" style:auto-text-indent="false"/>
      <style:text-properties fo:font-variant="normal" fo:text-transform="none" fo:color="#d52838" style:font-name="Libre Baskerville" fo:font-size="14pt" fo:letter-spacing="normal" fo:font-style="normal" fo:font-weight="normal" style:font-size-asian="14pt" style:font-size-complex="14pt"/>
    </style:style>
    <style:style style:name="P36" style:family="paragraph" style:parent-style-name="Heading_20_3">
      <style:paragraph-properties fo:margin-left="0cm" fo:margin-right="0cm" fo:margin-top="0cm" fo:margin-bottom="0cm" style:line-height-at-least="0.741cm" fo:orphans="2" fo:widows="2" fo:text-indent="0cm" style:auto-text-indent="false"/>
      <style:text-properties fo:font-variant="normal" fo:text-transform="none" fo:color="#1c1c1c" style:font-name="Libre Baskerville" fo:font-size="13pt" fo:letter-spacing="normal" fo:font-style="normal" fo:font-weight="bold" style:font-size-asian="13pt" style:font-weight-asian="bold" style:font-size-complex="13pt" style:font-weight-complex="bold"/>
    </style:style>
    <style:style style:name="P37" style:family="paragraph" style:parent-style-name="Heading_20_3">
      <style:paragraph-properties fo:margin-left="0cm" fo:margin-right="0cm" fo:margin-top="0cm" fo:margin-bottom="0cm" style:line-height-at-least="0.794cm" fo:orphans="2" fo:widows="2" fo:text-indent="0cm" style:auto-text-indent="false"/>
      <style:text-properties fo:font-variant="normal" fo:text-transform="none" fo:color="#1c1c1c" style:font-name="Libre Baskerville" fo:font-size="12pt" fo:letter-spacing="normal" fo:font-style="normal" fo:font-weight="bold" style:font-weight-asian="bold" style:font-weight-complex="bold"/>
    </style:style>
    <style:style style:name="P38" style:family="paragraph" style:parent-style-name="Heading_20_3">
      <style:paragraph-properties fo:margin-left="0cm" fo:margin-right="0cm" fo:margin-top="0cm" fo:margin-bottom="0cm" style:line-height-at-least="0.794cm" fo:orphans="2" fo:widows="2" fo:text-indent="0cm" style:auto-text-indent="false"/>
      <style:text-properties fo:font-variant="normal" fo:text-transform="none" fo:color="#2b2824" style:font-name="Red Hat Display" fo:font-size="12pt" fo:letter-spacing="normal" fo:font-style="normal" fo:font-weight="normal"/>
    </style:style>
    <style:style style:name="P39" style:family="paragraph" style:parent-style-name="Text_20_body">
      <style:paragraph-properties fo:margin-left="0cm" fo:margin-right="0cm" fo:margin-top="0cm" fo:margin-bottom="0cm" style:line-height-at-least="0.741cm" fo:orphans="2" fo:widows="2" fo:text-indent="0cm" style:auto-text-indent="false"/>
      <style:text-properties fo:font-variant="normal" fo:text-transform="none" fo:color="#2b2824" style:font-name="Red Hat Display" fo:font-size="12pt" fo:letter-spacing="normal" fo:font-style="normal" fo:font-weight="normal"/>
    </style:style>
    <style:style style:name="P40" style:family="paragraph" style:parent-style-name="Text_20_body">
      <style:paragraph-properties fo:margin-left="0cm" fo:margin-right="0cm" fo:margin-top="0cm" fo:margin-bottom="0cm" style:line-height-at-least="0.741cm" fo:text-align="start" style:justify-single-word="false" fo:orphans="2" fo:widows="2" fo:text-indent="0cm" style:auto-text-indent="false"/>
      <style:text-properties fo:font-variant="normal" fo:text-transform="none" fo:color="#2b2824" style:font-name="Red Hat Display" fo:font-size="12pt" fo:letter-spacing="normal" fo:font-style="normal" fo:font-weight="normal"/>
    </style:style>
    <style:style style:name="P41" style:family="paragraph" style:parent-style-name="Text_20_body">
      <style:paragraph-properties fo:margin-left="0cm" fo:margin-right="0cm" fo:margin-top="0cm" fo:margin-bottom="0cm" fo:orphans="2" fo:widows="2" fo:text-indent="0cm" style:auto-text-indent="false"/>
      <style:text-properties fo:font-variant="normal" fo:text-transform="none" fo:color="#2b2824" style:font-name="Red Hat Display" fo:font-size="12pt" fo:letter-spacing="normal" fo:font-style="normal" fo:font-weight="normal"/>
    </style:style>
    <style:style style:name="P42" style:family="paragraph" style:parent-style-name="Text_20_body">
      <style:paragraph-properties fo:margin-left="0cm" fo:margin-right="0cm" fo:margin-top="0cm" fo:margin-bottom="0cm" style:line-height-at-least="0.741cm" fo:orphans="2" fo:widows="2" fo:text-indent="0cm" style:auto-text-indent="false"/>
      <style:text-properties fo:font-variant="normal" fo:text-transform="none" fo:color="#2b2824" fo:letter-spacing="normal"/>
    </style:style>
    <style:style style:name="P43" style:family="paragraph" style:parent-style-name="Text_20_body">
      <style:paragraph-properties fo:margin-left="0cm" fo:margin-right="0cm" fo:margin-top="0cm" fo:margin-bottom="0cm" style:line-height-at-least="0.741cm" fo:orphans="2" fo:widows="2" fo:text-indent="0cm" style:auto-text-indent="false"/>
      <style:text-properties fo:font-variant="normal" fo:text-transform="none" fo:color="#1c1c1c" style:font-name="Libre Baskerville" fo:font-size="14pt" fo:letter-spacing="normal" fo:font-style="normal" fo:font-weight="normal" style:font-size-asian="14pt" style:font-size-complex="14pt"/>
    </style:style>
    <style:style style:name="P44" style:family="paragraph" style:parent-style-name="Text_20_body">
      <style:paragraph-properties fo:margin-left="0cm" fo:margin-right="0cm" fo:margin-top="0cm" fo:margin-bottom="0cm" style:line-height-at-least="0.741cm" fo:orphans="2" fo:widows="2" fo:text-indent="0cm" style:auto-text-indent="false"/>
      <style:text-properties fo:font-variant="normal" fo:text-transform="none" fo:color="#898989" style:font-name="Red Hat Display" fo:font-size="12pt" fo:letter-spacing="normal" fo:font-style="normal" fo:font-weight="bold"/>
    </style:style>
    <style:style style:name="P45" style:family="paragraph" style:parent-style-name="Text_20_body">
      <style:paragraph-properties fo:margin-left="0cm" fo:margin-right="0cm" fo:margin-top="0cm" fo:margin-bottom="0cm" style:line-height-at-least="0.741cm" fo:orphans="2" fo:widows="2" fo:text-indent="0cm" style:auto-text-indent="false"/>
    </style:style>
    <style:style style:name="P46" style:family="paragraph" style:parent-style-name="Text_20_body">
      <style:paragraph-properties fo:margin-left="0cm" fo:margin-right="0cm" fo:margin-top="0cm" fo:margin-bottom="0cm" style:line-height-at-least="0.741cm" fo:text-align="start" style:justify-single-word="false" fo:orphans="2" fo:widows="2" fo:text-indent="0cm" style:auto-text-indent="false"/>
    </style:style>
    <style:style style:name="P47" style:family="paragraph" style:parent-style-name="Text_20_body">
      <style:paragraph-properties fo:margin-left="0cm" fo:margin-right="0cm" fo:margin-top="0cm" fo:margin-bottom="0cm" style:line-height-at-least="0.741cm" fo:orphans="2" fo:widows="2" fo:text-indent="0cm" style:auto-text-indent="false"/>
      <style:text-properties fo:font-weight="bold" style:font-weight-asian="bold" style:font-weight-complex="bold"/>
    </style:style>
    <style:style style:name="P48" style:family="paragraph" style:parent-style-name="Text_20_body" style:master-page-name="">
      <style:paragraph-properties fo:margin-left="0cm" fo:margin-right="0cm" fo:margin-top="0cm" fo:margin-bottom="0cm" fo:orphans="2" fo:widows="2" fo:text-indent="0cm" style:auto-text-indent="false" style:page-number="auto" fo:background-color="#ffffff" fo:padding="0cm" fo:border="none">
        <style:background-image/>
      </style:paragraph-properties>
      <style:text-properties fo:font-variant="normal" fo:text-transform="none" fo:color="#1c1c1c" style:font-name="Times New Roman" fo:font-size="12pt" fo:letter-spacing="normal" fo:font-style="normal" fo:font-weight="normal" style:font-weight-asian="normal" style:font-weight-complex="normal"/>
    </style:style>
    <style:style style:name="P49" style:family="paragraph" style:parent-style-name="Text_20_body">
      <style:paragraph-properties fo:margin-left="0cm" fo:margin-right="0cm" fo:margin-top="0cm" fo:margin-bottom="0cm" style:line-height-at-least="0.82cm" fo:orphans="2" fo:widows="2" fo:text-indent="0cm" style:auto-text-indent="false" fo:padding-left="0cm" fo:padding-right="0cm" fo:padding-top="0cm" fo:padding-bottom="0.049cm" fo:border-left="none" fo:border-right="none" fo:border-top="none" fo:border-bottom="0.002cm solid #2b2824"/>
      <style:text-properties fo:font-variant="normal" fo:text-transform="none" fo:color="#2b2824" style:font-name="Red Hat Display" fo:font-size="12pt" fo:letter-spacing="normal" fo:font-style="normal" fo:font-weight="normal"/>
    </style:style>
    <style:style style:name="P50" style:family="paragraph" style:parent-style-name="Heading_20_3">
      <style:paragraph-properties fo:margin-left="0cm" fo:margin-right="0cm" fo:text-indent="0cm" style:auto-text-indent="false"/>
      <style:text-properties fo:font-variant="normal" fo:text-transform="none" fo:color="#1c1c1c" style:font-name="Libre Baskerville" fo:font-size="12pt" fo:letter-spacing="normal" fo:font-style="normal" fo:font-weight="bold" style:font-weight-asian="bold" style:font-weight-complex="bold"/>
    </style:style>
    <style:style style:name="P51" style:family="paragraph" style:parent-style-name="Heading_20_3">
      <style:paragraph-properties fo:margin-left="0cm" fo:margin-right="0cm" fo:text-indent="0cm" style:auto-text-indent="false"/>
      <style:text-properties fo:font-variant="normal" fo:text-transform="none" fo:color="#1c1c1c" style:font-name="Libre Baskerville" fo:font-size="12pt" fo:letter-spacing="normal" fo:font-style="normal" fo:font-weight="normal" style:font-weight-asian="normal" style:font-weight-complex="normal"/>
    </style:style>
    <style:style style:name="P52" style:family="paragraph" style:parent-style-name="Text_20_body">
      <style:paragraph-properties fo:margin-left="0cm" fo:margin-right="0cm" fo:text-indent="0cm" style:auto-text-indent="false"/>
    </style:style>
    <style:style style:name="P53" style:family="paragraph" style:parent-style-name="Text_20_body">
      <style:paragraph-properties fo:margin-left="0cm" fo:margin-right="0cm" style:line-height-at-least="0.741cm" fo:orphans="2" fo:widows="2" fo:text-indent="0cm" style:auto-text-indent="false"/>
      <style:text-properties fo:font-variant="normal" fo:text-transform="none" fo:color="#2b2824" style:font-name="Red Hat Display" fo:font-size="12pt" fo:letter-spacing="normal" fo:font-style="normal" fo:font-weight="normal"/>
    </style:style>
    <style:style style:name="P54" style:family="paragraph" style:parent-style-name="Text_20_body">
      <style:paragraph-properties fo:margin-left="0cm" fo:margin-right="0cm" style:line-height-at-least="0.741cm" fo:text-align="start" style:justify-single-word="false" fo:orphans="2" fo:widows="2" fo:text-indent="0cm" style:auto-text-indent="false"/>
      <style:text-properties fo:font-variant="normal" fo:text-transform="none" fo:color="#2b2824" style:font-name="Red Hat Display" fo:font-size="12pt" fo:letter-spacing="normal" fo:font-style="normal" fo:font-weight="normal"/>
    </style:style>
    <style:style style:name="P55" style:family="paragraph" style:parent-style-name="Text_20_body">
      <style:paragraph-properties fo:margin-left="0cm" fo:margin-right="0cm" fo:orphans="2" fo:widows="2" fo:text-indent="0cm" style:auto-text-indent="false" fo:padding-left="0.049cm" fo:padding-right="0cm" fo:padding-top="0cm" fo:padding-bottom="0cm" fo:border-left="0.035cm solid #d52838" fo:border-right="none" fo:border-top="none" fo:border-bottom="none"/>
      <style:text-properties fo:font-variant="normal" fo:text-transform="none" fo:color="#2b2824" fo:letter-spacing="normal" fo:background-color="#f4f4f4"/>
    </style:style>
    <style:style style:name="P56" style:family="paragraph" style:parent-style-name="Text_20_body">
      <style:paragraph-properties fo:margin-left="0cm" fo:margin-right="0cm" fo:orphans="2" fo:widows="2" fo:text-indent="0cm" style:auto-text-indent="false" fo:padding-left="0.049cm" fo:padding-right="0cm" fo:padding-top="0cm" fo:padding-bottom="0cm" fo:border-left="0.035cm solid #d52838" fo:border-right="none" fo:border-top="none" fo:border-bottom="none"/>
      <style:text-properties fo:font-variant="normal" fo:text-transform="none" fo:color="#2b2824" fo:letter-spacing="normal" fo:font-style="italic" fo:font-weight="bold" style:font-weight-asian="bold" style:font-weight-complex="bold"/>
    </style:style>
    <style:style style:name="P57" style:family="paragraph" style:parent-style-name="Text_20_body">
      <style:paragraph-properties fo:margin-left="0cm" fo:margin-right="0cm" fo:orphans="2" fo:widows="2" fo:text-indent="0cm" style:auto-text-indent="false" fo:padding-left="0.049cm" fo:padding-right="0cm" fo:padding-top="0cm" fo:padding-bottom="0cm" fo:border-left="0.035cm solid #d52838" fo:border-right="none" fo:border-top="none" fo:border-bottom="none"/>
    </style:style>
    <style:style style:name="P58" style:family="paragraph" style:parent-style-name="Heading_20_3">
      <style:text-properties fo:font-size="14pt" fo:font-weight="bold"/>
    </style:style>
    <style:style style:name="P59" style:family="paragraph" style:parent-style-name="Heading_20_3">
      <style:text-properties fo:font-size="14pt" fo:font-weight="bold" style:font-size-asian="14pt" style:font-weight-asian="bold" style:font-size-complex="14pt" style:font-weight-complex="bold"/>
    </style:style>
    <style:style style:name="P60" style:family="paragraph" style:parent-style-name="Heading_20_3">
      <style:paragraph-properties fo:text-align="start" style:justify-single-word="false"/>
      <style:text-properties fo:font-size="14pt" fo:font-weight="bold"/>
    </style:style>
    <style:style style:name="P61" style:family="paragraph" style:parent-style-name="Heading_20_3">
      <style:paragraph-properties fo:text-align="start" style:justify-single-word="false"/>
    </style:style>
    <style:style style:name="P62" style:family="paragraph" style:parent-style-name="Heading_20_3">
      <style:paragraph-properties fo:text-align="start" style:justify-single-word="false"/>
      <style:text-properties fo:font-variant="normal" fo:text-transform="none" fo:color="#1c1c1c" style:font-name="Red Hat Display" fo:font-size="12pt" fo:letter-spacing="normal" fo:font-style="normal" fo:font-weight="bold" style:font-weight-asian="bold" style:font-weight-complex="bold"/>
    </style:style>
    <style:style style:name="P63" style:family="paragraph" style:parent-style-name="Heading_20_2">
      <style:text-properties fo:font-variant="normal" fo:text-transform="none" fo:color="#1c1c1c" style:font-name="Times New Roman" fo:font-size="14pt" fo:letter-spacing="normal" fo:font-style="normal" fo:font-weight="normal" style:font-size-asian="14pt" style:font-size-complex="14pt"/>
    </style:style>
    <style:style style:name="P64" style:family="paragraph" style:parent-style-name="Heading_20_2">
      <style:text-properties fo:color="#1c1c1c" style:font-name="Times New Roman"/>
    </style:style>
    <style:style style:name="P65" style:family="paragraph" style:parent-style-name="Heading_20_2">
      <style:paragraph-properties fo:text-align="start" style:justify-single-word="false"/>
    </style:style>
    <style:style style:name="P66" style:family="paragraph" style:parent-style-name="Heading_20_2">
      <style:paragraph-properties fo:text-align="center" style:justify-single-word="false"/>
    </style:style>
    <style:style style:name="P67" style:family="paragraph" style:parent-style-name="Heading_20_2">
      <style:text-properties fo:font-size="14pt" fo:font-weight="bold" style:font-size-asian="14pt" style:font-weight-asian="bold" style:font-size-complex="14pt" style:font-weight-complex="bold"/>
    </style:style>
    <style:style style:name="P68" style:family="paragraph" style:parent-style-name="Heading_20_2">
      <style:paragraph-properties fo:text-align="start" style:justify-single-word="false"/>
      <style:text-properties fo:font-size="14pt" fo:font-weight="bold" style:font-size-asian="14pt" style:font-weight-asian="bold" style:font-size-complex="14pt" style:font-weight-complex="bold"/>
    </style:style>
    <style:style style:name="P69" style:family="paragraph" style:parent-style-name="Heading_20_2">
      <style:paragraph-properties fo:margin-top="0cm" fo:margin-bottom="0cm" fo:text-align="start" style:justify-single-word="false" fo:orphans="2" fo:widows="2"/>
      <style:text-properties fo:font-variant="normal" fo:text-transform="none" fo:color="#1c1c1c" style:font-name="Libre Baskerville" fo:font-size="12pt" fo:letter-spacing="normal" fo:font-style="normal" fo:font-weight="bold" style:font-weight-asian="bold" style:font-weight-complex="bold"/>
    </style:style>
    <style:style style:name="P70" style:family="paragraph" style:parent-style-name="Heading_20_3">
      <style:paragraph-properties fo:margin-top="0cm" fo:margin-bottom="0cm" fo:text-align="start" style:justify-single-word="false" fo:orphans="2" fo:widows="2"/>
      <style:text-properties fo:font-variant="normal" fo:text-transform="none" fo:color="#1c1c1c" style:font-name="Libre Baskerville" fo:font-size="12pt" fo:letter-spacing="normal" fo:font-style="normal" fo:font-weight="bold" style:font-weight-asian="bold" style:font-weight-complex="bold"/>
    </style:style>
    <style:style style:name="P71" style:family="paragraph" style:parent-style-name="Heading_20_3">
      <style:paragraph-properties fo:margin-top="0cm" fo:margin-bottom="0cm" fo:text-align="start" style:justify-single-word="false" fo:orphans="2" fo:widows="2"/>
      <style:text-properties fo:font-variant="normal" fo:text-transform="none" fo:color="#1c1c1c" style:font-name="Libre Baskerville" fo:font-size="13pt" fo:letter-spacing="normal" fo:font-style="normal" fo:font-weight="bold" style:font-size-asian="13pt" style:font-weight-asian="bold" style:font-size-complex="13pt" style:font-weight-complex="bold"/>
    </style:style>
    <style:style style:name="P72" style:family="paragraph" style:parent-style-name="Heading_20_3">
      <style:paragraph-properties fo:margin-top="0cm" fo:margin-bottom="0cm" fo:orphans="2" fo:widows="2" fo:padding="0cm" fo:border="none"/>
      <style:text-properties fo:font-size="12pt" fo:font-weight="normal"/>
    </style:style>
    <style:style style:name="P73" style:family="paragraph" style:parent-style-name="Text_20_body">
      <style:paragraph-properties fo:margin-top="0cm" fo:margin-bottom="0cm" fo:orphans="2" fo:widows="2" fo:padding="0cm" fo:border="none"/>
      <style:text-properties fo:font-size="12pt" fo:font-weight="normal"/>
    </style:style>
    <style:style style:name="P74" style:family="paragraph" style:parent-style-name="Text_20_body">
      <style:paragraph-properties fo:margin-top="0cm" fo:margin-bottom="0cm" fo:text-align="start" style:justify-single-word="false" fo:orphans="2" fo:widows="2"/>
      <style:text-properties fo:font-variant="normal" fo:text-transform="none" fo:color="#2b2824" style:font-name="Red Hat Display" fo:font-size="12pt" fo:letter-spacing="normal" fo:font-style="normal" fo:font-weight="normal"/>
    </style:style>
    <style:style style:name="P75" style:family="paragraph" style:parent-style-name="Text_20_body">
      <style:paragraph-properties fo:margin-top="0cm" fo:margin-bottom="0cm" style:line-height-at-least="0.741cm" fo:orphans="2" fo:widows="2"/>
      <style:text-properties fo:font-variant="normal" fo:text-transform="none" fo:color="#2b2824" style:font-name="Red Hat Display" fo:font-size="12pt" fo:letter-spacing="normal" fo:font-style="normal" fo:font-weight="normal"/>
    </style:style>
    <style:style style:name="P76" style:family="paragraph" style:parent-style-name="Text_20_body">
      <style:paragraph-properties fo:margin-top="0cm" fo:margin-bottom="0cm" fo:text-align="start" style:justify-single-word="false" fo:orphans="2" fo:widows="2"/>
      <style:text-properties fo:font-variant="normal" fo:text-transform="none" fo:color="#1c1c1c" style:font-name="Red Hat Display" fo:font-size="12pt" fo:letter-spacing="normal" fo:font-style="normal" fo:font-weight="bold" style:font-weight-asian="bold" style:font-weight-complex="bold"/>
    </style:style>
    <style:style style:name="P77" style:family="paragraph" style:parent-style-name="Heading_20_3">
      <style:paragraph-properties fo:padding="0.074cm" fo:border-left="none" fo:border-right="none" fo:border-top="none" fo:border-bottom="0.035cm solid #000000" style:join-border="false"/>
      <style:text-properties fo:font-size="14pt" fo:font-weight="bold"/>
    </style:style>
    <style:style style:name="P78" style:family="paragraph" style:parent-style-name="Heading_20_3">
      <style:paragraph-properties fo:padding="0.074cm" fo:border-left="none" fo:border-right="none" fo:border-top="none" fo:border-bottom="0.002cm solid #000000" style:join-border="false"/>
      <style:text-properties fo:font-size="14pt" fo:font-weight="bold"/>
    </style:style>
    <style:style style:name="P79" style:family="paragraph" style:parent-style-name="Heading_20_5">
      <style:text-properties fo:font-size="14pt" fo:font-weight="bold"/>
    </style:style>
    <style:style style:name="P80" style:family="paragraph" style:parent-style-name="Heading_20_5">
      <style:text-properties fo:font-size="14pt" fo:font-weight="bold" style:font-size-asian="14pt" style:font-weight-asian="bold" style:font-size-complex="14pt" style:font-weight-complex="bold"/>
    </style:style>
    <style:style style:name="P81" style:family="paragraph" style:parent-style-name="Standard">
      <style:text-properties fo:color="#454b54" style:font-name="Times New Roman" fo:font-size="14pt" fo:font-weight="bold" style:font-size-asian="14pt" style:font-weight-asian="bold" style:font-size-complex="14pt" style:font-weight-complex="bold"/>
    </style:style>
    <style:style style:name="P82" style:family="paragraph" style:parent-style-name="Standard">
      <style:text-properties fo:font-variant="normal" fo:text-transform="none" fo:color="#1c1c1c" style:font-name="Times New Roman" fo:font-size="12pt" fo:letter-spacing="normal" fo:font-style="normal" fo:font-weight="normal"/>
    </style:style>
    <style:style style:name="P83" style:family="paragraph" style:parent-style-name="Standard">
      <style:text-properties fo:font-variant="normal" fo:text-transform="none" fo:color="#1c1c1c" style:font-name="Times New Roman" fo:font-size="12pt" fo:letter-spacing="normal" fo:font-style="normal" fo:font-weight="normal" style:font-size-asian="12pt" style:font-size-complex="12pt"/>
    </style:style>
    <style:style style:name="P84" style:family="paragraph" style:parent-style-name="Standard">
      <style:text-properties fo:font-variant="normal" fo:text-transform="none" fo:color="#1c1c1c" style:font-name="Times New Roman" fo:letter-spacing="normal" fo:font-style="normal" fo:font-weight="normal" style:font-weight-asian="normal" style:font-weight-complex="normal"/>
    </style:style>
    <style:style style:name="P85" style:family="paragraph" style:parent-style-name="Standard">
      <style:paragraph-properties fo:text-align="start" style:justify-single-word="false"/>
      <style:text-properties fo:font-weight="normal" style:font-weight-asian="normal" style:font-weight-complex="normal"/>
    </style:style>
    <style:style style:name="P86" style:family="paragraph" style:parent-style-name="Standard">
      <style:text-properties fo:color="#1c1c1c" style:font-name="Times New Roman"/>
    </style:style>
    <style:style style:name="P87" style:family="paragraph" style:parent-style-name="Standard">
      <style:text-properties fo:color="#1c1c1c" style:font-name="Times New Roman" fo:font-weight="normal"/>
    </style:style>
    <style:style style:name="P88" style:family="paragraph" style:parent-style-name="Standard">
      <style:text-properties fo:color="#1c1c1c" style:font-name="Times New Roman" fo:font-weight="normal" style:font-weight-asian="normal" style:font-weight-complex="normal"/>
    </style:style>
    <style:style style:name="P89" style:family="paragraph" style:parent-style-name="Standard">
      <style:text-properties fo:color="#1c1c1c" style:font-name="Times New Roman" fo:font-size="14pt" fo:font-weight="bold" style:font-size-asian="14pt" style:font-weight-asian="bold" style:font-size-complex="14pt" style:font-weight-complex="bold"/>
    </style:style>
    <style:style style:name="P90" style:family="paragraph" style:parent-style-name="Standard">
      <style:text-properties fo:color="#1c1c1c" style:font-name="Times New Roman" fo:font-size="13pt" fo:font-weight="bold" style:font-size-asian="13pt" style:font-weight-asian="bold" style:font-size-complex="13pt" style:font-weight-complex="bold"/>
    </style:style>
    <style:style style:name="P91" style:family="paragraph" style:parent-style-name="Standard">
      <style:text-properties fo:color="#1c1c1c" style:font-name="Times New Roman" fo:font-size="13pt" style:font-size-asian="13pt" style:font-size-complex="13pt"/>
    </style:style>
    <style:style style:name="P92" style:family="paragraph" style:parent-style-name="Standard">
      <style:text-properties fo:color="#1c1c1c" style:font-name="Times New Roman" fo:font-size="12pt"/>
    </style:style>
    <style:style style:name="P93" style:family="paragraph" style:parent-style-name="Standard">
      <style:text-properties fo:color="#1c1c1c" style:font-name="Times New Roman" fo:font-size="12pt" style:font-size-asian="12pt" style:font-size-complex="12pt"/>
    </style:style>
    <style:style style:name="P94" style:family="paragraph" style:parent-style-name="Standard">
      <style:paragraph-properties fo:text-align="center" style:justify-single-word="false"/>
    </style:style>
    <style:style style:name="P95" style:family="paragraph" style:parent-style-name="Standard">
      <style:paragraph-properties fo:text-align="start" style:justify-single-word="false"/>
    </style:style>
    <style:style style:name="P96" style:family="paragraph" style:parent-style-name="Text_20_body">
      <style:text-properties fo:font-variant="normal" fo:text-transform="none" fo:color="#1c1c1c" style:font-name="Times New Roman" fo:font-size="12pt" fo:letter-spacing="normal" fo:font-style="italic" fo:font-weight="bold" style:font-style-asian="italic" style:font-style-complex="italic"/>
    </style:style>
    <style:style style:name="P97" style:family="paragraph" style:parent-style-name="Text_20_body">
      <style:text-properties fo:font-size="14pt" fo:font-weight="bold"/>
    </style:style>
    <style:style style:name="P98" style:family="paragraph" style:parent-style-name="Text_20_body">
      <style:text-properties fo:font-size="14pt" fo:font-weight="bold" style:font-size-asian="14pt" style:font-weight-asian="bold" style:font-size-complex="14pt" style:font-weight-complex="bold"/>
    </style:style>
    <style:style style:name="P99"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100" style:family="paragraph" style:parent-style-name="Text_20_body">
      <style:paragraph-properties fo:text-align="start" style:justify-single-word="false"/>
    </style:style>
    <style:style style:name="P101" style:family="paragraph" style:parent-style-name="Text_20_body">
      <style:paragraph-properties style:line-height-at-least="0.741cm" fo:orphans="2" fo:widows="2"/>
      <style:text-properties fo:font-size="12pt" fo:font-weight="normal"/>
    </style:style>
    <style:style style:name="P102" style:family="paragraph" style:parent-style-name="Text_20_body" style:master-page-name="">
      <style:paragraph-properties fo:margin-left="0.053cm" fo:margin-right="0cm" fo:margin-top="0cm" fo:margin-bottom="0cm" fo:orphans="2" fo:widows="2" fo:text-indent="0cm" style:auto-text-indent="false" style:page-number="auto" fo:background-color="#ffffff" fo:padding="0cm" fo:border="none">
        <style:background-image/>
      </style:paragraph-properties>
      <style:text-properties fo:font-variant="normal" fo:text-transform="none" fo:color="#1c1c1c" style:font-name="Times New Roman" fo:font-size="12pt" fo:letter-spacing="normal" fo:font-style="normal" fo:font-weight="normal" style:font-weight-asian="normal" style:font-weight-complex="normal"/>
    </style:style>
    <style:style style:name="P103" style:family="paragraph" style:parent-style-name="Standard">
      <style:text-properties fo:color="#1c1c1c" style:font-name="Times New Roman"/>
    </style:style>
    <style:style style:name="P104" style:family="paragraph" style:parent-style-name="Standard" style:list-style-name="L40">
      <style:text-properties fo:color="#1c1c1c" style:font-name="Times New Roman"/>
    </style:style>
    <style:style style:name="P105" style:family="paragraph" style:parent-style-name="Standard" style:list-style-name="L41">
      <style:text-properties fo:color="#1c1c1c" style:font-name="Times New Roman"/>
    </style:style>
    <style:style style:name="P106" style:family="paragraph" style:parent-style-name="Standard" style:list-style-name="L42">
      <style:text-properties fo:color="#1c1c1c" style:font-name="Times New Roman"/>
    </style:style>
    <style:style style:name="P107" style:family="paragraph" style:parent-style-name="Standard" style:list-style-name="L43">
      <style:text-properties fo:color="#1c1c1c" style:font-name="Times New Roman" fo:font-size="12pt" style:font-size-asian="12pt" style:font-size-complex="12pt"/>
    </style:style>
    <style:style style:name="P108" style:family="paragraph" style:parent-style-name="Standard" style:list-style-name="L44">
      <style:text-properties fo:color="#1c1c1c" style:font-name="Times New Roman"/>
    </style:style>
    <style:style style:name="P109" style:family="paragraph" style:parent-style-name="Standard" style:list-style-name="L45">
      <style:text-properties fo:color="#1c1c1c" style:font-name="Times New Roman"/>
    </style:style>
    <style:style style:name="P110" style:family="paragraph" style:parent-style-name="Standard">
      <style:text-properties fo:color="#1c1c1c" style:font-name="Times New Roman" fo:font-size="13pt" fo:font-weight="bold" style:font-size-asian="13pt" style:font-weight-asian="bold" style:font-size-complex="13pt" style:font-weight-complex="bold"/>
    </style:style>
    <style:style style:name="P111" style:family="paragraph" style:parent-style-name="Standard" style:list-style-name="L46">
      <style:text-properties fo:color="#1c1c1c" style:font-name="Times New Roman"/>
    </style:style>
    <style:style style:name="P112" style:family="paragraph" style:parent-style-name="Standard" style:list-style-name="L47">
      <style:text-properties fo:color="#1c1c1c" style:font-name="Times New Roman"/>
    </style:style>
    <style:style style:name="P113" style:family="paragraph" style:parent-style-name="Standard" style:list-style-name="L48">
      <style:text-properties fo:color="#1c1c1c" style:font-name="Times New Roman"/>
    </style:style>
    <style:style style:name="P114" style:family="paragraph" style:parent-style-name="Standard" style:list-style-name="L49">
      <style:text-properties fo:color="#1c1c1c" style:font-name="Times New Roman" fo:font-weight="normal" style:font-weight-asian="normal" style:font-weight-complex="normal"/>
    </style:style>
    <style:style style:name="P115" style:family="paragraph" style:parent-style-name="Standard">
      <style:text-properties fo:color="#1c1c1c" style:font-name="Times New Roman" fo:font-weight="bold" style:font-weight-asian="bold" style:font-weight-complex="bold"/>
    </style:style>
    <style:style style:name="P116" style:family="paragraph" style:parent-style-name="Standard">
      <style:text-properties fo:color="#1c1c1c" style:font-name="Times New Roman" fo:font-size="14pt" fo:font-weight="bold" style:font-size-asian="14pt" style:font-weight-asian="bold" style:font-size-complex="14pt" style:font-weight-complex="bold"/>
    </style:style>
    <style:style style:name="P117" style:family="paragraph" style:parent-style-name="Standard">
      <style:text-properties fo:font-variant="normal" fo:text-transform="none" fo:color="#1c1c1c" style:font-name="Times New Roman" fo:font-size="12pt" fo:letter-spacing="normal" fo:font-style="normal" fo:font-weight="normal"/>
    </style:style>
    <style:style style:name="P118" style:family="paragraph" style:parent-style-name="Standard">
      <style:text-properties fo:font-variant="normal" fo:text-transform="none" fo:color="#1c1c1c" style:font-name="Times New Roman" fo:font-size="12pt" fo:letter-spacing="normal" fo:font-style="normal" fo:font-weight="normal" style:font-size-asian="12pt" style:font-size-complex="12pt"/>
    </style:style>
    <style:style style:name="P119" style:family="paragraph" style:parent-style-name="Standard">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P120" style:family="paragraph" style:parent-style-name="Standard">
      <style:text-properties fo:font-variant="normal" fo:text-transform="none" fo:color="#1c1c1c" style:font-name="Times New Roman" fo:font-size="10.5pt" fo:letter-spacing="normal" fo:font-style="normal" fo:font-weight="normal"/>
    </style:style>
    <style:style style:name="P121" style:family="paragraph" style:parent-style-name="Heading_20_3">
      <style:text-properties fo:font-variant="normal" fo:text-transform="none" fo:color="#1c1c1c" style:font-name="Libre Baskerville" fo:font-size="14pt" fo:letter-spacing="normal" fo:font-style="normal" fo:font-weight="bold" style:font-size-asian="14pt" style:font-weight-asian="bold" style:font-size-complex="14pt" style:font-weight-complex="bold"/>
    </style:style>
    <style:style style:name="P122" style:family="paragraph" style:parent-style-name="Heading_20_3">
      <style:paragraph-properties fo:padding="0.074cm" fo:border-left="none" fo:border-right="none" fo:border-top="none" fo:border-bottom="0.002cm solid #000000" style:join-border="false"/>
      <style:text-properties fo:font-variant="normal" fo:text-transform="none" fo:color="#2b2824" style:font-name="Red Hat Display" fo:font-size="12pt" fo:letter-spacing="normal" fo:font-style="normal" fo:font-weight="normal"/>
    </style:style>
    <style:style style:name="P123" style:family="paragraph" style:parent-style-name="Heading_20_3">
      <style:paragraph-properties fo:margin-left="0cm" fo:margin-right="0cm" fo:margin-top="0cm" fo:margin-bottom="0.212cm" fo:orphans="2" fo:widows="2" fo:text-indent="0cm" style:auto-text-indent="false"/>
      <style:text-properties fo:font-variant="normal" fo:text-transform="none" fo:color="#1c1c1c" style:font-name="Times New Roman" fo:font-size="12pt" fo:letter-spacing="normal" fo:font-style="normal" fo:font-weight="normal" style:font-size-asian="12pt" style:font-weight-asian="bold" style:font-size-complex="12pt" style:font-weight-complex="bold"/>
    </style:style>
    <style:style style:name="P124" style:family="paragraph" style:parent-style-name="Heading_20_3">
      <style:paragraph-properties fo:margin-left="0cm" fo:margin-right="0cm" fo:margin-top="0cm" fo:margin-bottom="0.212cm" fo:orphans="2" fo:widows="2" fo:text-indent="0cm" style:auto-text-indent="false"/>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P125" style:family="paragraph" style:parent-style-name="Heading_20_3">
      <style:paragraph-properties fo:margin-left="0cm" fo:margin-right="0cm" fo:margin-top="0cm" fo:margin-bottom="0cm" style:line-height-at-least="0.873cm" fo:orphans="2" fo:widows="2" fo:text-indent="0cm" style:auto-text-indent="false" fo:background-color="#ffffff" fo:padding="0cm" fo:border="none">
        <style:background-image/>
      </style:paragraph-properties>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P126" style:family="paragraph" style:parent-style-name="Heading_20_3">
      <style:paragraph-properties fo:margin-left="0cm" fo:margin-right="0cm" fo:margin-top="0cm" fo:margin-bottom="0cm" style:line-height-at-least="0.873cm" fo:orphans="2" fo:widows="2" fo:text-indent="0cm" style:auto-text-indent="false" fo:background-color="#ffffff" fo:padding="0cm" fo:border="none">
        <style:background-image/>
      </style:paragraph-properties>
      <style:text-properties fo:font-variant="normal" fo:text-transform="none" fo:color="#1c1c1c" style:font-name="Times New Roman" fo:font-size="13pt" fo:letter-spacing="normal" fo:font-style="normal" fo:font-weight="bold" style:font-size-asian="13pt" style:font-size-complex="13pt"/>
    </style:style>
    <style:style style:name="P127" style:family="paragraph" style:parent-style-name="Heading_20_3">
      <style:paragraph-properties fo:margin-left="0cm" fo:margin-right="0cm" fo:margin-top="0cm" fo:margin-bottom="0cm" style:line-height-at-least="0.873cm" fo:orphans="2" fo:widows="2" fo:text-indent="0cm" style:auto-text-indent="false" fo:background-color="#ffffff" fo:padding="0cm" fo:border="none">
        <style:background-image/>
      </style:paragraph-properties>
      <style:text-properties fo:font-variant="normal" fo:text-transform="none" fo:color="#1c1c1c" style:font-name="Times New Roman" fo:font-size="13pt" fo:letter-spacing="normal" fo:font-style="normal" fo:font-weight="normal" style:font-size-asian="13pt" style:font-weight-asian="normal" style:font-size-complex="13pt" style:font-weight-complex="normal"/>
    </style:style>
    <style:style style:name="P128" style:family="paragraph" style:parent-style-name="Heading_20_3" style:master-page-name="">
      <style:paragraph-properties fo:margin-left="-0.053cm" fo:margin-right="0cm" fo:margin-top="0cm" fo:margin-bottom="0cm" style:line-height-at-least="0.873cm" fo:orphans="2" fo:widows="2" fo:text-indent="0cm" style:auto-text-indent="false" style:page-number="auto" fo:background-color="#ffffff" fo:padding="0cm" fo:border="none" fo:keep-with-next="always">
        <style:background-image/>
      </style:paragraph-properties>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P129" style:family="paragraph" style:parent-style-name="Heading_20_2">
      <style:paragraph-properties fo:margin-left="0cm" fo:margin-right="0cm" fo:margin-top="0cm" fo:margin-bottom="0cm" style:line-height-at-least="1.111cm" fo:orphans="2" fo:widows="2" fo:text-indent="0cm" style:auto-text-indent="false"/>
      <style:text-properties fo:font-variant="normal" fo:text-transform="none" fo:color="#1c1c1c" style:font-name="Libre Baskerville" fo:font-size="14pt" fo:letter-spacing="normal" fo:font-style="normal" fo:font-weight="bold" style:font-size-asian="14pt" style:font-weight-asian="bold" style:font-size-complex="14pt" style:font-weight-complex="bold"/>
    </style:style>
    <style:style style:name="P130" style:family="paragraph" style:parent-style-name="Heading_20_2">
      <style:paragraph-properties fo:margin-left="0cm" fo:margin-right="0cm" fo:margin-top="0cm" fo:margin-bottom="0cm" style:line-height-at-least="0.741cm" fo:text-align="start" style:justify-single-word="false" fo:orphans="2" fo:widows="2" fo:text-indent="0cm" style:auto-text-indent="false"/>
      <style:text-properties fo:font-variant="normal" fo:text-transform="none" fo:color="#2b2824" style:font-name="Red Hat Display" fo:font-size="13pt" fo:letter-spacing="normal" fo:font-style="normal" fo:font-weight="bold" style:font-size-asian="13pt" style:font-weight-asian="bold" style:font-size-complex="13pt" style:font-weight-complex="bold"/>
    </style:style>
    <style:style style:name="P131" style:family="paragraph" style:parent-style-name="Heading_20_2">
      <style:paragraph-properties fo:margin-left="0cm" fo:margin-right="0cm" fo:margin-top="0cm" fo:margin-bottom="0cm" style:line-height-at-least="0.741cm" fo:text-align="start" style:justify-single-word="false" fo:orphans="2" fo:widows="2" fo:text-indent="0cm" style:auto-text-indent="false"/>
      <style:text-properties fo:font-variant="normal" fo:text-transform="none" fo:color="#2b2824" style:font-name="Red Hat Display" fo:font-size="16pt" fo:letter-spacing="normal" fo:font-style="normal" fo:font-weight="bold" style:font-size-asian="16pt" style:font-weight-asian="bold" style:font-size-complex="16pt" style:font-weight-complex="bold"/>
    </style:style>
    <style:style style:name="P132" style:family="paragraph" style:parent-style-name="Text_20_body">
      <style:paragraph-properties fo:margin-left="0cm" fo:margin-right="0cm" fo:margin-top="0cm" fo:margin-bottom="0cm" style:line-height-at-least="0.741cm" fo:orphans="2" fo:widows="2" fo:text-indent="0cm" style:auto-text-indent="false"/>
      <style:text-properties fo:font-variant="normal" fo:text-transform="none" fo:color="#2b2824" style:font-name="Red Hat Display" fo:font-size="12pt" fo:letter-spacing="normal" fo:font-style="normal" fo:font-weight="normal"/>
    </style:style>
    <style:style style:name="P133" style:family="paragraph" style:parent-style-name="Text_20_body" style:list-style-name="L15">
      <style:paragraph-properties fo:margin-left="0cm" fo:margin-right="0cm" fo:margin-top="0cm" fo:margin-bottom="0cm" style:line-height-at-least="0.741cm" fo:orphans="2" fo:widows="2" fo:text-indent="0cm" style:auto-text-indent="false"/>
      <style:text-properties fo:font-variant="normal" fo:text-transform="none" fo:color="#2b2824" style:font-name="Red Hat Display" fo:font-size="12pt" fo:letter-spacing="normal" fo:font-style="normal" fo:font-weight="normal"/>
    </style:style>
    <style:style style:name="P134" style:family="paragraph" style:parent-style-name="Text_20_body" style:list-style-name="L22">
      <style:paragraph-properties fo:margin-left="0cm" fo:margin-right="0cm" fo:margin-top="0cm" fo:margin-bottom="0cm" style:line-height-at-least="0.741cm" fo:orphans="2" fo:widows="2" fo:text-indent="0cm" style:auto-text-indent="false"/>
      <style:text-properties fo:font-variant="normal" fo:text-transform="none" fo:color="#2b2824" style:font-name="Red Hat Display" fo:font-size="12pt" fo:letter-spacing="normal" fo:font-style="normal" fo:font-weight="normal"/>
    </style:style>
    <style:style style:name="P135" style:family="paragraph" style:parent-style-name="Text_20_body">
      <style:paragraph-properties fo:margin-left="0cm" fo:margin-right="0cm" fo:margin-top="0cm" fo:margin-bottom="0cm" style:line-height-at-least="0.741cm" fo:text-align="start" style:justify-single-word="false" fo:orphans="2" fo:widows="2" fo:text-indent="0cm" style:auto-text-indent="false"/>
      <style:text-properties fo:font-variant="normal" fo:text-transform="none" fo:color="#2b2824" style:font-name="Red Hat Display" fo:font-size="12pt" fo:letter-spacing="normal" fo:font-style="normal" fo:font-weight="normal"/>
    </style:style>
    <style:style style:name="P136" style:family="paragraph" style:parent-style-name="Text_20_body" style:list-style-name="L1">
      <style:paragraph-properties fo:margin-left="0cm" fo:margin-right="0cm" fo:margin-top="0cm" fo:margin-bottom="0cm" fo:text-align="start" style:justify-single-word="false" fo:orphans="2" fo:widows="2" fo:text-indent="0cm" style:auto-text-indent="false"/>
      <style:text-properties fo:font-variant="normal" fo:text-transform="none" fo:color="#2b2824" style:font-name="Red Hat Display" fo:font-size="12pt" fo:letter-spacing="normal" fo:font-style="normal" fo:font-weight="normal"/>
    </style:style>
    <style:style style:name="P137" style:family="paragraph" style:parent-style-name="Text_20_body" style:list-style-name="L2">
      <style:paragraph-properties fo:margin-left="0cm" fo:margin-right="0cm" fo:margin-top="0cm" fo:margin-bottom="0cm" fo:text-align="start" style:justify-single-word="false" fo:orphans="2" fo:widows="2" fo:text-indent="0cm" style:auto-text-indent="false"/>
      <style:text-properties fo:font-variant="normal" fo:text-transform="none" fo:color="#2b2824" style:font-name="Red Hat Display" fo:font-size="12pt" fo:letter-spacing="normal" fo:font-style="normal" fo:font-weight="normal"/>
    </style:style>
    <style:style style:name="P138" style:family="paragraph" style:parent-style-name="Text_20_body" style:list-style-name="L3">
      <style:paragraph-properties fo:margin-left="0cm" fo:margin-right="0cm" fo:margin-top="0cm" fo:margin-bottom="0cm" fo:text-align="start" style:justify-single-word="false" fo:orphans="2" fo:widows="2" fo:text-indent="0cm" style:auto-text-indent="false"/>
      <style:text-properties fo:font-variant="normal" fo:text-transform="none" fo:color="#2b2824" style:font-name="Red Hat Display" fo:font-size="12pt" fo:letter-spacing="normal" fo:font-style="normal" fo:font-weight="normal"/>
    </style:style>
    <style:style style:name="P139" style:family="paragraph" style:parent-style-name="Text_20_body" style:list-style-name="L4">
      <style:paragraph-properties fo:margin-left="0cm" fo:margin-right="0cm" fo:margin-top="0cm" fo:margin-bottom="0cm" fo:text-align="start" style:justify-single-word="false" fo:orphans="2" fo:widows="2" fo:text-indent="0cm" style:auto-text-indent="false"/>
      <style:text-properties fo:font-variant="normal" fo:text-transform="none" fo:color="#2b2824" style:font-name="Red Hat Display" fo:font-size="12pt" fo:letter-spacing="normal" fo:font-style="normal" fo:font-weight="normal"/>
    </style:style>
    <style:style style:name="P140" style:family="paragraph" style:parent-style-name="Text_20_body" style:list-style-name="L5">
      <style:paragraph-properties fo:margin-left="0cm" fo:margin-right="0cm" fo:margin-top="0cm" fo:margin-bottom="0cm" fo:text-align="start" style:justify-single-word="false" fo:orphans="2" fo:widows="2" fo:text-indent="0cm" style:auto-text-indent="false"/>
      <style:text-properties fo:font-variant="normal" fo:text-transform="none" fo:color="#2b2824" style:font-name="Red Hat Display" fo:font-size="12pt" fo:letter-spacing="normal" fo:font-style="normal" fo:font-weight="normal"/>
    </style:style>
    <style:style style:name="P141" style:family="paragraph" style:parent-style-name="Text_20_body" style:list-style-name="L6">
      <style:paragraph-properties fo:margin-left="0cm" fo:margin-right="0cm" fo:margin-top="0cm" fo:margin-bottom="0cm" fo:text-align="start" style:justify-single-word="false" fo:orphans="2" fo:widows="2" fo:text-indent="0cm" style:auto-text-indent="false"/>
      <style:text-properties fo:font-variant="normal" fo:text-transform="none" fo:color="#2b2824" style:font-name="Red Hat Display" fo:font-size="12pt" fo:letter-spacing="normal" fo:font-style="normal" fo:font-weight="normal"/>
    </style:style>
    <style:style style:name="P142" style:family="paragraph" style:parent-style-name="Text_20_body" style:list-style-name="L7">
      <style:paragraph-properties fo:margin-left="0cm" fo:margin-right="0cm" fo:margin-top="0cm" fo:margin-bottom="0cm" fo:text-align="start" style:justify-single-word="false" fo:orphans="2" fo:widows="2" fo:text-indent="0cm" style:auto-text-indent="false"/>
      <style:text-properties fo:font-variant="normal" fo:text-transform="none" fo:color="#2b2824" style:font-name="Red Hat Display" fo:font-size="12pt" fo:letter-spacing="normal" fo:font-style="normal" fo:font-weight="normal"/>
    </style:style>
    <style:style style:name="P143" style:family="paragraph" style:parent-style-name="Text_20_body" style:list-style-name="L8">
      <style:paragraph-properties fo:margin-left="0cm" fo:margin-right="0cm" fo:margin-top="0cm" fo:margin-bottom="0cm" fo:text-align="start" style:justify-single-word="false" fo:orphans="2" fo:widows="2" fo:text-indent="0cm" style:auto-text-indent="false"/>
      <style:text-properties fo:font-variant="normal" fo:text-transform="none" fo:color="#2b2824" style:font-name="Red Hat Display" fo:font-size="12pt" fo:letter-spacing="normal" fo:font-style="normal" fo:font-weight="normal"/>
    </style:style>
    <style:style style:name="P144" style:family="paragraph" style:parent-style-name="Text_20_body">
      <style:paragraph-properties fo:margin-left="0cm" fo:margin-right="0cm" fo:margin-top="0cm" fo:margin-bottom="0cm" style:line-height-at-least="0.741cm" fo:text-align="start" style:justify-single-word="false" fo:orphans="2" fo:widows="2" fo:text-indent="0cm" style:auto-text-indent="false"/>
      <style:text-properties fo:font-variant="normal" fo:text-transform="none" fo:color="#2b2824" style:font-name="Red Hat Display" fo:font-size="12pt" fo:letter-spacing="normal" fo:font-style="normal" fo:font-weight="bold" style:font-weight-asian="bold" style:font-weight-complex="bold"/>
    </style:style>
    <style:style style:name="P145" style:family="paragraph" style:parent-style-name="Text_20_body" style:list-style-name="L29">
      <style:paragraph-properties fo:margin-left="0cm" fo:margin-right="0cm" fo:margin-top="0cm" fo:margin-bottom="0cm" style:line-height-at-least="0.741cm" fo:orphans="2" fo:widows="2" fo:text-indent="0cm" style:auto-text-indent="false"/>
    </style:style>
    <style:style style:name="P146" style:family="paragraph" style:parent-style-name="Text_20_body" style:list-style-name="L9">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47" style:family="paragraph" style:parent-style-name="Text_20_body" style:list-style-name="L10">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48" style:family="paragraph" style:parent-style-name="Text_20_body" style:list-style-name="L11">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49" style:family="paragraph" style:parent-style-name="Text_20_body" style:list-style-name="L13">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50" style:family="paragraph" style:parent-style-name="Text_20_body" style:list-style-name="L14">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51" style:family="paragraph" style:parent-style-name="Text_20_body" style:list-style-name="L16">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52" style:family="paragraph" style:parent-style-name="Text_20_body" style:list-style-name="L17">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53" style:family="paragraph" style:parent-style-name="Text_20_body" style:list-style-name="L18">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54" style:family="paragraph" style:parent-style-name="Text_20_body" style:list-style-name="L19">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55" style:family="paragraph" style:parent-style-name="Text_20_body" style:list-style-name="L20">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56" style:family="paragraph" style:parent-style-name="Text_20_body" style:list-style-name="L23">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57" style:family="paragraph" style:parent-style-name="Text_20_body" style:list-style-name="L24">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58" style:family="paragraph" style:parent-style-name="Text_20_body" style:list-style-name="L25">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59" style:family="paragraph" style:parent-style-name="Text_20_body" style:list-style-name="L26">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60" style:family="paragraph" style:parent-style-name="Text_20_body" style:list-style-name="L27">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61" style:family="paragraph" style:parent-style-name="Text_20_body" style:list-style-name="L32">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62" style:family="paragraph" style:parent-style-name="Text_20_body" style:list-style-name="L33">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63" style:family="paragraph" style:parent-style-name="Text_20_body" style:list-style-name="L34">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64" style:family="paragraph" style:parent-style-name="Text_20_body" style:list-style-name="L35">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65" style:family="paragraph" style:parent-style-name="Text_20_body" style:list-style-name="L37">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66" style:family="paragraph" style:parent-style-name="Text_20_body" style:list-style-name="L39">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167" style:family="paragraph" style:parent-style-name="Text_20_body" style:list-style-name="L21">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style-asian="normal" style:font-weight-asian="normal" style:font-style-complex="normal" style:font-weight-complex="normal"/>
    </style:style>
    <style:style style:name="P168" style:family="paragraph" style:parent-style-name="Text_20_body" style:list-style-name="L30">
      <style:paragraph-properties fo:margin-left="0cm" fo:margin-right="0cm" fo:margin-top="0cm" fo:margin-bottom="0cm" fo:orphans="2" fo:widows="2" fo:text-indent="0cm" style:auto-text-indent="false" fo:padding="0cm" fo:border="none"/>
      <style:text-properties fo:font-variant="normal" fo:text-transform="none" fo:color="#2b2824" style:font-name="Red Hat Display" fo:font-size="12pt" fo:letter-spacing="normal" fo:font-style="normal" fo:font-weight="normal" style:font-size-asian="12pt" style:font-weight-asian="normal" style:font-size-complex="12pt" style:font-weight-complex="normal"/>
    </style:style>
    <style:style style:name="P169" style:family="paragraph" style:parent-style-name="Text_20_body" style:list-style-name="L28">
      <style:paragraph-properties fo:margin-left="0cm" fo:margin-right="0cm" fo:margin-top="0cm" fo:margin-bottom="0cm" fo:orphans="2" fo:widows="2" fo:text-indent="0cm" style:auto-text-indent="false" fo:padding="0cm" fo:border="none"/>
      <style:text-properties fo:font-variant="normal" fo:text-transform="none" fo:color="#1c1c1c" style:font-name="Red Hat Display" fo:font-size="12pt" fo:letter-spacing="normal" fo:font-style="normal" fo:font-weight="normal" style:font-weight-asian="normal" style:font-weight-complex="normal"/>
    </style:style>
    <style:style style:name="P170" style:family="paragraph" style:parent-style-name="Text_20_body" style:list-style-name="L31">
      <style:paragraph-properties fo:margin-left="0cm" fo:margin-right="0cm" fo:margin-top="0cm" fo:margin-bottom="0cm" fo:orphans="2" fo:widows="2" fo:text-indent="0cm" style:auto-text-indent="false" fo:padding="0cm" fo:border="none"/>
      <style:text-properties fo:font-variant="normal" fo:text-transform="none" fo:color="#1c1c1c" style:font-name="Red Hat Display" fo:font-size="12pt" fo:letter-spacing="normal" fo:font-style="normal" fo:font-weight="normal" style:font-weight-asian="normal" style:font-weight-complex="normal"/>
    </style:style>
    <style:style style:name="P171" style:family="paragraph" style:parent-style-name="Text_20_body">
      <style:paragraph-properties fo:margin-left="0cm" fo:margin-right="0cm" fo:margin-top="0cm" fo:margin-bottom="0cm" fo:text-align="start" style:justify-single-word="false" fo:orphans="2" fo:widows="2" fo:text-indent="0cm" style:auto-text-indent="false" fo:padding="0.049cm" fo:border="0.035cm solid #ffffff"/>
      <style:text-properties fo:font-variant="normal" fo:text-transform="none" fo:color="#d52838" style:text-line-through-style="none" style:font-name="Red Hat Display" fo:font-size="12pt" fo:letter-spacing="normal" fo:font-style="normal" style:text-underline-style="none" fo:font-weight="bold" style:text-blinking="false" fo:background-color="#ffffff"/>
    </style:style>
    <style:style style:name="P172" style:family="paragraph" style:parent-style-name="Text_20_body" style:list-style-name="L50">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text-properties fo:font-variant="normal" fo:text-transform="none" fo:color="#1c1c1c" style:font-name="Times New Roman" fo:font-size="12pt" fo:letter-spacing="normal" fo:font-style="normal" fo:font-weight="normal" style:font-weight-asian="normal" style:font-weight-complex="normal"/>
    </style:style>
    <style:style style:name="P173" style:family="paragraph" style:parent-style-name="Text_20_body" style:list-style-name="L51">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text-properties fo:font-variant="normal" fo:text-transform="none" fo:color="#1c1c1c" style:font-name="Times New Roman" fo:font-size="12pt" fo:letter-spacing="normal" fo:font-style="normal" fo:font-weight="normal" style:font-weight-asian="normal" style:font-weight-complex="normal"/>
    </style:style>
    <style:style style:name="P174" style:family="paragraph" style:parent-style-name="Text_20_body" style:list-style-name="L52">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text-properties fo:font-variant="normal" fo:text-transform="none" fo:color="#1c1c1c" style:font-name="Times New Roman" fo:font-size="12pt" fo:letter-spacing="normal" fo:font-style="normal" fo:font-weight="normal" style:font-weight-asian="normal" style:font-weight-complex="normal"/>
    </style:style>
    <style:style style:name="P175" style:family="paragraph" style:parent-style-name="Text_20_body" style:list-style-name="L53">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text-properties fo:font-variant="normal" fo:text-transform="none" fo:color="#1c1c1c" style:font-name="Times New Roman" fo:font-size="12pt" fo:letter-spacing="normal" fo:font-style="normal" fo:font-weight="normal" style:font-weight-asian="normal" style:font-weight-complex="normal"/>
    </style:style>
    <style:style style:name="P176" style:family="paragraph" style:parent-style-name="Text_20_body" style:list-style-name="L54">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text-properties fo:font-variant="normal" fo:text-transform="none" fo:color="#1c1c1c" style:font-name="Times New Roman" fo:font-size="12pt" fo:letter-spacing="normal" fo:font-style="normal" fo:font-weight="normal" style:font-weight-asian="normal" style:font-weight-complex="normal"/>
    </style:style>
    <style:style style:name="P177" style:family="paragraph" style:parent-style-name="Text_20_body" style:list-style-name="L55">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text-properties fo:font-variant="normal" fo:text-transform="none" fo:color="#1c1c1c" style:font-name="Times New Roman" fo:font-size="12pt" fo:letter-spacing="normal" fo:font-style="normal" fo:font-weight="normal" style:font-weight-asian="normal" style:font-weight-complex="normal"/>
    </style:style>
    <style:style style:name="P178" style:family="paragraph" style:parent-style-name="Text_20_body" style:list-style-name="L56">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text-properties fo:font-variant="normal" fo:text-transform="none" fo:color="#1c1c1c" style:font-name="Times New Roman" fo:font-size="12pt" fo:letter-spacing="normal" fo:font-style="normal" fo:font-weight="normal" style:font-weight-asian="normal" style:font-weight-complex="normal"/>
    </style:style>
    <style:style style:name="P179" style:family="paragraph" style:parent-style-name="Text_20_body" style:list-style-name="L57">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text-properties fo:font-variant="normal" fo:text-transform="none" fo:color="#1c1c1c" style:font-name="Times New Roman" fo:font-size="12pt" fo:letter-spacing="normal" fo:font-style="normal" fo:font-weight="normal" style:font-weight-asian="normal" style:font-weight-complex="normal"/>
    </style:style>
    <style:style style:name="P180" style:family="paragraph" style:parent-style-name="Text_20_body" style:list-style-name="L51">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text-properties fo:font-variant="normal" fo:text-transform="none" fo:color="#1c1c1c" style:font-name="Times New Roman" fo:font-size="12pt" fo:letter-spacing="normal" fo:font-style="normal" fo:font-weight="bold"/>
    </style:style>
    <style:style style:name="P181" style:family="paragraph" style:parent-style-name="Text_20_body" style:list-style-name="L51">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style>
    <style:style style:name="P182" style:family="paragraph" style:parent-style-name="Text_20_body" style:list-style-name="L52">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style>
    <style:style style:name="P183" style:family="paragraph" style:parent-style-name="Text_20_body" style:list-style-name="L53">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style>
    <style:style style:name="P184" style:family="paragraph" style:parent-style-name="Text_20_body" style:list-style-name="L55">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style>
    <style:style style:name="P185" style:family="paragraph" style:parent-style-name="Text_20_body" style:list-style-name="L56">
      <style:paragraph-properties fo:margin-left="0cm" fo:margin-right="0cm" fo:margin-top="0cm" fo:margin-bottom="0cm" style:line-height-at-least="0.688cm" fo:orphans="2" fo:widows="2" fo:text-indent="0cm" style:auto-text-indent="false" fo:background-color="transparent" fo:padding="0cm" fo:border="none">
        <style:background-image/>
      </style:paragraph-properties>
    </style:style>
    <style:style style:name="P186" style:family="paragraph" style:parent-style-name="Text_20_body">
      <style:paragraph-properties fo:margin-left="0cm" fo:margin-right="0cm" fo:margin-top="0cm" fo:margin-bottom="0cm" fo:orphans="2" fo:widows="2" fo:text-indent="0cm" style:auto-text-indent="false" fo:background-color="#ffffff" fo:padding="0cm" fo:border="none">
        <style:background-image/>
      </style:paragraph-properties>
      <style:text-properties fo:font-variant="normal" fo:text-transform="none" fo:color="#1c1c1c" style:font-name="Times New Roman" fo:font-size="12pt" fo:letter-spacing="normal" fo:font-style="normal" fo:font-weight="bold"/>
    </style:style>
    <style:style style:name="P187" style:family="paragraph" style:parent-style-name="Text_20_body">
      <style:paragraph-properties fo:margin-left="0cm" fo:margin-right="0cm" fo:margin-top="0cm" fo:margin-bottom="0cm" fo:orphans="2" fo:widows="2" fo:text-indent="0cm" style:auto-text-indent="false" fo:background-color="#ffffff" fo:padding="0cm" fo:border="none">
        <style:background-image/>
      </style:paragraph-properties>
      <style:text-properties fo:font-variant="normal" fo:text-transform="none" fo:color="#1c1c1c" style:font-name="Times New Roman" fo:font-size="12pt" fo:letter-spacing="normal" fo:font-style="normal" fo:font-weight="normal" style:font-weight-asian="normal" style:font-weight-complex="normal"/>
    </style:style>
    <style:style style:name="P188" style:family="paragraph" style:parent-style-name="Text_20_body">
      <style:paragraph-properties fo:margin-left="0cm" fo:margin-right="0cm" fo:margin-top="0cm" fo:margin-bottom="0cm" style:line-height-at-least="0.873cm" fo:orphans="2" fo:widows="2" fo:text-indent="0cm" style:auto-text-indent="false" fo:background-color="#ffffff" fo:padding="0cm" fo:border="none">
        <style:background-image/>
      </style:paragraph-properties>
      <style:text-properties fo:font-variant="normal" fo:text-transform="none" fo:color="#1c1c1c" style:font-name="Times New Roman" fo:font-size="12pt" fo:letter-spacing="normal" fo:font-style="normal" fo:font-weight="normal" style:font-size-asian="13pt" style:font-weight-asian="normal" style:font-size-complex="13pt" style:font-weight-complex="normal"/>
    </style:style>
    <style:style style:name="P189" style:family="paragraph" style:parent-style-name="Text_20_body">
      <style:paragraph-properties fo:margin-left="0cm" fo:margin-right="0cm" fo:margin-top="0cm" fo:margin-bottom="0cm" fo:orphans="2" fo:widows="2" fo:text-indent="0cm" style:auto-text-indent="false" fo:background-color="#ffffff" fo:padding="0cm" fo:border="none">
        <style:background-image/>
      </style:paragraph-properties>
      <style:text-properties fo:font-variant="normal" fo:text-transform="none" fo:color="#1c1c1c" style:font-name="Times New Roman" fo:font-size="12pt" fo:letter-spacing="normal" fo:font-style="normal" fo:font-weight="normal" style:font-size-asian="12pt" style:font-weight-asian="normal" style:font-size-complex="12pt" style:font-weight-complex="normal"/>
    </style:style>
    <style:style style:name="P190" style:family="paragraph" style:parent-style-name="Text_20_body">
      <style:paragraph-properties fo:margin-left="0cm" fo:margin-right="0cm" fo:margin-top="0cm" fo:margin-bottom="0.212cm" fo:orphans="2" fo:widows="2" fo:text-indent="0cm" style:auto-text-indent="false" fo:padding="0.074cm" fo:border-left="none" fo:border-right="none" fo:border-top="none" fo:border-bottom="0.035cm solid #000000" style:join-border="false"/>
      <style:text-properties fo:font-variant="normal" fo:text-transform="none" fo:color="#1c1c1c" style:font-name="Times New Roman" fo:font-size="12pt" fo:letter-spacing="normal" fo:font-style="normal" fo:font-weight="normal"/>
    </style:style>
    <style:style style:name="P191" style:family="paragraph" style:parent-style-name="Text_20_body">
      <style:paragraph-properties fo:margin-left="0cm" fo:margin-right="0cm" fo:margin-top="0cm" fo:margin-bottom="0.212cm" fo:orphans="2" fo:widows="2" fo:text-indent="0cm" style:auto-text-indent="false"/>
      <style:text-properties fo:font-variant="normal" fo:text-transform="none" fo:color="#1c1c1c" style:font-name="Times New Roman" fo:font-size="14pt" fo:letter-spacing="normal" fo:font-weight="bold" style:font-size-asian="14pt" style:font-weight-asian="bold" style:font-size-complex="14pt" style:font-weight-complex="bold"/>
    </style:style>
    <style:style style:name="P192" style:family="paragraph" style:parent-style-name="Text_20_body">
      <style:text-properties fo:font-variant="normal" fo:text-transform="none" fo:color="#2b2824" style:font-name="Red Hat Display" fo:font-size="12pt" fo:letter-spacing="normal" fo:font-style="normal" fo:font-weight="normal"/>
    </style:style>
    <style:style style:name="P193" style:family="paragraph" style:parent-style-name="Text_20_body">
      <style:paragraph-properties style:line-height-at-least="0.741cm" fo:orphans="2" fo:widows="2"/>
      <style:text-properties fo:font-variant="normal" fo:text-transform="none" fo:color="#2b2824" style:font-name="Red Hat Display" fo:font-size="12pt" fo:letter-spacing="normal" fo:font-style="normal" fo:font-weight="normal"/>
    </style:style>
    <style:style style:name="P194" style:family="paragraph" style:parent-style-name="Text_20_body">
      <style:text-properties fo:font-variant="normal" fo:text-transform="none" fo:color="#2b2824" style:font-name="Red Hat Display" fo:font-size="12pt" fo:letter-spacing="normal" fo:font-style="normal" fo:font-weight="normal" style:font-weight-asian="normal" style:font-weight-complex="normal"/>
    </style:style>
    <style:style style:name="P195" style:family="paragraph" style:parent-style-name="Text_20_body">
      <style:text-properties fo:font-variant="normal" fo:text-transform="none" fo:color="#1c1c1c" style:font-name="Times New Roman" fo:font-size="12pt" fo:letter-spacing="normal" fo:font-style="normal" fo:font-weight="normal" style:font-size-asian="12pt" style:font-size-complex="12pt"/>
    </style:style>
    <style:style style:name="P196" style:family="paragraph" style:parent-style-name="Text_20_body" style:list-style-name="L1">
      <style:paragraph-properties fo:margin-top="0cm" fo:margin-bottom="0cm" fo:text-align="start" style:justify-single-word="false" fo:orphans="2" fo:widows="2"/>
      <style:text-properties fo:font-variant="normal" fo:text-transform="none" fo:color="#2b2824" style:font-name="Red Hat Display" fo:font-size="12pt" fo:letter-spacing="normal" fo:font-style="normal" fo:font-weight="normal"/>
    </style:style>
    <style:style style:name="P197" style:family="paragraph" style:parent-style-name="Text_20_body" style:list-style-name="L2">
      <style:paragraph-properties fo:margin-top="0cm" fo:margin-bottom="0cm" fo:text-align="start" style:justify-single-word="false" fo:orphans="2" fo:widows="2"/>
      <style:text-properties fo:font-variant="normal" fo:text-transform="none" fo:color="#2b2824" style:font-name="Red Hat Display" fo:font-size="12pt" fo:letter-spacing="normal" fo:font-style="normal" fo:font-weight="normal"/>
    </style:style>
    <style:style style:name="P198" style:family="paragraph" style:parent-style-name="Text_20_body" style:list-style-name="L3">
      <style:paragraph-properties fo:margin-top="0cm" fo:margin-bottom="0cm" fo:text-align="start" style:justify-single-word="false" fo:orphans="2" fo:widows="2"/>
      <style:text-properties fo:font-variant="normal" fo:text-transform="none" fo:color="#2b2824" style:font-name="Red Hat Display" fo:font-size="12pt" fo:letter-spacing="normal" fo:font-style="normal" fo:font-weight="normal"/>
    </style:style>
    <style:style style:name="P199" style:family="paragraph" style:parent-style-name="Text_20_body" style:list-style-name="L4">
      <style:paragraph-properties fo:margin-top="0cm" fo:margin-bottom="0cm" fo:text-align="start" style:justify-single-word="false" fo:orphans="2" fo:widows="2"/>
      <style:text-properties fo:font-variant="normal" fo:text-transform="none" fo:color="#2b2824" style:font-name="Red Hat Display" fo:font-size="12pt" fo:letter-spacing="normal" fo:font-style="normal" fo:font-weight="normal"/>
    </style:style>
    <style:style style:name="P200" style:family="paragraph" style:parent-style-name="Text_20_body" style:list-style-name="L5">
      <style:paragraph-properties fo:margin-top="0cm" fo:margin-bottom="0cm" fo:text-align="start" style:justify-single-word="false" fo:orphans="2" fo:widows="2"/>
      <style:text-properties fo:font-variant="normal" fo:text-transform="none" fo:color="#2b2824" style:font-name="Red Hat Display" fo:font-size="12pt" fo:letter-spacing="normal" fo:font-style="normal" fo:font-weight="normal"/>
    </style:style>
    <style:style style:name="P201" style:family="paragraph" style:parent-style-name="Text_20_body" style:list-style-name="L6">
      <style:paragraph-properties fo:margin-top="0cm" fo:margin-bottom="0cm" fo:text-align="start" style:justify-single-word="false" fo:orphans="2" fo:widows="2"/>
      <style:text-properties fo:font-variant="normal" fo:text-transform="none" fo:color="#2b2824" style:font-name="Red Hat Display" fo:font-size="12pt" fo:letter-spacing="normal" fo:font-style="normal" fo:font-weight="normal"/>
    </style:style>
    <style:style style:name="P202" style:family="paragraph" style:parent-style-name="Text_20_body" style:list-style-name="L7">
      <style:paragraph-properties fo:margin-top="0cm" fo:margin-bottom="0cm" fo:text-align="start" style:justify-single-word="false" fo:orphans="2" fo:widows="2"/>
      <style:text-properties fo:font-variant="normal" fo:text-transform="none" fo:color="#2b2824" style:font-name="Red Hat Display" fo:font-size="12pt" fo:letter-spacing="normal" fo:font-style="normal" fo:font-weight="normal"/>
    </style:style>
    <style:style style:name="P203" style:family="paragraph" style:parent-style-name="Text_20_body" style:list-style-name="L8">
      <style:paragraph-properties fo:margin-top="0cm" fo:margin-bottom="0cm" fo:text-align="start" style:justify-single-word="false" fo:orphans="2" fo:widows="2"/>
      <style:text-properties fo:font-variant="normal" fo:text-transform="none" fo:color="#2b2824" style:font-name="Red Hat Display" fo:font-size="12pt" fo:letter-spacing="normal" fo:font-style="normal" fo:font-weight="normal"/>
    </style:style>
    <style:style style:name="P204" style:family="paragraph" style:parent-style-name="Text_20_body" style:list-style-name="L15">
      <style:paragraph-properties fo:margin-top="0cm" fo:margin-bottom="0cm" style:line-height-at-least="0.741cm" fo:orphans="2" fo:widows="2"/>
      <style:text-properties fo:font-variant="normal" fo:text-transform="none" fo:color="#2b2824" style:font-name="Red Hat Display" fo:font-size="12pt" fo:letter-spacing="normal" fo:font-style="normal" fo:font-weight="normal"/>
    </style:style>
    <style:style style:name="P205" style:family="paragraph" style:parent-style-name="Text_20_body" style:list-style-name="L22">
      <style:paragraph-properties fo:margin-top="0cm" fo:margin-bottom="0cm" style:line-height-at-least="0.741cm" fo:orphans="2" fo:widows="2"/>
      <style:text-properties fo:font-variant="normal" fo:text-transform="none" fo:color="#2b2824" style:font-name="Red Hat Display" fo:font-size="12pt" fo:letter-spacing="normal" fo:font-style="normal" fo:font-weight="normal"/>
    </style:style>
    <style:style style:name="P206" style:family="paragraph" style:parent-style-name="Text_20_body" style:list-style-name="L29">
      <style:paragraph-properties fo:margin-top="0cm" fo:margin-bottom="0cm" style:line-height-at-least="0.741cm" fo:orphans="2" fo:widows="2"/>
      <style:text-properties fo:font-variant="normal" fo:text-transform="none" fo:color="#2b2824" style:font-name="Red Hat Display" fo:font-size="12pt" fo:letter-spacing="normal" fo:font-style="normal" fo:font-weight="normal"/>
    </style:style>
    <style:style style:name="P207" style:family="paragraph" style:parent-style-name="Text_20_body" style:list-style-name="L9">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08" style:family="paragraph" style:parent-style-name="Text_20_body" style:list-style-name="L10">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09" style:family="paragraph" style:parent-style-name="Text_20_body" style:list-style-name="L11">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10" style:family="paragraph" style:parent-style-name="Text_20_body" style:list-style-name="L12">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11" style:family="paragraph" style:parent-style-name="Text_20_body" style:list-style-name="L13">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12" style:family="paragraph" style:parent-style-name="Text_20_body" style:list-style-name="L14">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13" style:family="paragraph" style:parent-style-name="Text_20_body" style:list-style-name="L16">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14" style:family="paragraph" style:parent-style-name="Text_20_body" style:list-style-name="L17">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15" style:family="paragraph" style:parent-style-name="Text_20_body" style:list-style-name="L18">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16" style:family="paragraph" style:parent-style-name="Text_20_body" style:list-style-name="L19">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17" style:family="paragraph" style:parent-style-name="Text_20_body" style:list-style-name="L20">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18" style:family="paragraph" style:parent-style-name="Text_20_body" style:list-style-name="L23">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19" style:family="paragraph" style:parent-style-name="Text_20_body" style:list-style-name="L24">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20" style:family="paragraph" style:parent-style-name="Text_20_body" style:list-style-name="L25">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21" style:family="paragraph" style:parent-style-name="Text_20_body" style:list-style-name="L26">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22" style:family="paragraph" style:parent-style-name="Text_20_body" style:list-style-name="L27">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23" style:family="paragraph" style:parent-style-name="Text_20_body" style:list-style-name="L32">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24" style:family="paragraph" style:parent-style-name="Text_20_body" style:list-style-name="L33">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25" style:family="paragraph" style:parent-style-name="Text_20_body" style:list-style-name="L34">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26" style:family="paragraph" style:parent-style-name="Text_20_body" style:list-style-name="L35">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27" style:family="paragraph" style:parent-style-name="Text_20_body" style:list-style-name="L36">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28" style:family="paragraph" style:parent-style-name="Text_20_body" style:list-style-name="L37">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29" style:family="paragraph" style:parent-style-name="Text_20_body" style:list-style-name="L39">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weight-asian="normal" style:font-weight-complex="normal"/>
    </style:style>
    <style:style style:name="P230" style:family="paragraph" style:parent-style-name="Text_20_body" style:list-style-name="L21">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style-asian="normal" style:font-weight-asian="normal" style:font-style-complex="normal" style:font-weight-complex="normal"/>
    </style:style>
    <style:style style:name="P231" style:family="paragraph" style:parent-style-name="Text_20_body" style:list-style-name="L30">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size-asian="12pt" style:font-weight-asian="normal" style:font-size-complex="12pt" style:font-weight-complex="normal"/>
    </style:style>
    <style:style style:name="P232" style:family="paragraph" style:parent-style-name="Text_20_body" style:list-style-name="L38">
      <style:paragraph-properties fo:margin-top="0cm" fo:margin-bottom="0cm" fo:orphans="2" fo:widows="2" fo:padding="0cm" fo:border="none"/>
      <style:text-properties fo:font-variant="normal" fo:text-transform="none" fo:color="#2b2824" style:font-name="Red Hat Display" fo:font-size="12pt" fo:letter-spacing="normal" fo:font-style="normal" fo:font-weight="normal" style:font-size-asian="12pt" style:font-weight-asian="normal" style:font-size-complex="12pt" style:font-weight-complex="normal"/>
    </style:style>
    <style:style style:name="P233" style:family="paragraph" style:parent-style-name="Text_20_body" style:list-style-name="L28">
      <style:paragraph-properties fo:margin-top="0cm" fo:margin-bottom="0cm" fo:orphans="2" fo:widows="2" fo:padding="0cm" fo:border="none"/>
      <style:text-properties fo:font-variant="normal" fo:text-transform="none" fo:color="#1c1c1c" style:font-name="Red Hat Display" fo:font-size="12pt" fo:letter-spacing="normal" fo:font-style="normal" fo:font-weight="normal" style:font-weight-asian="normal" style:font-weight-complex="normal"/>
    </style:style>
    <style:style style:name="P234" style:family="paragraph" style:parent-style-name="Text_20_body" style:list-style-name="L31">
      <style:paragraph-properties fo:margin-top="0cm" fo:margin-bottom="0cm" fo:orphans="2" fo:widows="2" fo:padding="0cm" fo:border="none"/>
      <style:text-properties fo:font-variant="normal" fo:text-transform="none" fo:color="#1c1c1c" style:font-name="Red Hat Display" fo:font-size="12pt" fo:letter-spacing="normal" fo:font-style="normal" fo:font-weight="normal" style:font-weight-asian="normal" style:font-weight-complex="normal"/>
    </style:style>
    <style:style style:name="P235" style:family="paragraph" style:parent-style-name="Text_20_body" style:list-style-name="L31">
      <style:paragraph-properties fo:margin-top="0cm" fo:margin-bottom="0cm" fo:orphans="2" fo:widows="2" fo:padding="0cm" fo:border="none"/>
      <style:text-properties fo:font-variant="normal" fo:text-transform="none" fo:color="#1c1c1c" style:font-name="Red Hat Display" fo:font-size="14pt" fo:letter-spacing="normal" fo:font-style="normal" fo:font-weight="bold" style:font-size-asian="14pt" style:font-weight-asian="bold" style:font-size-complex="14pt" style:font-weight-complex="bold"/>
    </style:style>
    <style:style style:name="P236" style:family="paragraph" style:parent-style-name="Text_20_body" style:list-style-name="L52" style:master-page-name="">
      <style:paragraph-properties fo:margin-left="0.026cm" fo:margin-right="0cm" fo:margin-top="0cm" fo:margin-bottom="0cm" style:line-height-at-least="0.688cm" fo:orphans="2" fo:widows="2" fo:text-indent="0cm" style:auto-text-indent="false" style:page-number="auto" fo:background-color="transparent" fo:padding="0cm" fo:border="none">
        <style:background-image/>
      </style:paragraph-properties>
    </style:style>
    <style:style style:name="P237" style:family="paragraph" style:parent-style-name="Text_20_body" style:list-style-name="L55" style:master-page-name="">
      <style:paragraph-properties fo:margin-left="0.026cm" fo:margin-right="0cm" fo:margin-top="0cm" fo:margin-bottom="0cm" style:line-height-at-least="0.688cm" fo:orphans="2" fo:widows="2" fo:text-indent="0cm" style:auto-text-indent="false" style:page-number="auto" fo:background-color="transparent" fo:padding="0cm" fo:border="none">
        <style:background-image/>
      </style:paragraph-properties>
      <style:text-properties fo:font-variant="normal" fo:text-transform="none" fo:color="#1c1c1c" style:font-name="Times New Roman" fo:font-size="12pt" fo:letter-spacing="normal" fo:font-style="normal" fo:font-weight="normal" style:font-weight-asian="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style:font-size-asian="12pt" style:font-size-complex="12pt"/>
    </style:style>
    <style:style style:name="T4" style:family="text">
      <style:text-properties fo:font-weight="bold" style:font-weight-asian="bold" style:font-weight-complex="bold"/>
    </style:style>
    <style:style style:name="T5" style:family="text">
      <style:text-properties fo:font-variant="normal" fo:text-transform="none" fo:color="#1c1c1c" style:font-name="Times New Roman" fo:font-size="12pt" fo:letter-spacing="normal" fo:font-style="normal" fo:font-weight="normal"/>
    </style:style>
    <style:style style:name="T6" style:family="text">
      <style:text-properties fo:font-variant="normal" fo:text-transform="none" fo:color="#1c1c1c"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1c1c1c" style:font-name="Times New Roman" fo:font-size="12pt" fo:letter-spacing="normal" fo:font-style="normal" fo:font-weight="normal" style:font-size-asian="12pt" style:font-size-complex="12pt"/>
    </style:style>
    <style:style style:name="T8" style:family="text">
      <style:text-properties fo:font-variant="normal" fo:text-transform="none" fo:color="#1c1c1c" style:font-name="Times New Roman" fo:font-size="12pt" fo:letter-spacing="normal" fo:font-style="normal" fo:font-weight="normal" style:font-size-asian="13pt" style:font-weight-asian="bold" style:font-size-complex="13pt" style:font-weight-complex="bold"/>
    </style:style>
    <style:style style:name="T9" style:family="text">
      <style:text-properties fo:font-variant="normal" fo:text-transform="none" fo:color="#1c1c1c" style:font-name="Times New Roman" fo:font-size="12pt" fo:letter-spacing="normal" fo:font-style="normal" fo:font-weight="normal" style:font-weight-asian="normal" style:font-weight-complex="normal"/>
    </style:style>
    <style:style style:name="T10" style:family="text">
      <style:text-properties fo:font-variant="normal" fo:text-transform="none" fo:color="#1c1c1c" style:font-name="Times New Roman" fo:font-size="12pt" fo:letter-spacing="normal" fo:font-style="normal" fo:font-weight="bold"/>
    </style:style>
    <style:style style:name="T11" style:family="text">
      <style:text-properties fo:font-variant="normal" fo:text-transform="none" fo:color="#1c1c1c" style:font-name="Times New Roman" fo:font-size="12pt" fo:letter-spacing="normal" fo:font-style="normal" fo:font-weight="bold" style:font-size-asian="12pt" style:font-size-complex="12pt"/>
    </style:style>
    <style:style style:name="T12" style:family="text">
      <style:text-properties fo:font-variant="normal" fo:text-transform="none" fo:color="#1c1c1c" style:font-name="Times New Roman" fo:font-size="12pt" fo:letter-spacing="normal" fo:font-style="normal" fo:font-weight="bold" fo:background-color="transparent"/>
    </style:style>
    <style:style style:name="T13" style:family="text">
      <style:text-properties fo:font-variant="normal" fo:text-transform="none" fo:color="#1c1c1c" style:font-name="Times New Roman" fo:font-size="12pt" fo:letter-spacing="normal" fo:font-style="normal" style:text-underline-style="solid" style:text-underline-width="auto" style:text-underline-color="font-color" fo:font-weight="normal" fo:background-color="transparent" style:font-weight-asian="normal" style:font-weight-complex="normal"/>
    </style:style>
    <style:style style:name="T14" style:family="text">
      <style:text-properties fo:font-variant="normal" fo:text-transform="none" fo:color="#1c1c1c" style:font-name="Times New Roman" fo:font-size="12pt" fo:letter-spacing="normal" fo:font-style="italic" fo:font-weight="normal" fo:background-color="transparent" style:font-weight-asian="normal" style:font-weight-complex="normal"/>
    </style:style>
    <style:style style:name="T15" style:family="text">
      <style:text-properties fo:font-variant="normal" fo:text-transform="none" fo:color="#1c1c1c" style:font-name="Times New Roman" fo:font-size="12pt" fo:letter-spacing="normal" fo:font-style="italic" style:text-underline-style="solid" style:text-underline-width="auto" style:text-underline-color="font-color" fo:font-weight="normal" fo:background-color="transparent" style:font-weight-asian="normal" style:font-weight-complex="normal"/>
    </style:style>
    <style:style style:name="T16" style:family="text">
      <style:text-properties fo:font-variant="normal" fo:text-transform="none" fo:color="#1c1c1c" style:font-name="Times New Roman" fo:font-size="13pt" fo:letter-spacing="normal" fo:font-style="normal" fo:font-weight="bold" style:font-size-asian="13pt" style:font-size-complex="13pt"/>
    </style:style>
    <style:style style:name="T17" style:family="text">
      <style:text-properties fo:font-variant="normal" fo:text-transform="none" fo:color="#1c1c1c" style:font-name="Times New Roman" fo:font-size="13pt" fo:letter-spacing="normal" fo:font-style="normal" fo:font-weight="bold" style:font-size-asian="13pt" style:font-weight-asian="bold" style:font-size-complex="13pt" style:font-weight-complex="bold"/>
    </style:style>
    <style:style style:name="T18" style:family="text">
      <style:text-properties fo:font-variant="normal" fo:text-transform="none" fo:color="#1c1c1c" style:font-name="Times New Roman" fo:font-size="13pt" fo:letter-spacing="normal" fo:font-style="normal" style:font-size-asian="13pt" style:font-size-complex="13pt"/>
    </style:style>
    <style:style style:name="T19" style:family="text">
      <style:text-properties fo:font-variant="normal" fo:text-transform="none" fo:color="#1c1c1c" style:font-name="Times New Roman" fo:font-size="13pt" fo:letter-spacing="normal" fo:font-style="normal" fo:font-weight="normal" style:font-size-asian="13pt" style:font-weight-asian="normal" style:font-size-complex="13pt" style:font-weight-complex="normal"/>
    </style:style>
    <style:style style:name="T20" style:family="text">
      <style:text-properties fo:font-variant="normal" fo:text-transform="none" fo:color="#1c1c1c" style:font-name="Times New Roman" fo:font-size="13pt" fo:letter-spacing="normal" fo:font-style="normal" fo:font-weight="normal" style:font-size-asian="13pt" style:font-size-complex="13pt"/>
    </style:style>
    <style:style style:name="T21" style:family="text">
      <style:text-properties fo:font-variant="normal" fo:text-transform="none" fo:color="#1c1c1c" style:font-name="Times New Roman" fo:font-size="14pt" fo:letter-spacing="normal" fo:font-style="normal" fo:font-weight="bold" style:font-size-asian="14pt" style:font-size-complex="14pt"/>
    </style:style>
    <style:style style:name="T22" style:family="text">
      <style:text-properties fo:font-variant="normal" fo:text-transform="none" fo:color="#1c1c1c" style:font-name="Times New Roman"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fo:color="#1c1c1c" style:font-name="Times New Roman" fo:font-size="10.5pt" fo:letter-spacing="normal" fo:font-style="normal" fo:font-weight="bold"/>
    </style:style>
    <style:style style:name="T24" style:family="text">
      <style:text-properties fo:font-variant="normal" fo:text-transform="none" fo:color="#1c1c1c" style:font-name="Times New Roman" fo:font-size="10.5pt" fo:letter-spacing="normal" fo:font-style="normal" fo:font-weight="normal"/>
    </style:style>
    <style:style style:name="T25" style:family="text">
      <style:text-properties fo:font-variant="normal" fo:text-transform="none" fo:color="#1c1c1c" style:font-name="Times New Roman" fo:font-size="16pt" fo:letter-spacing="normal" fo:font-style="normal" fo:font-weight="bold" style:font-size-asian="16pt" style:font-size-complex="16pt"/>
    </style:style>
    <style:style style:name="T26" style:family="text">
      <style:text-properties fo:font-variant="normal" fo:text-transform="none" fo:color="#1c1c1c" style:font-name="Times New Roman" fo:font-size="16pt" fo:letter-spacing="normal" fo:font-style="normal" fo:font-weight="normal" style:font-size-asian="16pt" style:font-weight-asian="normal" style:font-size-complex="16pt" style:font-weight-complex="normal"/>
    </style:style>
    <style:style style:name="T27" style:family="text">
      <style:text-properties fo:font-variant="normal" fo:text-transform="none" fo:color="#1c1c1c" style:text-line-through-style="none" style:font-name="Times New Roman" fo:font-size="12pt" fo:letter-spacing="normal" fo:font-style="normal" style:text-underline-style="none" fo:font-weight="normal" style:text-blinking="false" fo:background-color="transparent"/>
    </style:style>
    <style:style style:name="T28" style:family="text">
      <style:text-properties fo:font-variant="normal" fo:text-transform="none" fo:color="#1c1c1c"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29" style:family="text">
      <style:text-properties fo:font-variant="normal" fo:text-transform="none" fo:color="#1c1c1c" style:text-line-through-style="none" style:font-name="Times New Roman" fo:font-size="11pt" fo:letter-spacing="normal" fo:font-style="normal" style:text-underline-style="none" fo:font-weight="normal" style:text-blinking="false" fo:background-color="transparent" style:font-size-asian="11pt" style:font-size-complex="11pt"/>
    </style:style>
    <style:style style:name="T30" style:family="text">
      <style:text-properties fo:font-variant="normal" fo:text-transform="none" fo:color="#1c1c1c" style:font-name="Libre Baskerville" fo:font-size="13pt" fo:letter-spacing="normal" fo:font-style="normal" fo:font-weight="bold" style:font-size-asian="13pt" style:font-weight-asian="bold" style:font-size-complex="13pt" style:font-weight-complex="bold"/>
    </style:style>
    <style:style style:name="T31" style:family="text">
      <style:text-properties fo:font-variant="normal" fo:text-transform="none" fo:color="#1c1c1c" style:font-name="Libre Baskerville" fo:font-size="12pt" fo:letter-spacing="normal" fo:font-style="normal" fo:font-weight="bold" style:font-size-asian="13pt" style:font-weight-asian="bold" style:font-size-complex="13pt" style:font-weight-complex="bold"/>
    </style:style>
    <style:style style:name="T32" style:family="text">
      <style:text-properties fo:font-variant="normal" fo:text-transform="none" fo:color="#1c1c1c" style:font-name="Libre Baskerville" fo:font-size="12pt" fo:letter-spacing="normal" fo:font-style="normal" fo:font-weight="bold" style:font-size-asian="16pt" style:font-weight-asian="bold" style:font-size-complex="16pt" style:font-weight-complex="bold"/>
    </style:style>
    <style:style style:name="T33" style:family="text">
      <style:text-properties fo:font-variant="normal" fo:text-transform="none" fo:color="#1c1c1c" style:font-name="Libre Baskerville" fo:font-size="12pt" fo:letter-spacing="normal" fo:font-style="normal" fo:font-weight="bold" style:font-size-asian="14pt" style:font-weight-asian="bold" style:font-size-complex="14pt" style:font-weight-complex="bold"/>
    </style:style>
    <style:style style:name="T34" style:family="text">
      <style:text-properties fo:font-variant="normal" fo:text-transform="none" fo:color="#1c1c1c" style:font-name="Libre Baskerville" fo:font-size="12pt" fo:letter-spacing="normal" fo:font-style="italic" fo:font-weight="bold" style:font-size-asian="14pt" style:font-style-asian="italic" style:font-weight-asian="bold" style:font-size-complex="14pt" style:font-style-complex="italic" style:font-weight-complex="bold"/>
    </style:style>
    <style:style style:name="T35" style:family="text">
      <style:text-properties fo:font-variant="normal" fo:text-transform="none" fo:color="#1c1c1c" style:font-name="Libre Baskerville" fo:font-size="12pt" fo:letter-spacing="normal" fo:font-style="italic" fo:font-weight="bold" style:font-size-asian="16pt" style:font-style-asian="italic" style:font-weight-asian="bold" style:font-size-complex="16pt" style:font-style-complex="italic" style:font-weight-complex="bold"/>
    </style:style>
    <style:style style:name="T36" style:family="text">
      <style:text-properties fo:font-variant="normal" fo:text-transform="none" fo:color="#1c1c1c" style:font-name="Libre Baskerville" fo:font-size="15pt" fo:letter-spacing="normal" fo:font-style="normal" fo:font-weight="normal" style:font-size-asian="15pt" style:font-weight-asian="bold" style:font-size-complex="15pt" style:font-weight-complex="bold"/>
    </style:style>
    <style:style style:name="T37" style:family="text">
      <style:text-properties fo:font-variant="normal" fo:text-transform="none" fo:color="#1c1c1c" style:font-name="Libre Baskerville" fo:font-size="14pt" fo:letter-spacing="normal" fo:font-style="normal" fo:font-weight="bold" style:font-size-asian="14pt" style:font-weight-asian="bold" style:font-size-complex="14pt" style:font-weight-complex="bold"/>
    </style:style>
    <style:style style:name="T38" style:family="text">
      <style:text-properties fo:font-variant="normal" fo:text-transform="none" fo:color="#1c1c1c" style:font-name="Libre Baskerville" fo:letter-spacing="normal" fo:font-style="normal" fo:font-weight="bold" style:font-size-asian="12pt" style:font-weight-asian="bold" style:font-size-complex="12pt" style:font-weight-complex="bold"/>
    </style:style>
    <style:style style:name="T39" style:family="text">
      <style:text-properties fo:font-variant="normal" fo:text-transform="none" fo:color="#1c1c1c" style:font-name="Libre Baskerville" fo:letter-spacing="normal" fo:font-style="normal" fo:font-weight="bold" style:font-size-asian="16pt" style:font-weight-asian="bold" style:font-size-complex="16pt" style:font-weight-complex="bold"/>
    </style:style>
    <style:style style:name="T40" style:family="text">
      <style:text-properties fo:font-variant="normal" fo:text-transform="none" fo:color="#1c1c1c" style:font-name="Libre Baskerville" fo:letter-spacing="normal" fo:font-style="normal" fo:font-weight="bold" style:font-weight-asian="bold" style:font-weight-complex="bold"/>
    </style:style>
    <style:style style:name="T41" style:family="text">
      <style:text-properties fo:font-variant="normal" fo:text-transform="none" fo:color="#1c1c1c" style:font-name="Libre Baskerville" fo:font-size="16pt" fo:letter-spacing="normal" fo:font-style="normal" fo:font-weight="bold" style:font-size-asian="16pt" style:font-weight-asian="bold" style:font-size-complex="16pt" style:font-weight-complex="bold"/>
    </style:style>
    <style:style style:name="T42" style:family="text">
      <style:text-properties fo:font-variant="normal" fo:text-transform="none" fo:color="#1c1c1c" style:font-name="Red Hat Display" fo:font-size="13pt" fo:letter-spacing="normal" fo:font-style="normal" fo:font-weight="bold" style:font-size-asian="13pt" style:font-weight-asian="bold" style:font-size-complex="13pt" style:font-weight-complex="bold"/>
    </style:style>
    <style:style style:name="T43" style:family="text">
      <style:text-properties fo:font-variant="normal" fo:text-transform="none" fo:color="#1c1c1c" style:font-name="Red Hat Display" fo:font-size="13pt" fo:letter-spacing="normal" fo:font-style="normal" fo:font-weight="bold" style:font-size-asian="13pt" style:font-size-complex="13pt"/>
    </style:style>
    <style:style style:name="T44" style:family="text">
      <style:text-properties fo:font-variant="normal" fo:text-transform="none" fo:color="#1c1c1c" style:font-name="Red Hat Display" fo:font-size="13pt" fo:letter-spacing="normal" fo:font-style="normal" fo:font-weight="bold" style:font-size-asian="13pt" style:font-weight-asian="normal" style:font-size-complex="13pt" style:font-weight-complex="normal"/>
    </style:style>
    <style:style style:name="T45" style:family="text">
      <style:text-properties fo:font-variant="normal" fo:text-transform="none" fo:color="#1c1c1c" style:font-name="Red Hat Display" fo:font-size="13pt" fo:letter-spacing="normal" fo:font-style="normal" fo:font-weight="normal" style:font-size-asian="13pt" style:font-weight-asian="normal" style:font-size-complex="13pt" style:font-weight-complex="normal"/>
    </style:style>
    <style:style style:name="T46" style:family="text">
      <style:text-properties fo:font-variant="normal" fo:text-transform="none" fo:color="#1c1c1c" style:font-name="Red Hat Display" fo:font-size="13pt" fo:letter-spacing="normal" fo:font-style="italic" fo:font-weight="normal" style:font-size-asian="13pt" style:font-style-asian="italic" style:font-weight-asian="normal" style:font-size-complex="13pt" style:font-style-complex="italic" style:font-weight-complex="normal"/>
    </style:style>
    <style:style style:name="T47" style:family="text">
      <style:text-properties fo:font-variant="normal" fo:text-transform="none" fo:color="#1c1c1c" style:font-name="Red Hat Display" fo:font-size="12pt" fo:letter-spacing="normal" fo:font-style="normal" fo:font-weight="bold" style:font-size-asian="13pt" style:font-weight-asian="bold" style:font-size-complex="13pt" style:font-weight-complex="bold"/>
    </style:style>
    <style:style style:name="T48" style:family="text">
      <style:text-properties fo:font-variant="normal" fo:text-transform="none" fo:color="#1c1c1c" style:font-name="Red Hat Display" fo:font-size="12pt" fo:letter-spacing="normal" fo:font-style="normal" fo:font-weight="bold" style:font-size-asian="16pt" style:font-size-complex="16pt"/>
    </style:style>
    <style:style style:name="T49" style:family="text">
      <style:text-properties fo:font-variant="normal" fo:text-transform="none" fo:color="#1c1c1c" style:font-name="Red Hat Display" fo:font-size="14pt" fo:letter-spacing="normal" fo:font-style="normal" fo:font-weight="bold" style:font-size-asian="14pt" style:font-weight-asian="bold" style:font-size-complex="14pt" style:font-weight-complex="bold"/>
    </style:style>
    <style:style style:name="T50" style:family="text">
      <style:text-properties fo:font-variant="normal" fo:text-transform="none" fo:color="#1c1c1c" style:font-name="Red Hat Display" fo:letter-spacing="normal" fo:font-style="normal" fo:font-weight="bold" style:font-weight-asian="bold" style:font-weight-complex="bold"/>
    </style:style>
    <style:style style:name="T51" style:family="text">
      <style:text-properties fo:font-variant="normal" fo:text-transform="none" fo:color="#1c1c1c" style:font-name="Red Hat Display" fo:letter-spacing="normal" fo:font-style="normal" fo:font-weight="bold" style:font-size-asian="14pt" style:font-size-complex="14pt"/>
    </style:style>
    <style:style style:name="T52" style:family="text">
      <style:text-properties fo:font-variant="normal" fo:text-transform="none" fo:color="#1c1c1c" style:font-name="Red Hat Display" fo:letter-spacing="normal" fo:font-style="normal" fo:font-weight="bold" style:font-size-asian="14pt" style:font-weight-asian="bold" style:font-size-complex="14pt" style:font-weight-complex="bold"/>
    </style:style>
    <style:style style:name="T53" style:family="text">
      <style:text-properties fo:font-variant="normal" fo:text-transform="none" fo:color="#1c1c1c" style:font-name="Red Hat Display" fo:letter-spacing="normal" fo:font-style="normal" fo:font-weight="bold" style:font-size-asian="14pt" style:font-weight-asian="normal" style:font-size-complex="14pt" style:font-weight-complex="normal"/>
    </style:style>
    <style:style style:name="T54" style:family="text">
      <style:text-properties fo:font-variant="normal" fo:text-transform="none" fo:font-size="12pt" fo:letter-spacing="normal" fo:font-style="normal" fo:font-weight="bold"/>
    </style:style>
    <style:style style:name="T55" style:family="text">
      <style:text-properties fo:font-variant="normal" fo:text-transform="none" fo:font-size="12pt" fo:letter-spacing="normal" fo:font-style="normal" fo:font-weight="normal" style:font-weight-asian="normal" style:font-weight-complex="normal"/>
    </style:style>
    <style:style style:name="T56" style:family="text">
      <style:text-properties fo:font-variant="normal" fo:text-transform="none" fo:color="#d52838" style:font-name="Libre Baskerville" fo:font-size="13pt" fo:letter-spacing="normal" fo:font-style="normal" fo:font-weight="normal" style:font-size-asian="13pt" style:font-weight-asian="bold" style:font-size-complex="13pt" style:font-weight-complex="bold"/>
    </style:style>
    <style:style style:name="T57" style:family="text">
      <style:text-properties fo:font-variant="normal" fo:text-transform="none" fo:color="#d52838" style:font-name="Libre Baskerville" fo:font-size="12pt" fo:letter-spacing="normal" fo:font-style="normal" fo:font-weight="normal" style:font-size-asian="14pt" style:font-weight-asian="bold" style:font-size-complex="14pt" style:font-weight-complex="bold"/>
    </style:style>
    <style:style style:name="T58" style:family="text">
      <style:text-properties fo:font-variant="normal" fo:text-transform="none" fo:color="#d52838" style:font-name="Libre Baskerville" fo:font-size="16pt" fo:letter-spacing="normal" fo:font-style="normal" fo:font-weight="normal" style:font-size-asian="16pt" style:font-size-complex="16pt"/>
    </style:style>
    <style:style style:name="T59" style:family="text">
      <style:text-properties fo:font-variant="normal" fo:text-transform="none" fo:color="#d52838" style:font-name="Red Hat Display" fo:font-size="12pt" fo:letter-spacing="normal" fo:font-style="normal" style:text-underline-style="solid" style:text-underline-width="auto" style:text-underline-color="font-color" fo:font-weight="bold"/>
    </style:style>
    <style:style style:name="T60" style:family="text">
      <style:text-properties fo:font-variant="normal" fo:text-transform="none" fo:color="#d52838" style:font-name="Red Hat Display" fo:font-size="12pt" fo:letter-spacing="normal" fo:font-style="normal" fo:font-weight="bold"/>
    </style:style>
    <style:style style:name="T61" style:family="text">
      <style:text-properties fo:font-variant="normal" fo:text-transform="none" fo:color="#d52838" style:font-name="Red Hat Display" fo:font-size="12pt" fo:letter-spacing="normal" fo:font-style="normal" fo:font-weight="bold" style:font-size-asian="13pt" style:font-weight-asian="bold" style:font-size-complex="13pt" style:font-weight-complex="bold"/>
    </style:style>
    <style:style style:name="T62" style:family="text">
      <style:text-properties fo:font-variant="normal" fo:text-transform="none" fo:color="#d52838" style:font-name="Red Hat Display" fo:font-size="12pt" fo:letter-spacing="normal" fo:font-style="normal" fo:font-weight="bold" style:font-size-asian="16pt" style:font-size-complex="16pt"/>
    </style:style>
    <style:style style:name="T63" style:family="text">
      <style:text-properties fo:font-variant="normal" fo:text-transform="none" fo:color="#d52838" style:font-name="Red Hat Display" fo:font-size="13pt" fo:letter-spacing="normal" fo:font-style="normal" fo:font-weight="bold" style:font-size-asian="13pt" style:font-size-complex="13pt"/>
    </style:style>
    <style:style style:name="T64" style:family="text">
      <style:text-properties fo:font-variant="normal" fo:text-transform="none" fo:color="#2b2824" style:font-name="Red Hat Display" fo:font-size="12pt" fo:letter-spacing="normal" fo:font-style="normal" fo:font-weight="normal"/>
    </style:style>
    <style:style style:name="T65" style:family="text">
      <style:text-properties fo:font-variant="normal" fo:text-transform="none" fo:color="#2b2824" style:font-name="Red Hat Display" fo:font-size="12pt" fo:letter-spacing="normal" fo:font-style="normal" fo:font-weight="normal" style:font-weight-asian="normal" style:font-weight-complex="normal"/>
    </style:style>
    <style:style style:name="T66" style:family="text">
      <style:text-properties fo:font-variant="normal" fo:text-transform="none" fo:color="#2b2824" style:font-name="Red Hat Display" fo:font-size="12pt" fo:letter-spacing="normal" fo:font-style="normal" fo:font-weight="normal" style:font-size-asian="13pt" style:font-weight-asian="normal" style:font-size-complex="13pt" style:font-weight-complex="normal"/>
    </style:style>
    <style:style style:name="T67" style:family="text">
      <style:text-properties fo:font-variant="normal" fo:text-transform="none" fo:color="#2b2824" style:font-name="Red Hat Display" fo:font-size="12pt" fo:letter-spacing="normal" fo:font-style="normal" fo:font-weight="normal" style:font-size-asian="16pt" style:font-size-complex="16pt"/>
    </style:style>
    <style:style style:name="T68" style:family="text">
      <style:text-properties fo:font-variant="normal" fo:text-transform="none" fo:color="#2b2824" style:font-name="Red Hat Display" fo:font-size="12pt" fo:letter-spacing="normal" fo:font-style="normal" fo:font-weight="normal" style:font-size-asian="12pt" style:font-weight-asian="normal" style:font-size-complex="12pt" style:font-weight-complex="normal"/>
    </style:style>
    <style:style style:name="T69" style:family="text">
      <style:text-properties fo:font-variant="normal" fo:text-transform="none" fo:color="#2b2824" style:font-name="Red Hat Display" fo:font-size="12pt" fo:letter-spacing="normal" fo:font-style="normal" fo:font-weight="bold" style:font-size-asian="16pt" style:font-weight-asian="normal" style:font-size-complex="16pt" style:font-weight-complex="normal"/>
    </style:style>
    <style:style style:name="T70" style:family="text">
      <style:text-properties fo:font-variant="normal" fo:text-transform="none" fo:color="#2b2824" style:font-name="Red Hat Display" fo:font-size="12pt" fo:letter-spacing="normal" fo:font-style="italic" fo:font-weight="bold" fo:background-color="#f4f4f4" style:font-style-asian="italic" style:font-weight-asian="bold" style:font-style-complex="italic" style:font-weight-complex="bold"/>
    </style:style>
    <style:style style:name="T71" style:family="text">
      <style:text-properties fo:font-variant="normal" fo:text-transform="none" fo:color="#2b2824" style:font-name="Red Hat Display" fo:font-size="12pt" fo:letter-spacing="normal" fo:font-style="italic" fo:font-weight="normal" style:font-size-asian="12pt" style:font-style-asian="italic" style:font-weight-asian="normal" style:font-size-complex="12pt" style:font-style-complex="italic" style:font-weight-complex="normal"/>
    </style:style>
    <style:style style:name="T72" style:family="text">
      <style:text-properties fo:font-variant="normal" fo:text-transform="none" fo:color="#2b2824" style:font-name="Red Hat Display" fo:font-size="12pt" fo:letter-spacing="normal" fo:font-style="italic" fo:font-weight="normal" style:font-style-asian="italic" style:font-weight-asian="normal" style:font-style-complex="italic" style:font-weight-complex="normal"/>
    </style:style>
    <style:style style:name="T73" style:family="text">
      <style:text-properties fo:font-variant="normal" fo:text-transform="none" fo:color="#2b2824" style:font-name="Red Hat Display" fo:font-size="13pt" fo:letter-spacing="normal" fo:font-style="normal" fo:font-weight="normal" style:font-size-asian="13pt" style:font-weight-asian="normal" style:font-size-complex="13pt" style:font-weight-complex="normal"/>
    </style:style>
    <style:style style:name="T74" style:family="text">
      <style:text-properties fo:font-variant="normal" fo:text-transform="none" fo:color="#2b2824" style:font-name="Red Hat Display" fo:font-size="13pt" fo:letter-spacing="normal" fo:font-style="italic" fo:font-weight="normal" style:font-size-asian="13pt" style:font-style-asian="italic" style:font-weight-asian="normal" style:font-size-complex="13pt" style:font-style-complex="italic" style:font-weight-complex="normal"/>
    </style:style>
    <style:style style:name="T75" style:family="text">
      <style:text-properties fo:font-variant="normal" fo:text-transform="none" fo:color="#2b2824" style:font-name="Red Hat Display" fo:letter-spacing="normal" fo:font-style="normal"/>
    </style:style>
    <style:style style:name="T76" style:family="text">
      <style:text-properties fo:font-variant="normal" fo:text-transform="none" fo:color="#2b2824" style:font-name="Red Hat Display" fo:letter-spacing="normal" fo:font-style="normal" fo:font-weight="normal" style:font-size-asian="16pt" style:font-size-complex="16pt"/>
    </style:style>
    <style:style style:name="T77" style:family="text">
      <style:text-properties fo:font-variant="normal" fo:text-transform="none" fo:color="#2b2824" style:font-name="Red Hat Display" fo:letter-spacing="normal" fo:font-style="normal" style:font-size-asian="14pt" style:font-weight-asian="bold" style:font-size-complex="14pt" style:font-weight-complex="bold"/>
    </style:style>
    <style:style style:name="T78" style:family="text">
      <style:text-properties fo:font-variant="normal" fo:text-transform="none" fo:color="#898989" style:font-name="Red Hat Display" fo:font-size="13pt" fo:letter-spacing="normal" fo:font-style="normal" fo:font-weight="bold" style:font-size-asian="13pt" style:font-weight-asian="bold" style:font-size-complex="13pt" style:font-weight-complex="bold"/>
    </style:style>
    <style:style style:name="T79" style:family="text">
      <style:text-properties fo:font-variant="normal" fo:text-transform="none" fo:color="#898989" style:font-name="Red Hat Display" fo:font-size="16pt" fo:letter-spacing="normal" fo:font-style="normal" fo:font-weight="bold" style:font-size-asian="16pt" style:font-size-complex="16pt"/>
    </style:style>
    <style:style style:name="T80" style:family="text">
      <style:text-properties fo:font-variant="normal" fo:text-transform="none" fo:font-size="13pt" fo:letter-spacing="normal" fo:font-style="normal" fo:font-weight="bold" style:font-size-asian="13pt" style:font-weight-asian="bold" style:font-size-complex="13pt" style:font-weight-complex="bold"/>
    </style:style>
    <style:style style:name="T81" style:family="text">
      <style:text-properties fo:font-style="normal"/>
    </style:style>
    <style:style style:name="T82" style:family="text">
      <style:text-properties fo:font-style="italic" style:font-style-asian="italic" style:font-style-complex="italic"/>
    </style:style>
    <style:style style:name="T83" style:family="text">
      <style:text-properties style:font-size-asian="12pt" style:font-weight-asian="bold" style:font-size-complex="12pt" style:font-weight-complex="bold"/>
    </style:style>
    <style:style style:name="T84" style:family="text">
      <style:text-properties fo:color="#1c1c1c" style:font-name="Times New Roman"/>
    </style:style>
    <style:style style:name="T85" style:family="text">
      <style:text-properties fo:color="#1c1c1c" style:font-name="Times New Roman" fo:font-size="13pt" fo:font-weight="bold" style:font-size-asian="13pt" style:font-size-complex="13pt"/>
    </style:style>
    <style:style style:name="T86" style:family="text">
      <style:text-properties fo:color="#1c1c1c" style:font-name="Times New Roman" fo:font-weight="bold" style:font-size-asian="12pt" style:font-size-complex="12pt"/>
    </style:style>
    <style:style style:name="T87" style:family="text">
      <style:text-properties fo:color="#1c1c1c" style:font-name="Times New Roman" fo:font-weight="bold" style:font-size-asian="12pt" style:font-weight-asian="bold" style:font-size-complex="12pt" style:font-weight-complex="bold"/>
    </style:style>
    <style:style style:name="T88" style:family="text">
      <style:text-properties fo:color="#1c1c1c" style:font-name="Times New Roman" fo:font-weight="normal" style:font-size-asian="12pt" style:font-weight-asian="normal" style:font-size-complex="12pt" style:font-weight-complex="normal"/>
    </style:style>
    <style:style style:name="T89" style:family="text">
      <style:text-properties fo:color="#1c1c1c" style:font-name="Times New Roman" fo:font-size="12pt" fo:font-weight="normal" style:font-weight-asian="normal" style:font-weight-complex="normal"/>
    </style:style>
    <style:style style:name="T90" style:family="text">
      <style:text-properties fo:color="#1c1c1c" style:font-name="Times New Roman" fo:font-size="12pt" style:text-underline-style="solid" style:text-underline-width="auto" style:text-underline-color="font-color" fo:font-weight="normal" fo:background-color="transparent" style:font-weight-asian="normal" style:font-weight-complex="normal"/>
    </style:style>
    <style:style style:name="T91" style:family="text">
      <style:text-properties fo:color="#d52838" fo:font-weight="bold" fo:background-color="#ffffff"/>
    </style:style>
    <style:style style:name="T92" style:family="text">
      <style:text-properties style:font-name="Red Hat Display" fo:font-size="12pt" fo:font-style="normal" fo:font-weight="normal"/>
    </style:style>
    <style:style style:name="T93" style:family="text">
      <style:text-properties style:font-name="Red Hat Display" fo:font-size="12pt" fo:font-style="normal" fo:font-weight="normal" style:font-style-asian="italic" style:font-weight-asian="bold" style:font-style-complex="italic" style:font-weight-complex="bold"/>
    </style:style>
    <style:style style:name="T94" style:family="text">
      <style:text-properties style:font-name="Red Hat Display" fo:font-size="12pt" fo:font-style="normal" fo:font-weight="normal" style:font-style-asian="normal" style:font-weight-asian="normal" style:font-style-complex="normal" style:font-weight-complex="normal"/>
    </style:style>
    <style:style style:name="T95" style:family="text">
      <style:text-properties style:font-name="Red Hat Display" fo:font-size="12pt" fo:font-style="normal" fo:font-weight="normal" fo:background-color="#f4f4f4" style:font-style-asian="italic" style:font-style-complex="italic"/>
    </style:style>
    <style:style style:name="T96" style:family="text">
      <style:text-properties style:font-name="Red Hat Display" fo:font-size="12pt" fo:font-style="italic" fo:font-weight="bold" style:font-style-asian="italic" style:font-weight-asian="bold" style:font-style-complex="italic" style:font-weight-complex="bold"/>
    </style:style>
    <style:style style:name="T97" style:family="text">
      <style:text-properties style:font-name="Red Hat Display" fo:font-size="12pt" fo:font-style="italic" fo:font-weight="normal" style:font-style-asian="italic" style:font-weight-asian="normal" style:font-style-complex="italic" style:font-weight-complex="normal"/>
    </style:style>
    <style:style style:name="T98" style:family="text">
      <style:text-properties style:font-name="Red Hat Display" fo:font-size="12pt" fo:background-color="#f4f4f4" style:font-style-asian="italic" style:font-style-complex="italic"/>
    </style:style>
    <style:style style:name="T99" style:family="text">
      <style:text-properties fo:color="#2b2824" fo:font-size="12pt" fo:font-weight="normal" style:font-size-asian="16pt" style:font-weight-asian="normal" style:font-size-complex="16pt" style:font-weight-complex="normal"/>
    </style:style>
    <style:style style:name="T100" style:family="text">
      <style:text-properties style:font-style-asian="normal" style:font-style-complex="normal"/>
    </style:style>
    <style:style style:name="T101" style:family="text">
      <style:text-properties fo:font-size="11pt" style:font-size-asian="11pt" style:font-size-complex="11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94"><text:span text:style-name="Strong_20_Emphasis"><text:span text:style-name="T22">ESTHERNANA LEARNING CENTRE</text:span></text:span></text:p>
      <text:p text:style-name="P94"><text:span text:style-name="Strong_20_Emphasis"><text:span text:style-name="T6">Montessori Education &amp; Principles (MEP) and </text:span></text:span></text:p>
      <text:p text:style-name="P94"><text:span text:style-name="Strong_20_Emphasis"><text:span text:style-name="T6">Early Years Learning Framework (EYLF)</text:span></text:span></text:p>
      <text:p text:style-name="P94"><text:span text:style-name="Strong_20_Emphasis"><text:span text:style-name="T17"/></text:span></text:p>
      <text:p text:style-name="P95"><text:span text:style-name="Strong_20_Emphasis"><text:span text:style-name="T17"/></text:span></text:p>
      <text:p text:style-name="P95"><text:span text:style-name="Strong_20_Emphasis"><text:span text:style-name="T19">Montessori Education and Pronciples is an Education for Independence; preparing not just for School but for Life.</text:span></text:span></text:p>
      <text:p text:style-name="P95"><text:span text:style-name="Strong_20_Emphasis"><text:span text:style-name="T19"/></text:span></text:p>
      <text:p text:style-name="P95"><text:span text:style-name="Strong_20_Emphasis"><text:span text:style-name="T19">At EMLC, Chidlren acquire Knowledge through experience in the Environment.</text:span></text:span></text:p>
      <text:p text:style-name="P95"><text:span text:style-name="Strong_20_Emphasis"><text:span text:style-name="T19">ELC, </text:span></text:span></text:p>
      <text:p text:style-name="P94"><text:span text:style-name="Strong_20_Emphasis"><text:span text:style-name="T19"/></text:span></text:p>
      <text:h text:style-name="P65" text:outline-level="2"><text:span text:style-name="Strong_20_Emphasis"><text:span text:style-name="T30">Montessori and EYLF</text:span></text:span></text:h>
      <text:p text:style-name="P45"><text:span text:style-name="T64">Esthernana-Montessori Learning Centre delivers a blended Curriculum that incorporates both the </text:span><text:a xlink:type="simple" xlink:href="https://montessoriacademy.com.au/montessori-education/montessori-curriculum/" text:style-name="Internet_20_link" text:visited-style-name="Visited_20_Internet_20_Link">Montessori Curriculum</text:a><text:span text:style-name="T59"> </text:span><text:span text:style-name="T64">and the Early Years Learning Framework (EYLF). These Programs work together to enhance Children’s learning and development during their crucial formative years.</text:span></text:p>
      <text:p text:style-name="P95"><text:span text:style-name="Strong_20_Emphasis"><text:span text:style-name="T17"/></text:span></text:p>
      <text:p text:style-name="P94"><text:span text:style-name="Strong_20_Emphasis"><text:span text:style-name="T17"/></text:span></text:p>
      <text:h text:style-name="P66" text:outline-level="2"><text:span text:style-name="Strong_20_Emphasis"><text:span text:style-name="T56">What’s the Difference Between Montessori and EYLF?</text:span></text:span></text:h>
      <text:p text:style-name="P45"><text:a xlink:type="simple" xlink:href="https://montessoriacademy.com.au/montessori-education/" text:style-name="Internet_20_link" text:visited-style-name="Visited_20_Internet_20_Link">Montessori Education</text:a><text:span text:style-name="T59"> </text:span><text:span text:style-name="T64">and the Sierra Leone Government’s Early Years Learning Framework (EYLF) work hand-in-hand to positively support Children’s Learning and Development from Birth to age six. Each curriculum provides Children with a different approach to learning that ultimately supports their ‘Being, Belonging, and Becoming.’</text:span></text:p>
      <text:p text:style-name="P39"/>
      <text:p text:style-name="P45"><text:span text:style-name="T64">The EYLF provides direction for Educators to work in partnership with Families to identify Children’s Strengths and Interests, implement effective teaching Strategies and to support them in making a smooth Transition to Primary School. It focuses on Play-Based learning strategies that are informed by children’s interests. Learning outcomes focus on F</text:span><text:a xlink:type="simple" xlink:href="https://montessoriacademy.com.au/montessori-eylf/#eylf" text:style-name="Internet_20_link" text:visited-style-name="Visited_20_Internet_20_Link"><text:span text:style-name="T59">ive key learning outcomes</text:span></text:a><text:span text:style-name="T64">.</text:span></text:p>
      <text:p text:style-name="P39"/>
      <text:p text:style-name="P39">The EYLF is a key component of the National Quality Framework for Early Childhood Education and Care. The Framework offers a Vision where ‘all Children experience learning that is engaging and builds success for life’. Families looking for more information on the EYLF can use the Information for Families Guide.</text:p>
      <text:p text:style-name="P39"/>
      <text:p text:style-name="P39"><text:soft-page-break/>Montessori is an approach to Early Childhood Education that is personalised to each Child’s learning style, Stage of Sevelopment, and Interests. Children develop complete Academic and Wellbeing foundations through Hands-on experience, Real-World application and Problem Solving.</text:p>
      <text:p text:style-name="P45"><text:span text:style-name="T64">The </text:span><text:a xlink:type="simple" xlink:href="https://montessoriacademy.com.au/montessori-education/montessori-curriculum/" text:style-name="Internet_20_link" text:visited-style-name="Visited_20_Internet_20_Link">Montessori Curriculum</text:a><text:span text:style-name="T59"> </text:span><text:span text:style-name="T64">enhances the EYLF by providing Children with the optimal learning Environment, Materials, and Guidance to discover their full Potential. The Montessori Curriculum covers five key learning areas that focus on nurturing strong Academic and Wellbeing foundations. Montessori learning provides Children with Hands-on learning experiences using E</text:span><text:a xlink:type="simple" xlink:href="https://montessoriacademy.com.au/montessori-education/montessori-learning-materials/" text:style-name="Internet_20_link" text:visited-style-name="Visited_20_Internet_20_Link">ducational Materials</text:a><text:span text:style-name="T59"> </text:span><text:span text:style-name="T64">that teach Real-Life Skills and inspire a love of learning.</text:span></text:p>
      <text:p text:style-name="P39"/>
      <text:p text:style-name="P47">Link Between Montessori Education and EYLF </text:p>
      <text:p text:style-name="P45">-</text:p>
      <text:p text:style-name="P45">-</text:p>
      <text:p text:style-name="P45">-</text:p>
      <text:p text:style-name="P45">-</text:p>
      <text:p text:style-name="P45">-</text:p>
      <text:p text:style-name="P45"/>
      <text:p text:style-name="P45"/>
      <text:p text:style-name="P45"/>
      <text:h text:style-name="P15" text:outline-level="2">How Montessori and the EYLF Work Together</text:h>
      <text:h text:style-name="P35" text:outline-level="3"/>
      <text:h text:style-name="P36" text:outline-level="3">Practical Life</text:h>
      <text:p text:style-name="P54">Through Montessori Practical Life activities, Children develop the following skills that link to the EYLF:</text:p>
      <text:list xml:id="list385362926256181715" text:style-name="L1">
        <text:list-item>
          <text:p text:style-name="P136">Demonstrate increasing awareness of the needs and rights of others</text:p>
        </text:list-item>
        <text:list-item>
          <text:p text:style-name="P196">Are open to new challenges and taking considered risks</text:p>
        </text:list-item>
        <text:list-item>
          <text:p text:style-name="P196">Approach new safe situations with confidence</text:p>
        </text:list-item>
        <text:list-item>
          <text:p text:style-name="P196">Begin to initiate negotiating and sharing behaviours</text:p>
        </text:list-item>
        <text:list-item>
          <text:p text:style-name="P196">Make choices and decisions.</text:p>
        </text:list-item>
      </text:list>
      <text:p text:style-name="P74"/>
      <text:p text:style-name="P74"/>
      <text:h text:style-name="P71" text:outline-level="3">Sensorial</text:h>
      <text:list xml:id="list3434358100182604024" text:style-name="L2">
        <text:list-item>
          <text:p text:style-name="P137">Uses and names a range of tools, resources and techniques in investigations</text:p>
        </text:list-item>
        <text:list-item>
          <text:p text:style-name="P197">Uses his/her senses to explore natural and built environments and materials for use in play situations</text:p>
        </text:list-item>
        <text:list-item>
          <text:p text:style-name="P197">Explores the purpose and function of a range of tools</text:p>
        </text:list-item>
        <text:list-item>
          <text:p text:style-name="P197"><text:soft-page-break/>Manipulates and experiments with resources to investigate, take apart, assemble, invent and construct</text:p>
        </text:list-item>
        <text:list-item>
          <text:p text:style-name="P197">Utilises the senses to gain information when exploring the world around them</text:p>
        </text:list-item>
      </text:list>
      <text:p text:style-name="P74"/>
      <text:p text:style-name="P43"/>
      <text:h text:style-name="P36" text:outline-level="3">Mathematics</text:h>
      <text:p text:style-name="P54">Through Montessori Mathematics activities, Children develop the following Skills that link to the EYLF:</text:p>
      <text:list xml:id="list8482949325118572583" text:style-name="L3">
        <text:list-item>
          <text:p text:style-name="P138">Engage in simple investigations and explorations</text:p>
        </text:list-item>
        <text:list-item>
          <text:p text:style-name="P198">Apply a wide range of thinking strategies to solve problems</text:p>
        </text:list-item>
        <text:list-item>
          <text:p text:style-name="P198">Persist when faced with challenges and when first attempts are not successful</text:p>
        </text:list-item>
        <text:list-item>
          <text:p text:style-name="P198">Uses reflective thinking to consider why things happen and what can be learned</text:p>
        </text:list-item>
        <text:list-item>
          <text:p text:style-name="P198">Develops investigative skills through instructive play and experiential learning</text:p>
        </text:list-item>
      </text:list>
      <text:p text:style-name="P43"/>
      <text:p text:style-name="P45"/>
      <text:h text:style-name="P36" text:outline-level="3">Language</text:h>
      <text:p text:style-name="P54">Through Montessori Language activities, Children develop the following Skills that link to the EYLF:</text:p>
      <text:list xml:id="list2804462950605335480" text:style-name="L4">
        <text:list-item>
          <text:p text:style-name="P139">Attempts to ‘read’ and shares texts for personal purposes</text:p>
        </text:list-item>
        <text:list-item>
          <text:p text:style-name="P199">Explores texts from a range of different perspectives</text:p>
        </text:list-item>
        <text:list-item>
          <text:p text:style-name="P199">Actively uses, engages with, and shares their enjoyment of language</text:p>
        </text:list-item>
        <text:list-item>
          <text:p text:style-name="P199">Investigates words and word meanings</text:p>
        </text:list-item>
        <text:list-item>
          <text:p text:style-name="P199">Makes connections between text and their own experiences and ideas</text:p>
        </text:list-item>
        <text:list-item>
          <text:p text:style-name="P199">Identifies some elements of books and conventional texts</text:p>
        </text:list-item>
        <text:list-item>
          <text:p text:style-name="P199">Recognises components of text, e.g. letters, words, sentence, pictures, page, title, author, illustrator</text:p>
        </text:list-item>
        <text:list-item>
          <text:p text:style-name="P199">Recognises own written name</text:p>
        </text:list-item>
      </text:list>
      <text:p text:style-name="P45"/>
      <text:h text:style-name="P36" text:outline-level="3">Care for the Environment</text:h>
      <text:p text:style-name="P54">Through Care for the Environment children develop the following skills that link to the EYLF:</text:p>
      <text:list xml:id="list5157780921871202725" text:style-name="L5">
        <text:list-item>
          <text:p text:style-name="P140">Considers the importance of picking up own Rubbish/Trash</text:p>
        </text:list-item>
        <text:list-item>
          <text:p text:style-name="P200">Demonstrates increasing knowledge of, and respect for natural and constructed environments</text:p>
        </text:list-item>
        <text:list-item>
          <text:p text:style-name="P200">Explores relationships with other living and non-living things and observe, notice and respond to change</text:p>
        </text:list-item>
        <text:list-item>
          <text:p text:style-name="P200">Develops an awareness of the impact of human activity on environments and the interdependence of living things</text:p>
        </text:list-item>
        <text:list-item>
          <text:p text:style-name="P200">Demonstrates respect for Plants, Animals, Places</text:p>
        </text:list-item>
        <text:list-item>
          <text:p text:style-name="P200">Takes responsibility for own Actions</text:p>
        </text:list-item>
      </text:list>
      <text:p text:style-name="P74"/>
      <text:p text:style-name="P74"/>
      <text:p text:style-name="P74"/>
      <text:h text:style-name="P70" text:outline-level="3"><text:soft-page-break/>Grace and Courtesy</text:h>
      <text:p text:style-name="P54">Through Grace and Courtesy, Children develop the following skills that link to the EYLF:</text:p>
      <text:list xml:id="list3358371574876707152" text:style-name="L6">
        <text:list-item>
          <text:p text:style-name="P141">Engages in and contributes to shared play experiences</text:p>
        </text:list-item>
        <text:list-item>
          <text:p text:style-name="P201">Expresses a range of emotions, thoughts and views constructively</text:p>
        </text:list-item>
        <text:list-item>
          <text:p text:style-name="P201">Displays awareness and respect of others’ perspectives</text:p>
        </text:list-item>
        <text:list-item>
          <text:p text:style-name="P201">Reflects on their actions and considers consequences for others</text:p>
        </text:list-item>
        <text:list-item>
          <text:p text:style-name="P201">Expresses empathy for others</text:p>
        </text:list-item>
        <text:list-item>
          <text:p text:style-name="P201">Recognises own and others emotions</text:p>
        </text:list-item>
        <text:list-item>
          <text:p text:style-name="P201">Shows interest in other Children and being part of a Group</text:p>
        </text:list-item>
      </text:list>
      <text:p text:style-name="P74"/>
      <text:p text:style-name="P74"/>
      <text:p text:style-name="P74"/>
      <text:h text:style-name="P70" text:outline-level="3">Montessori Learning Outcomes</text:h>
      <text:list xml:id="list4140529413986138665" text:style-name="L7">
        <text:list-item>
          <text:p text:style-name="P142">Children develop holistically with an equal focus on Academics and overall Wellbeing</text:p>
        </text:list-item>
        <text:list-item>
          <text:p text:style-name="P202">Children develop independence, concentration, and Real-Life Skills</text:p>
        </text:list-item>
        <text:list-item>
          <text:p text:style-name="P202">Children express a range of emotions, reflect on their actions, and demonstrate awareness of others Perspectives</text:p>
        </text:list-item>
        <text:list-item>
          <text:p text:style-name="P202">Children develop investigative Skills, ask questions, and apply a range of thinking strategies to Problem-Solve</text:p>
        </text:list-item>
        <text:list-item>
          <text:p text:style-name="P202">Children use their senses to explore, investigate, and create</text:p>
        </text:list-item>
        <text:list-item>
          <text:p text:style-name="P202">Children participate in Physical Activities and follow the Rules of the Games</text:p>
        </text:list-item>
        <text:list-item>
          <text:p text:style-name="P202">Children show Self-Confidence and interact well with others</text:p>
        </text:list-item>
        <text:list-item>
          <text:p text:style-name="P202">Children respond to challenges and demonstrates Problem-Solving Skills</text:p>
        </text:list-item>
        <text:list-item>
          <text:p text:style-name="P202">Children demonstrate care for the Environment and an interest in Sustainability</text:p>
        </text:list-item>
      </text:list>
      <text:p text:style-name="P74"/>
      <text:p text:style-name="P74"/>
      <text:h text:style-name="P70" text:outline-level="3">EYLF Learning Outcomes</text:h>
      <text:p text:style-name="P54">There are five key outcomes of the EYLF:</text:p>
      <text:list xml:id="list9041137186455568770" text:style-name="L8">
        <text:list-item>
          <text:p text:style-name="P143">Outcome 1: Children have a strong sense of identity</text:p>
        </text:list-item>
        <text:list-item>
          <text:p text:style-name="P203">Outcome 2: Children are connected with and contribute to their World</text:p>
        </text:list-item>
        <text:list-item>
          <text:p text:style-name="P203">Outcome 3: Children have a strong sense of Well-being</text:p>
        </text:list-item>
        <text:list-item>
          <text:p text:style-name="P203">Outcome 4: Children are confident and involved Learners</text:p>
        </text:list-item>
        <text:list-item>
          <text:p text:style-name="P203">Outcome 5: Children are effective Communicators</text:p>
        </text:list-item>
      </text:list>
      <text:p text:style-name="P74"/>
      <text:p text:style-name="P74">…...............................................................................</text:p>
      <text:p text:style-name="P74"/>
      <text:h text:style-name="P69" text:outline-level="2"><text:s/>Montessori Education Programs</text:h>
      <text:p text:style-name="P75">Montessori Education Programs inspire children towards a lifelong love of learning by appealing to their interests, encouraging them in directing their own learning, and by fulfilling their developmental need for independence and self-mastery. Through Montessori Education Programs, Children become confident, independent Learners with the knowledge and Skills to thrive at School and in Life.</text:p>
      <text:h text:style-name="P10" text:outline-level="3"><text:soft-page-break/>Our Education Programs</text:h>
      <text:p text:style-name="P75">Esthernana-Montessori Learning Centre's Education Programs are Child-Centred, Hands-on, and designed with multiple learning styles in mind. They focus on providing Children with the optimal Learning Environment, Materials, and Guidance to discover their full Potential.</text:p>
      <text:p text:style-name="P75"/>
      <text:p text:style-name="P75">Each of our Education Programs are based on Doctor Montessori’s findings about how to best support Children’s complete development during their formative years. Programs are child-led and self-paced while guided and enriched by knowledgable educators. In Montessori, the classroom, the students, and the educators come together to form a personalised approach to learning.</text:p>
      <text:p text:style-name="P75"/>
      <text:p text:style-name="P39">Through Montessori Education, Children develop a concrete understanding of key learning areas while developing a diverse range of real-life skills that set them up for success at school and in life. The benefits of Montessori education are time-tested and continue to be proven to deliver outstanding academic and wellbeing outcomes for Children.</text:p>
      <text:p text:style-name="P75"/>
      <text:p text:style-name="P76">The Core Montessori Beliefs</text:p>
      <text:p text:style-name="P74"/>
      <text:p text:style-name="P74">- All Children are burn intelligent </text:p>
      <text:p text:style-name="P74">- Children have absurbant Mind</text:p>
      <text:p text:style-name="P74">- The first six years of life are crucial in a Child's Development</text:p>
      <text:p text:style-name="P74">- Education should focus on preparing the whole Child</text:p>
      <text:p text:style-name="P74">- Learning should be individually focused and Selflf-Pace</text:p>
      <text:p text:style-name="P74">- The Eucator's role is to guide and enrich each individual's learning porcess</text:p>
      <text:p text:style-name="P74">- Motivationto leat should come from within</text:p>
      <text:p text:style-name="P74">- Children learn best through Exploration, Problem-Solving and Experience</text:p>
      <text:p text:style-name="P74"/>
      <text:p text:style-name="P74"/>
      <text:p text:style-name="P74"/>
      <text:h text:style-name="P18" text:outline-level="2">Infant Program<text:tab/>Age 1 - 2 Years</text:h>
      <text:p text:style-name="P40">The Montessori Infant Program provides Children with a nurturing Learning Environment that is full of Educational Materials that meet their specific developmental needs and interests during the first two Years of Life.</text:p>
      <text:p text:style-name="P40"/>
      <text:p text:style-name="P40">Learning Goals for Infants focus on Movement Skills, Language Development, Developmental Milestones, Fine Motor Development, Social Skills, and the joy of every Child.</text:p>
      <text:p text:style-name="P46"><text:soft-page-break/><text:span text:style-name="T64">During this Stage of Development, Infants move through S</text:span><text:a xlink:type="simple" xlink:href="https://montessoriacademy.com.au/how-to-recognise-and-support-sensitive-periods-in-your-childs-development/" text:style-name="Internet_20_link" text:visited-style-name="Visited_20_Internet_20_Link">ensitive Periods</text:a><text:span text:style-name="T60"> </text:span><text:span text:style-name="T64">for Movement, Hand-Eye Coordination, Language, Order, Small objects, and Toilet raining. The design of the Infant Classroom, and the Educational Materials within in, reflect these interests and provide rich opportunities for learning.</text:span></text:p>
      <text:p text:style-name="P40"/>
      <text:p text:style-name="P46"><text:span text:style-name="T64">Similarly, the D</text:span><text:a xlink:type="simple" xlink:href="https://montessoriacademy.com.au/resources/infant-daily-routine/" text:style-name="Internet_20_link" text:visited-style-name="Visited_20_Internet_20_Link">aily Routine</text:a><text:span text:style-name="T60"> </text:span><text:span text:style-name="T64">reflects this age group's need for consistency and repetition, while embracing Children’s individual needs, interests, stage of development, and learning styles.</text:span></text:p>
      <text:p text:style-name="P40">Once Children complete the Infant Program, they progress to the <text:a xlink:type="simple" xlink:href="https://montessoriacademy.com.au/education-programs/toddler-program/" office:target-frame-name="_blank" xlink:show="new" text:style-name="Internet_20_link" text:visited-style-name="Visited_20_Internet_20_Link"><text:span text:style-name="T91">Montessori Toddler Program</text:span></text:a>, where they gain a formal Introduction to all Five Areas of the Montessori Curriculum. </text:p>
      <text:p text:style-name="P74"/>
      <text:p text:style-name="P74"/>
      <text:h text:style-name="P19" text:outline-level="2">Infant Learning Goals</text:h>
      <text:h text:style-name="P51" text:outline-level="3">Achieving Physical Development milestones such as crawling, walking, climbing and jumping</text:h>
      <text:p text:style-name="P53">Achieving physical development milestones such as crawling, walking, climbing, and jumping is supported by providing infants with freedom to move in unobstructed spaces and engaging them in outdoor and music &amp; movement programs, offering opportunities for exploration and practice of gross motor skills in a safe and stimulating environment, promoting physical development and motor coordination from an early age.</text:p>
      <text:p text:style-name="P52"/>
      <text:h text:style-name="P50" text:outline-level="3">Demonstrates independence skills such as self-feeding</text:h>
      <text:p text:style-name="P53">Demonstrating independence skills such as self-feeding is encouraged in infant learning through opportunities to practice these skills during the daily routine and practical life activities, such as spooning, where infants are given freedom to explore and develop self-feeding abilities, fostering autonomy and self-sufficiency from an early age.</text:p>
      <text:p text:style-name="P52"/>
      <text:h text:style-name="P50" text:outline-level="3">Beginning to use one to two word phrases</text:h>
      <text:p text:style-name="P53">Infants begin to use one to two-word phrases through exposure to the Montessori Language Curriculum and the encouragement of freedom of expression, providing opportunities for infants to engage in meaningful communication and language exploration, fostering early language development and the expression of simple thoughts and needs.</text:p>
      <text:p text:style-name="P52"><text:soft-page-break/><text:line-break/><text:span text:style-name="Strong_20_Emphasis"><text:span text:style-name="T31">Knows the names of body parts, colours, and shapes</text:span></text:span></text:p>
      <text:p text:style-name="P53">Knowing the names of body parts, colours, and shapes is facilitated through the use of Language Cards in infant learning, providing visual and auditory stimulation to support early language development and cognitive understanding, fostering the recognition and naming of basic concepts essential for communication and cognitive growth.</text:p>
      <text:p text:style-name="P95"><text:span text:style-name="Strong_20_Emphasis"><text:span text:style-name="T17"/></text:span></text:p>
      <text:h text:style-name="P61" text:outline-level="3"><text:span text:style-name="Strong_20_Emphasis"><text:span text:style-name="T31">Plays alongside others</text:span></text:span></text:h>
      <text:p text:style-name="P53">Encouraging parallel play and social exploration, infants engage in playing alongside others through freedom of interaction and movement, with open-ended play activities such as building blocks, playdough, craft, and outdoor games provided to develop motor skills and creativity in a supportive and stimulating environment.</text:p>
      <text:p text:style-name="P41"/>
      <text:h text:style-name="P61" text:outline-level="3"><text:span text:style-name="Strong_20_Emphasis"><text:span text:style-name="T31">Chooses an activity and packs it away</text:span></text:span></text:h>
      <text:p text:style-name="P53">Facilitating independence in infants, the ability to choose an activity and pack it away is nurtured through Montessori presentations, where adults role model the process, providing visual demonstrations and guidance on selecting and tidying up materials, fostering autonomy and responsibility in daily routines.</text:p>
      <text:p text:style-name="P41"/>
      <text:h text:style-name="P61" text:outline-level="3"><text:span text:style-name="Strong_20_Emphasis"><text:span text:style-name="T31">Explores objects in different ways</text:span></text:span></text:h>
      <text:p text:style-name="P53">Infants explore objects in various ways through the freedom to work with activities and the opportunity for repetition, allowing them to manipulate objects, experiment with different movements, and engage in sensory exploration, fostering curiosity and sensorimotor development in a supportive and unrestricted learning environment.</text:p>
      <text:p text:style-name="P95"><text:span text:style-name="Strong_20_Emphasis"><text:span text:style-name="T17"/></text:span></text:p>
      <text:h text:style-name="P61" text:outline-level="3"><text:span text:style-name="Strong_20_Emphasis"><text:span text:style-name="T31">Uses simple gestures to communicate</text:span></text:span></text:h>
      <text:p text:style-name="P53">Encouraging communication development in infants involves incorporating simple gestures into their interactions, facilitated by the Montessori Language Curriculum, which supports non-verbal communication through activities such as sign language or pointing, providing infants with tools to express their needs, desires, and emotions before they develop verbal language skills.</text:p>
      <text:p text:style-name="P95"><text:span text:style-name="Strong_20_Emphasis"><text:span text:style-name="T17"/></text:span></text:p>
      <text:p text:style-name="P95"><text:span text:style-name="Strong_20_Emphasis"><text:span text:style-name="T17"/></text:span></text:p>
      <text:h text:style-name="P65" text:outline-level="2"><text:soft-page-break/><text:span text:style-name="Strong_20_Emphasis"><text:span text:style-name="T36">Infant Curriculum</text:span></text:span></text:h>
      <text:p text:style-name="P95"><text:span text:style-name="Strong_20_Emphasis"><text:span text:style-name="T17"/></text:span></text:p>
      <text:h text:style-name="P62" text:outline-level="3">Early Years Learning Framework</text:h>
      <text:p text:style-name="P49">The Montessori Curriculum and the Australian Government’s Early Years Learning Framework (EYLF): Belonging, Being &amp; Becoming work together to nurture children’s potential. The EYLF incorporates five outcomes:</text:p>
      <text:list xml:id="list1092804829843291138" text:style-name="L9">
        <text:list-item>
          <text:p text:style-name="P146">Outcome 1: Children have a strong sense of identity</text:p>
        </text:list-item>
        <text:list-item>
          <text:p text:style-name="P207">Outcome 2: Children are connected with and contribute to their world</text:p>
        </text:list-item>
        <text:list-item>
          <text:p text:style-name="P207">Outcome 3: Children have a strong sense of wellbeing</text:p>
        </text:list-item>
        <text:list-item>
          <text:p text:style-name="P207">Outcome 4: Children are confident and involved learners</text:p>
        </text:list-item>
        <text:list-item>
          <text:p text:style-name="P207">Outcome 5: Children are effective communicators</text:p>
        </text:list-item>
      </text:list>
      <text:p text:style-name="P95"/>
      <text:p text:style-name="P95"/>
      <text:h text:style-name="P62" text:outline-level="3">Language</text:h>
      <text:p text:style-name="P49">The Montessori Language Curriculum introduces infants to spoken and written language. Children use language materials to explore names, sounds, songs and music.</text:p>
      <text:p text:style-name="P12"><text:span text:style-name="Strong_20_Emphasis"><text:span text:style-name="T65">Example materials and activities include:</text:span></text:span></text:p>
      <text:list xml:id="list4056486327120458502" text:style-name="L10">
        <text:list-item>
          <text:p text:style-name="P147">Colour and object matching cards</text:p>
        </text:list-item>
        <text:list-item>
          <text:p text:style-name="P208">Object picture matching</text:p>
        </text:list-item>
        <text:list-item>
          <text:p text:style-name="P208">Reading</text:p>
        </text:list-item>
        <text:list-item>
          <text:p text:style-name="P208">Puppets</text:p>
        </text:list-item>
        <text:list-item>
          <text:p text:style-name="P208">Music and songs</text:p>
        </text:list-item>
      </text:list>
      <text:p text:style-name="P85"/>
      <text:p text:style-name="P95"/>
      <text:h text:style-name="P61" text:outline-level="3"><text:span text:style-name="Strong_20_Emphasis"><text:span text:style-name="T47">Sensorial</text:span></text:span></text:h>
      <text:p text:style-name="P49">The Sensorial Curriculum assists in refining the senses of sight, sound, touch, taste and smell. Through sensorial materials children develop the ability to discriminate by size, colour, and texture.</text:p>
      <text:p text:style-name="P12"><text:span text:style-name="Strong_20_Emphasis"><text:span text:style-name="T65">Example materials and activities include:</text:span></text:span></text:p>
      <text:list xml:id="list8135701174107521704" text:style-name="L11">
        <text:list-item>
          <text:p text:style-name="P148">Imbucare object permanence boxes</text:p>
        </text:list-item>
        <text:list-item>
          <text:p text:style-name="P209">Three discs on the vertical dowel</text:p>
        </text:list-item>
        <text:list-item>
          <text:p text:style-name="P209">3D object fitting exercise</text:p>
        </text:list-item>
        <text:list-item>
          <text:p text:style-name="P209">Sensory balls</text:p>
        </text:list-item>
        <text:list-item>
          <text:p text:style-name="P209">Puzzles</text:p>
        </text:list-item>
      </text:list>
      <text:p text:style-name="P11"><text:span text:style-name="Strong_20_Emphasis"><text:span text:style-name="T19"/></text:span></text:p>
      <text:p text:style-name="P95"><text:span text:style-name="Strong_20_Emphasis"><text:span text:style-name="T17"/></text:span></text:p>
      <text:p text:style-name="P95"><text:span text:style-name="Strong_20_Emphasis"><text:span text:style-name="T17"/></text:span></text:p>
      <text:h text:style-name="P61" text:outline-level="3"><text:soft-page-break/><text:span text:style-name="Strong_20_Emphasis"><text:span text:style-name="T47">Wellbeing</text:span></text:span></text:h>
      <text:p text:style-name="P49">Children’s happiness and wellbeing is at the core of everything we do. The Infant Curriculum nurtures children’s potential through positive, warm interactions, and collaborative partnerships with families. This includes respecting and valuing each family’s culture, beliefs, parenting style, and preferences for their child.</text:p>
      <text:p text:style-name="P100"><text:span text:style-name="Strong_20_Emphasis"><text:span text:style-name="T66">Each child’s individual eating and sleeping schedule can be accommodated</text:span></text:span></text:p>
      <text:list xml:id="list6405793905630574459" text:style-name="L12">
        <text:list-item>
          <text:p text:style-name="P210">Breastfeeding and supplying expressed breastmilk is welcome</text:p>
        </text:list-item>
        <text:list-item>
          <text:p text:style-name="P210">Cloth nappies can be accommodated</text:p>
        </text:list-item>
        <text:list-item>
          <text:p text:style-name="P210">Families are supported and invited to contribute to the program</text:p>
        </text:list-item>
      </text:list>
      <text:p text:style-name="P95"><text:span text:style-name="Strong_20_Emphasis"><text:span text:style-name="T17"/></text:span></text:p>
      <text:p text:style-name="P95"><text:span text:style-name="Strong_20_Emphasis"><text:span text:style-name="T17"/></text:span></text:p>
      <text:h text:style-name="P61" text:outline-level="3"><text:span text:style-name="Strong_20_Emphasis"><text:span text:style-name="T47">Movement Skills</text:span></text:span></text:h>
      <text:p text:style-name="P49">Infants learn through movement and exploration. Learning goals for infants include healthy physical development. Through the Infant Curriculum, children develop fine motor, gross motor, and fundamental movement skills.</text:p>
      <text:p text:style-name="P100"><text:span text:style-name="Strong_20_Emphasis"><text:span text:style-name="T73">Example materials and activities include:</text:span></text:span></text:p>
      <text:list xml:id="list2193437744606581040" text:style-name="L13">
        <text:list-item>
          <text:p text:style-name="P149">Tummy time</text:p>
        </text:list-item>
        <text:list-item>
          <text:p text:style-name="P211">Visual mobiles</text:p>
        </text:list-item>
        <text:list-item>
          <text:p text:style-name="P211">Stair climbing</text:p>
        </text:list-item>
        <text:list-item>
          <text:p text:style-name="P211">Bead maze</text:p>
        </text:list-item>
        <text:list-item>
          <text:p text:style-name="P211">Pull toy and rolling toy</text:p>
        </text:list-item>
      </text:list>
      <text:p text:style-name="P95"><text:span text:style-name="Strong_20_Emphasis"><text:span text:style-name="T19"/></text:span></text:p>
      <text:p text:style-name="P95"><text:span text:style-name="Strong_20_Emphasis"><text:span text:style-name="T17"/></text:span></text:p>
      <text:h text:style-name="P61" text:outline-level="3"><text:span text:style-name="Strong_20_Emphasis"><text:span text:style-name="T47">Practical Life</text:span></text:span></text:h>
      <text:p text:style-name="P49">The Infant Program is designed to meet the developmental needs and interests of children aged 0-2. Children learn through movement and exploration using their senses.</text:p>
      <text:p text:style-name="P100"><text:span text:style-name="Strong_20_Emphasis"><text:span text:style-name="T73">Example Materials</text:span></text:span></text:p>
      <text:list xml:id="list8837028934325934706" text:style-name="L14">
        <text:list-item>
          <text:p text:style-name="P150">Treasure baskets</text:p>
        </text:list-item>
        <text:list-item>
          <text:p text:style-name="P212">Fabric matching</text:p>
        </text:list-item>
        <text:list-item>
          <text:p text:style-name="P212">Spooning</text:p>
        </text:list-item>
        <text:list-item>
          <text:p text:style-name="P212">Pegging</text:p>
        </text:list-item>
        <text:list-item>
          <text:p text:style-name="P212">Nesting objects</text:p>
        </text:list-item>
      </text:list>
      <text:p text:style-name="P95"><text:span text:style-name="Strong_20_Emphasis"><text:span text:style-name="T19"/></text:span></text:p>
      <text:p text:style-name="P95"><text:span text:style-name="Strong_20_Emphasis"><text:span text:style-name="T19"/></text:span></text:p>
      <text:h text:style-name="P65" text:outline-level="2"><text:soft-page-break/><text:span text:style-name="Strong_20_Emphasis"><text:span text:style-name="T18"/></text:span></text:h>
      <text:h text:style-name="P65" text:outline-level="2"><text:span text:style-name="Strong_20_Emphasis"><text:span text:style-name="T30">Daily Routine Overview</text:span></text:span></text:h>
      <text:p text:style-name="P40">The Infant Routine outlines the typical daily flow for Children aged six Weeks to two years in the Montessori Infant Community. The Infant’s Daily Routine provides a consistent pattern of activities for learning time, meals, rest, and outdoor play. The predictability of the routine helps Children to feel secure and positively influences their Emotional, Cognitive, and Social Development.</text:p>
      <text:p text:style-name="P95"><text:span text:style-name="Strong_20_Emphasis"><text:span text:style-name="T19"/></text:span></text:p>
      <text:p text:style-name="P95"><text:span text:style-name="Strong_20_Emphasis"><text:span text:style-name="T17"/></text:span></text:p>
      <text:h text:style-name="P65" text:outline-level="2"><text:span text:style-name="Strong_20_Emphasis"><text:span text:style-name="T30">About the Infant Routine</text:span></text:span></text:h>
      <text:list xml:id="list5231123459222428592" text:style-name="L15">
        <text:list-item>
          <text:p text:style-name="P133">The daily routine may be altered to accommodate for seasonal changes, wet weather, and special events</text:p>
        </text:list-item>
        <text:list-item>
          <text:p text:style-name="P204">Spontaneous groups times occur throughout the day</text:p>
        </text:list-item>
        <text:list-item>
          <text:p text:style-name="P204">Educators plan learning experiences for each day (these are displayed on the Curriculum Planning Sheets in your child’s classroom)</text:p>
        </text:list-item>
        <text:list-item>
          <text:p text:style-name="P204">We seek to accommodate each Child’s individual eating and sleeping Schedule</text:p>
        </text:list-item>
        <text:list-item>
          <text:p text:style-name="P204">All Montessori Academy Childcare centres are safe and allergy aware</text:p>
        </text:list-item>
        <text:list-item>
          <text:p text:style-name="P204">A record of the Child’s day is communicated to the Parents via our Family Communication App.</text:p>
        </text:list-item>
      </text:list>
      <text:p text:style-name="P95"><text:span text:style-name="Strong_20_Emphasis"><text:span text:style-name="T17"/></text:span></text:p>
      <text:p text:style-name="P95"><text:span text:style-name="Strong_20_Emphasis"><text:span text:style-name="T45">EMLC opens from Monday to Friday during the following times of each day:</text:span></text:span></text:p>
      <text:h text:style-name="P16" text:outline-level="2">7:30 AM – 9:00 AM<text:tab/>Morning Routine</text:h>
      <text:p text:style-name="P39">Esthernana-Montessori Learning Centre (EMLC) opens at 7:30am. Upon arrival, Parents remember to sign their Children in, and place each Child's bag and belongings in their Locker. Each Child needs a labelled water bottle, Hat, and spare set of Clothes each day. EMLC is a non-Catered Centre, the Children will also need a surficient Healthy packed Lunch.</text:p>
      <text:p text:style-name="P39">When the Parents are ready to enter the Classroom, they knock at the Door, and wait for an Educator to greet the Child. Older children are encouraged to knock on the Door once they have been introduced to the Grace and Courtesy Curriculum.</text:p>
      <text:p text:style-name="P95"><text:span text:style-name="Strong_20_Emphasis"><text:span text:style-name="T17"/></text:span></text:p>
      <text:p text:style-name="P95"><text:span text:style-name="Strong_20_Emphasis"><text:span text:style-name="T17"/></text:span></text:p>
      <text:h text:style-name="P65" text:outline-level="2"><text:soft-page-break/><text:span text:style-name="Strong_20_Emphasis"><text:span text:style-name="T30">Work Cycle</text:span></text:span></text:h>
      <text:p text:style-name="P39">Once the Children enter the Classroom they will begin the Montessori Work Cycle. During this time, younger Children will interact with their Educators and Peers in a small Group setting, while older Children will choose work from the Shelves and work independently.</text:p>
      <text:p text:style-name="P39">Educators present Lessons to the Children, introduce the Montessori Materials, and allow them to work with the Material at their own pace. Learning is individually paced and based on each Child’s Developmental Needs and Interests</text:p>
      <text:h text:style-name="P16" text:outline-level="2">9:00 AM – 11:30 AM<text:tab/><text:tab/>Mid-Morning Routine</text:h>
      <text:p text:style-name="P39">Around 9am, Children enjoy a Nutritious Morning Tea/Breakfast from a rotating Menu of fresh Fruit, Muffins, Cereal, Healthy Slices, and Sandwiches accompanied by Milk or Water. Younger Children will Nap according their Sleep Routine and daily needs.</text:p>
      <text:p text:style-name="P39">The Children then go Outdoor to play and engage in activities that encourage the Development of fundamental Movement Skills. Children learn how to roll a ball, play in the Sandpit, engage in collaborative Play, chase Bubbles, Climb, and participate in Games, Music, and Dancing activities.</text:p>
      <text:p text:style-name="P39"/>
      <text:h text:style-name="P65" text:outline-level="2"><text:span text:style-name="Strong_20_Emphasis"><text:span text:style-name="T30">Group Time</text:span></text:span></text:h>
      <text:p text:style-name="P39">After Outdoor Play, the Infants engage in Group Time Activities centred on Children’s interests. These planned activities are documented on the <text:span text:style-name="T82">Infant Curriculum Planning</text:span> <text:span text:style-name="T82">Sheets</text:span>. Planned activities may include a group <text:span text:style-name="T100">interest Project</text:span><text:span text:style-name="T82">,</text:span> Art and Craft, Sustainability, Culture, or Music and Movement. Throughout the day Children participate in both planned and spontaneous group time experiences.</text:p>
      <text:p text:style-name="P95"><text:span text:style-name="Strong_20_Emphasis"><text:span text:style-name="T17"/></text:span></text:p>
      <text:h text:style-name="P16" text:outline-level="2">11:30<text:tab/>AM – 12:00<text:tab/>Lunch Time</text:h>
      <text:p text:style-name="P39">Around 11:30am, the Children settle in for the Lunchtime Routine. Lunch is a Social time, where Educators encourage talking about different types of Food and Table manners. Lunch is also a time to practice Skills such as Finger feeding and learning how to use a spoon and fork.</text:p>
      <text:p text:style-name="P39">After Lunch, Children sleep or have quiet rest time. The Room is darkened and quiet sleep Music <text:span text:style-name="T4">lulls</text:span> the Children into a restful sleep. Younger Children sleep in a Cot while older Children typically sleep on floor Beds/matresses. Children who are not yet Self-Settlers are gently patted to sleep. Each Child’s individual sleep Routine is accommodated.</text:p>
      <text:p text:style-name="P95"><text:span text:style-name="Strong_20_Emphasis"><text:span text:style-name="T17"/></text:span></text:p>
      <text:p text:style-name="P95"><text:soft-page-break/><text:span text:style-name="Strong_20_Emphasis"><text:span text:style-name="T17"/></text:span></text:p>
      <text:h text:style-name="P16" text:outline-level="2">12:00 - 2:00PM<text:tab/><text:tab/>Afternoon Routine – Rest Time</text:h>
      <text:p text:style-name="P39">Around 2:00pm Children begin to wake up, and afternoon snacks is served from their Lunch Packs. Afternoon Snacks is typically fresh Vegetable sticks and dip, Sandwiches, and Biskuits, Yoghurt, wraps, fresh Fruit, or Healthy muffins accompanied with water.</text:p>
      <text:p text:style-name="P39">Once children have finished afternoon tea, they proceed outside to play. Children follow their interests, explore the Outdoors, and participate in individual and group  experiences that foster the Development of Social and fundamental Movement Skills.</text:p>
      <text:p text:style-name="P95"><text:span text:style-name="Strong_20_Emphasis"><text:span text:style-name="T17"/></text:span></text:p>
      <text:h text:style-name="P16" text:outline-level="2">2:00 PM - 3:30 PM<text:tab/><text:tab/>Evening Routine</text:h>
      <text:p text:style-name="P39">In the late afternoon, from around 4:30pm onwards, children return inside and begin winding down for the day. During this time, Children participate in open-ended Play, Free Play and also have a late Snack. </text:p>
      <text:p text:style-name="P39">The Educators will also plan new a Lesson or Activity for the next day while suppervising the Children at free Play.</text:p>
      <text:p text:style-name="P39">At 3:30 PM, all Children have returned Home with their Families. </text:p>
      <text:p text:style-name="P39"/>
      <text:p text:style-name="P39">The Learning Centre is thoroughly cleaned and prepared for the next day. </text:p>
      <text:p text:style-name="P39">Throughout the day Families will receive updates about their Child’s day via our Family Communication app.</text:p>
      <text:p text:style-name="P39"/>
      <text:p text:style-name="P39">The Centre closes at 4:00 PM – Monday to Friday</text:p>
      <text:p text:style-name="P95"/>
      <text:p text:style-name="P95"><text:span text:style-name="Strong_20_Emphasis"><text:span text:style-name="T17"/></text:span></text:p>
      <text:p text:style-name="P95"><text:span text:style-name="Strong_20_Emphasis"><text:span text:style-name="T17"/></text:span></text:p>
      <text:h text:style-name="P65" text:outline-level="2"><text:span text:style-name="Strong_20_Emphasis"><text:span text:style-name="T36">Toddler Program<text:tab/>Age 2 – 3 Years</text:span></text:span></text:h>
      <text:p text:style-name="P54">The Montessori Toddler Program is active, Self-Paced, and involves learning using all five senses.</text:p>
      <text:p text:style-name="P54">Children are introduced to the five areas of the Montessori Curriculum, including: Practical Life, Sensorial, Mathematics, Language and Culture, and develop competence through repetition and practice. </text:p>
      <text:p text:style-name="P40">Learning goals focus on developing independence, social skills, confidence, and a solid academic base in preparation for future learning.</text:p>
      <text:p text:style-name="P95"><text:span text:style-name="Strong_20_Emphasis"><text:span text:style-name="T17"/></text:span></text:p>
      <text:h text:style-name="P65" text:outline-level="2"><text:soft-page-break/><text:span text:style-name="Strong_20_Emphasis"><text:span text:style-name="T30">Introducing the Toddler Program</text:span></text:span></text:h>
      <text:p text:style-name="P40">The Montessori Toddler Program is active, self-paced, and involves learning using all five senses. Children are introduced to the five areas of the Montessori Curriculum, including: Practical Life, Sensorial, Mathematics, Language and Culture, and develop competence through repetition and practice.</text:p>
      <text:p text:style-name="P46"><text:span text:style-name="T64">Between the ages of two and three, toddlers move through </text:span><text:a xlink:type="simple" xlink:href="https://montessoriacademy.com.au/how-to-recognise-and-support-sensitive-periods-in-your-childs-development/" text:style-name="Internet_20_link" text:visited-style-name="Visited_20_Internet_20_Link">sensitive periods</text:a><text:span text:style-name="T60"> </text:span><text:span text:style-name="T64">for language, order, small objects, toilet training, music, grace and courtesy, and the senses. The design of the toddler classroom, and the educational materials within in, reflect these interests and provide rich opportunities for learning that nurture children’s complete development.</text:span></text:p>
      <text:p text:style-name="P46"><text:span text:style-name="T64">Similarly, the </text:span><text:a xlink:type="simple" xlink:href="https://montessoriacademy.com.au/resources/toddler-daily-routine-ages-2-to-3/" text:style-name="Internet_20_link" text:visited-style-name="Visited_20_Internet_20_Link">daily routine</text:a><text:span text:style-name="T60"> </text:span><text:span text:style-name="T64">reflects this age groups need to learn through movement and hands-on experience, while embracing children’s individual needs, interests, and learning style. Once children complete the Toddler Program, they progress to the </text:span><text:a xlink:type="simple" xlink:href="https://montessoriacademy.com.au/education-programs/toddler-program/" office:target-frame-name="_blank" xlink:show="new" text:style-name="Internet_20_link" text:visited-style-name="Visited_20_Internet_20_Link"><text:span text:style-name="T60">Montessori Preschool Program</text:span></text:a><text:span text:style-name="T64">, where they master the progression of the Montessori Curriculum, and prepare for their </text:span><text:a xlink:type="simple" xlink:href="https://montessoriacademy.com.au/education-programs/preparation-for-school-readiness/" text:style-name="Internet_20_link" text:visited-style-name="Visited_20_Internet_20_Link"><text:span text:style-name="T60">transition to school</text:span></text:a><text:span text:style-name="T64">.</text:span></text:p>
      <text:p text:style-name="P40"/>
      <text:h text:style-name="P130" text:outline-level="2">Toddler Learning Goals</text:h>
      <text:p text:style-name="P144"/>
      <text:p text:style-name="P55"><text:span text:style-name="T96">Can identify common objects, body parts, and colours by name    <text:s text:c="43"/></text:span><text:span text:style-name="T92">In toddler learning, the identification of common objects, body parts, and colours by name is facilitated through tools like Language Cards, Object Boxes, and Colour Boxes, which provide visual and tactile stimuli to enhance vocabulary acquisition and conceptual understanding, fostering early language development and cognitive growth.</text:span> </text:p>
      <text:p text:style-name="P57"><text:span text:style-name="T70">Recognises numerals and counts by rote  <text:s text:c="56"/></text:span><text:span text:style-name="T64">Preschoolers learn to recognise numerals and count by rote through activities like using Sandpaper Numbers, Number Rods, Spindle Box, and Numbers &amp; Counters, which provide tactile experiences and visual aids to reinforce numerical concepts, fostering early numeracy skills and a foundational understanding of quantity and number recognition.</text:span><text:span text:style-name="T92"> </text:span></text:p>
      <text:p text:style-name="P55"><text:span text:style-name="T96">Participates in physical activities    <text:s text:c="89"/></text:span><text:span text:style-name="T93">In toddler learning, participation in physical activities is encouraged through outdoor play and music &amp; movement programs, providing opportunities for children to develop gross motor skills, coordination, and spatial awareness in a fun and stimulating environment, fostering physical development and a love for active play from an early age.</text:span><text:span text:style-name="T96"> </text:span></text:p>
      <text:p text:style-name="P55"><text:span text:style-name="T96">Ability to use the pincer grip when writing and drawing   <text:s text:c="54"/></text:span><text:span text:style-name="T94">Practical Life activities in toddler learning facilitate the development of the pincer grip for writing and drawing, engaging children in tasks such as using tongs, tweezers, and small utensils, which strengthen fine motor skills and encourage the use of the pincer grip essential for precise manipulation of writing and drawing instruments</text:span><text:span text:style-name="T97">. </text:span></text:p>
      <text:p text:style-name="P56"><text:span text:style-name="T98">Shows self-confidence and interacts well with others   <text:s text:c="58"/></text:span><text:span text:style-name="T95">In preschool learning, the development of self-confidence and positive social interactions is fostered through a supportive environment that encourages exploration, risk-taking, and </text:span><text:span text:style-name="T95">respectful communication, where children engage in collaborative activities, express </text:span><text:soft-page-break/><text:span text:style-name="T95">themselves freely, and receive encouragement and validation from educators and peers alike.</text:span><text:span text:style-name="T98"> </text:span></text:p>
      <text:p text:style-name="P55"><text:span text:style-name="T96">Speaks in sentences and expresses thoughts and feelings  <text:s text:c="46"/></text:span><text:span text:style-name="T93">The Montessori Language Curriculum supports toddlers in speaking in sentences and expressing thoughts and feelings through group activities and projects, providing opportunities for language development through meaningful interactions, storytelling, and collaborative exploration, fostering communication skills and emotional expression in a supportive and engaging learning environment.</text:span><text:span text:style-name="T96"> </text:span></text:p>
      <text:p text:style-name="P55"><text:span text:style-name="T96">Distinguishes between sights, smells, tastes and sounds </text:span><text:span text:style-name="T92">  <text:s text:c="47"/>The Montessori Sensorial Curriculum facilitates Toddlers in distinguishing between sights, smells, tastes, and sounds through specialized activities and materials designed to engage the senses, enabling them to explore and differentiate sensory stimuli, fostering sensory awareness and perceptual development at an early age. </text:span></text:p>
      <text:p text:style-name="P55"><text:span text:style-name="T96">Demonstrates problem-solving skills and shows curiosity  <text:s text:c="44"/></text:span><text:span text:style-name="T93">Toddler learning fosters problem-solving skills and curiosity through independent activities, granting freedom to engage, express, and repeat tasks, encouraging exploration and discovery as children navigate challenges and satisfy their innate curiosity through hands-on experiences.</text:span><text:span text:style-name="T96">  </text:span></text:p>
      <text:h text:style-name="P38" text:outline-level="3"/>
      <text:h text:style-name="P131" text:outline-level="2">Toddler Curriculum</text:h>
      <text:p text:style-name="P40"/>
      <text:h text:style-name="P61" text:outline-level="3"><text:span text:style-name="Strong_20_Emphasis"><text:span text:style-name="T49">Practical Life</text:span></text:span></text:h>
      <text:p text:style-name="P49">Practical life activities focus on care of self, care of others, and care of the environment. In addition to teaching daily life skills, practical life activities promote independence, social skills, grace and courtesy, concentration, and coordination. </text:p>
      <text:p text:style-name="P100"><text:span text:style-name="Strong_20_Emphasis"><text:span text:style-name="T74">Example materials and activities include:</text:span></text:span></text:p>
      <text:list xml:id="list2566365208570170795" text:style-name="L16">
        <text:list-item>
          <text:p text:style-name="P151">Spooning</text:p>
        </text:list-item>
        <text:list-item>
          <text:p text:style-name="P213">Pouring</text:p>
        </text:list-item>
        <text:list-item>
          <text:p text:style-name="P213">Gardening and plant care</text:p>
        </text:list-item>
        <text:list-item>
          <text:p text:style-name="P213">Grating</text:p>
        </text:list-item>
        <text:list-item>
          <text:p text:style-name="P213">Window washing</text:p>
        </text:list-item>
      </text:list>
      <text:p text:style-name="P95"><text:span text:style-name="Strong_20_Emphasis"><text:span text:style-name="T17"/></text:span></text:p>
      <text:h text:style-name="P61" text:outline-level="3"><text:span text:style-name="Strong_20_Emphasis"><text:span text:style-name="T49">Mathematics</text:span></text:span></text:h>
      <text:p text:style-name="P49">Montessori mathematics materials assist children in developing an understanding of abstract mathematical concepts through hands-on experiences. Through the mathematics materials, students learn to identify and quantify numerals, count and sequence numbers, add and subtract, identify patterns, and learn about number systems.</text:p>
      <text:p text:style-name="P100"><text:span text:style-name="Strong_20_Emphasis"><text:span text:style-name="T74">Example materials and activities include:</text:span></text:span></text:p>
      <text:list xml:id="list6930894383912588052" text:style-name="L17">
        <text:list-item>
          <text:p text:style-name="P152">Sandpaper numbers</text:p>
        </text:list-item>
        <text:list-item>
          <text:p text:style-name="P214"><text:soft-page-break/>Spindle box</text:p>
        </text:list-item>
        <text:list-item>
          <text:p text:style-name="P214">Number rods</text:p>
        </text:list-item>
        <text:list-item>
          <text:p text:style-name="P214">Cards and counters</text:p>
        </text:list-item>
        <text:list-item>
          <text:p text:style-name="P214">Cut-out numerals and counters</text:p>
        </text:list-item>
      </text:list>
      <text:p text:style-name="P95"><text:span text:style-name="Strong_20_Emphasis"><text:span text:style-name="T17"/></text:span></text:p>
      <text:p text:style-name="P95"><text:span text:style-name="Strong_20_Emphasis"><text:span text:style-name="T17"/></text:span></text:p>
      <text:h text:style-name="P61" text:outline-level="3"><text:span text:style-name="Strong_20_Emphasis"><text:span text:style-name="T49">Culture</text:span></text:span></text:h>
      <text:p text:style-name="P49">The Montessori Culture Curriculum covers the study of the arts, geography, science, environment, national culture, music, and history. Through cultural activities children learn about their community and the world. They discover similarities, differences, and develop an understanding, appreciation and respect for diversity and all living things.</text:p>
      <text:p text:style-name="P100"><text:span text:style-name="Strong_20_Emphasis"><text:span text:style-name="T74">Example materials and activities include:</text:span></text:span></text:p>
      <text:list xml:id="list40729795970719721" text:style-name="L18">
        <text:list-item>
          <text:p text:style-name="P153">Land and water globe</text:p>
        </text:list-item>
        <text:list-item>
          <text:p text:style-name="P215">Flag puzzles</text:p>
        </text:list-item>
        <text:list-item>
          <text:p text:style-name="P215">World map puzzle</text:p>
        </text:list-item>
        <text:list-item>
          <text:p text:style-name="P215">Life cycle puzzle</text:p>
        </text:list-item>
        <text:list-item>
          <text:p text:style-name="P215">Botany cabinet</text:p>
        </text:list-item>
      </text:list>
      <text:p text:style-name="P95"><text:span text:style-name="Strong_20_Emphasis"><text:span text:style-name="T17"/></text:span></text:p>
      <text:p text:style-name="P95"><text:span text:style-name="Strong_20_Emphasis"><text:span text:style-name="T17"/></text:span></text:p>
      <text:h text:style-name="P61" text:outline-level="3"><text:span text:style-name="Strong_20_Emphasis"><text:span text:style-name="T49">Sensorial</text:span></text:span></text:h>
      <text:p text:style-name="P49">Sensorial activities are designed to help children develop and refine the senses of sight, touch, taste, smell and sound. These skills assist with classifying, sorting and discriminating between objects to interpret their sensory impressions. These skills are necessary foundations for language and mathematics.</text:p>
      <text:p text:style-name="P100"><text:span text:style-name="Strong_20_Emphasis"><text:span text:style-name="T74">Example materials and activities include:</text:span></text:span></text:p>
      <text:list xml:id="list3978339875201284566" text:style-name="L19">
        <text:list-item>
          <text:p text:style-name="P154">Pink tower</text:p>
        </text:list-item>
        <text:list-item>
          <text:p text:style-name="P216">Brown stairs</text:p>
        </text:list-item>
        <text:list-item>
          <text:p text:style-name="P216">Red Rods</text:p>
        </text:list-item>
        <text:list-item>
          <text:p text:style-name="P216">Geometric Tray</text:p>
        </text:list-item>
        <text:list-item>
          <text:p text:style-name="P216">Thermic Tablets</text:p>
        </text:list-item>
      </text:list>
      <text:p text:style-name="P95"><text:span text:style-name="Strong_20_Emphasis"><text:span text:style-name="T19"/></text:span></text:p>
      <text:p text:style-name="P95"><text:span text:style-name="Strong_20_Emphasis"><text:span text:style-name="T17"/></text:span></text:p>
      <text:h text:style-name="P61" text:outline-level="3"><text:span text:style-name="Strong_20_Emphasis"><text:span text:style-name="T49">Language</text:span></text:span></text:h>
      <text:p text:style-name="P49">Montessori toddler language materials assist children in learning letter recognition, phonics, simple word structures, vowels and consonants, and the early stages of writing and reading.</text:p>
      <text:p text:style-name="P100"><text:span text:style-name="Strong_20_Emphasis"><text:span text:style-name="T74">Example materials and activities include:</text:span></text:span></text:p>
      <text:list xml:id="list5557811073194611301" text:style-name="L20">
        <text:list-item>
          <text:p text:style-name="P155"><text:soft-page-break/>Sandpaper letters</text:p>
        </text:list-item>
        <text:list-item>
          <text:p text:style-name="P217">Three part cards</text:p>
        </text:list-item>
        <text:list-item>
          <text:p text:style-name="P217">Metal insets</text:p>
        </text:list-item>
        <text:list-item>
          <text:p text:style-name="P217">Plain paper cutting strips</text:p>
        </text:list-item>
        <text:list-item>
          <text:p text:style-name="P217">Object picture matching</text:p>
        </text:list-item>
      </text:list>
      <text:p text:style-name="P95"><text:span text:style-name="Strong_20_Emphasis"><text:span text:style-name="T19"/></text:span></text:p>
      <text:p text:style-name="P95"><text:span text:style-name="Strong_20_Emphasis"><text:span text:style-name="T17"/></text:span></text:p>
      <text:h text:style-name="P61" text:outline-level="3"><text:span text:style-name="Strong_20_Emphasis"><text:span text:style-name="T61">Early Years Learning Framework</text:span></text:span></text:h>
      <text:p text:style-name="P49">In addition the Montessori Curriculum, all Montessori Academy childcare centres also teach the Australian Government’s Early Years Learning Framework (EYLF): Belonging, Being &amp; Becoming. The EYLF incorporates five learning outcomes that work hand-in-hand with the Montessori Curriculum to support children’s learning from birth to age five.</text:p>
      <text:p text:style-name="P100"><text:span text:style-name="Strong_20_Emphasis"><text:span text:style-name="T74">Five Key Outcomes of the EYLF:</text:span></text:span></text:p>
      <text:list xml:id="list3321503396680817088" text:style-name="L21">
        <text:list-item>
          <text:p text:style-name="P167">Outcome 1: Children have a strong sense of identity</text:p>
        </text:list-item>
        <text:list-item>
          <text:p text:style-name="P230">Outcome 2: Children are connected with and contribute to their world</text:p>
        </text:list-item>
        <text:list-item>
          <text:p text:style-name="P230">Outcome 3: Children have a strong sense of well-being</text:p>
        </text:list-item>
        <text:list-item>
          <text:p text:style-name="P230">Outcome 4: Children are confident and involved learners</text:p>
        </text:list-item>
      </text:list>
      <text:p text:style-name="P100"><text:span text:style-name="Strong_20_Emphasis"><text:span text:style-name="T66">Outcome 5: Children are effective communicators</text:span></text:span></text:p>
      <text:p text:style-name="P95"><text:span text:style-name="Strong_20_Emphasis"><text:span text:style-name="T17"/></text:span></text:p>
      <text:p text:style-name="P95"><text:span text:style-name="Strong_20_Emphasis"><text:span text:style-name="T17"/></text:span></text:p>
      <text:h text:style-name="P65" text:outline-level="2"><text:span text:style-name="Strong_20_Emphasis"><text:span text:style-name="T37">Daily Routine Overview</text:span></text:span></text:h>
      <text:p text:style-name="P40">The toddler routine outlines the typical daily flow for children aged two to three years in the Montessori toddler community. The toddler daily routine provides a consistent pattern of activities for learning time, meals, rest, and outdoor play. The predictability of the routine helps children to feel secure and positively influences their emotional, cognitive, and social development.</text:p>
      <text:p text:style-name="P95"><text:span text:style-name="Strong_20_Emphasis"><text:span text:style-name="T17"/></text:span></text:p>
      <text:p text:style-name="P95"><text:span text:style-name="Strong_20_Emphasis"><text:span text:style-name="T17"/></text:span></text:p>
      <text:p text:style-name="P95"><text:span text:style-name="Strong_20_Emphasis"><text:span text:style-name="T17"/></text:span></text:p>
      <text:h text:style-name="P65" text:outline-level="2"><text:span text:style-name="Strong_20_Emphasis"><text:span text:style-name="T56">About the Toddler Routine</text:span></text:span></text:h>
      <text:list xml:id="list2186383666787971283" text:style-name="L22">
        <text:list-item>
          <text:p text:style-name="P134">The daily routine may be altered to accommodate for seasonal changes, wet weather, and special events</text:p>
        </text:list-item>
        <text:list-item>
          <text:p text:style-name="P205">Spontaneous groups times occur throughout the day</text:p>
        </text:list-item>
        <text:list-item>
          <text:p text:style-name="P205">Educators plan learning experiences for each day (these are displayed on the curriculum planning sheets in your child’s classroom)</text:p>
        </text:list-item>
        <text:list-item>
          <text:p text:style-name="P205">We seek to accommodate each child’s individual eating and sleeping schedule</text:p>
        </text:list-item>
        <text:list-item>
          <text:p text:style-name="P205">All Montessori Academy childcare centres are sun-safe and allergy aware</text:p>
        </text:list-item>
        <text:list-item>
          <text:p text:style-name="P205"><text:soft-page-break/>A record of your child’s day is communicated to you via our family communication app</text:p>
        </text:list-item>
      </text:list>
      <text:p text:style-name="P95"><text:span text:style-name="Strong_20_Emphasis"><text:span text:style-name="T17"/></text:span></text:p>
      <text:p text:style-name="P95"><text:span text:style-name="Strong_20_Emphasis"><text:span text:style-name="T78"/></text:span></text:p>
      <text:h text:style-name="P16" text:outline-level="2">7:30 AM<text:tab/><text:tab/>Morning Routine</text:h>
      <text:p text:style-name="P39">Montessori Academy opens at 7:30am. Upon arrival, please remember to sign your child in and place their bag and belongings in their locker. Children need a labelled water bottle, hat, and spare set of clothes each day. If your child attends a non-catered centre, they will also need a healthy packed lunch.</text:p>
      <text:p text:style-name="P39">When you are ready to enter the classroom, please knock on the door, and wait for an educator to greet your child. Older children are encouraged to knock on the door once they have been introduced to the Grace and Courtesy Curriculum. Please say goodbye at the door to minimise disruption to the class.</text:p>
      <text:p text:style-name="P95"><text:span text:style-name="Strong_20_Emphasis"><text:span text:style-name="T17"/></text:span></text:p>
      <text:h text:style-name="P65" text:outline-level="2"><text:span text:style-name="Strong_20_Emphasis"><text:span text:style-name="T37">Work Cycle</text:span></text:span></text:h>
      <text:p text:style-name="P39">Once your child enters the classroom they will begin the Montessori Work Cycle. Children may choose to work individually, with an educator, or in a small group setting.</text:p>
      <text:p text:style-name="P39">Students are encouraged to learn by moving, follow their interests, and pack away before they proceed with the next activity. Learning is individually paced and based on each child’s developmental needs and interests.</text:p>
      <text:p text:style-name="P42"/>
      <text:h text:style-name="P33" text:outline-level="2">9:00 AM<text:tab/>Mid-Morning Routine</text:h>
      <text:p text:style-name="P34">Around 10am, the Montessori Work Cycle concludes, and children enjoy a nutritious morning tea from a rotating menu of fresh fruit, muffins, cereal, healthy slices, and sandwiches accompanied by milk.</text:p>
      <text:p text:style-name="P34">The children then go outside to play and engage in activities that encourage their physical development and fundamental movement skills. Children practice ball skills, running and jumping, play in the sandpit, engage in collaborative play, and participate in games, music, and dancing activities.</text:p>
      <text:p text:style-name="P39"/>
      <text:h text:style-name="P17" text:outline-level="2">Group Time</text:h>
      <text:p text:style-name="P39">After outdoor play, the children participate in group time which typically includes planned activities based on children’s interests.</text:p>
      <text:p text:style-name="P39"><text:soft-page-break/>Group time activities may include language activities, group interest projects, lessons in grace and courtesy, walking on the line, art and craft, or music and movement.</text:p>
      <text:p text:style-name="P39">Throughout the day children participate in both planned and spontaneous group time experiences.</text:p>
      <text:p text:style-name="P44"/>
      <text:h text:style-name="P16" text:outline-level="2">11:30 AM<text:tab/>Lunch and Rest Time</text:h>
      <text:p text:style-name="P39">Around 11:30am, the children settle in for the lunchtime routine. Lunch is a social time, where educators encourage talking about different types of food and table manners. Lunch is also a great time to practice skills such as spooning, tonging, and using a fork. At the end of the meal, children pack away their own plates or lunch boxes, scrape food waste into the bin, and assist with tidying up the room.</text:p>
      <text:p text:style-name="P39">After lunch, children sleep or have quiet rest time. The room is darkened and quiet sleep music lulls the children into a restful sleep. Children sleep or rest on floor beds. Quiet activities are available for children who do not sleep.</text:p>
      <text:p text:style-name="P45"><text:span text:style-name="Strong_20_Emphasis"><text:span text:style-name="T78"/></text:span></text:p>
      <text:h text:style-name="P16" text:outline-level="2">2:00 PM<text:tab/><text:tab/>Afternoon Routine</text:h>
      <text:p text:style-name="P39">Around 2:30pm, the children begin to wake up, and communal afternoon tea is served. This is typically fresh vegetable sticks and dip, sandwiches, cheese and crackers, yoghurt, wraps, fresh fruit, or healthy muffins accompanied by water.</text:p>
      <text:p text:style-name="P39">Once children have finished eating, they participate in outdoor play. Children follow their interests, explore the outdoors, and participate in individual and group learning experiences that foster social skills and fundamental movement skills.</text:p>
      <text:p text:style-name="P95"><text:span text:style-name="Strong_20_Emphasis"><text:span text:style-name="T17"/></text:span></text:p>
      <text:p text:style-name="P95"><text:span text:style-name="Strong_20_Emphasis"><text:span text:style-name="T78"/></text:span></text:p>
      <text:h text:style-name="P14" text:outline-level="2">3:30 AM<text:tab/><text:tab/>Evening Routine</text:h>
      <text:p text:style-name="P39">In the late afternoon, from around 5:00pm onwards, children return inside and begin winding down for the day. During this time, children engage in open-ended play, using building blocks, construction pieces, or animal figurines. Children also have a late snack.</text:p>
      <text:p text:style-name="P39">At 3:30pm, all children have returned Home with their families. The childcare centre is thoroughly cleaned and prepared for the next day. Throughout the day families will receive updates about their child’s day via our family communication app.</text:p>
      <text:p text:style-name="P95"><text:span text:style-name="Strong_20_Emphasis"><text:span text:style-name="T17"/></text:span></text:p>
      <text:p text:style-name="P95"><text:span text:style-name="Strong_20_Emphasis"><text:span text:style-name="T17"/></text:span></text:p>
      <text:p text:style-name="P95"><text:span text:style-name="Strong_20_Emphasis"><text:span text:style-name="T17"/></text:span></text:p>
      <text:h text:style-name="P67" text:outline-level="2"><text:soft-page-break/><text:span text:style-name="Strong_20_Emphasis"><text:span text:style-name="T41">Preschool Program<text:tab/>Age 3- 6 Years</text:span></text:span></text:h>
      <text:p text:style-name="P54">The Montessori Preschool Program offers Children a dynamic learning Environment where they are empowered to choose their work, follow their interests, and progress at their own pace.</text:p>
      <text:p text:style-name="P54">Within this space, children develop their independence, refine their concentration, and explode into learning as they develop their intelligence and higher-level brain processes. </text:p>
      <text:p text:style-name="P40">The design of the preschool classroom, and the educational materials within, reflect these interests and provide rich opportunities for learning that nurture children’s complete development while preparing them for school and life.</text:p>
      <text:p text:style-name="P98"><text:span text:style-name="Strong_20_Emphasis"><text:span text:style-name="T25"/></text:span></text:p>
      <text:h text:style-name="P68" text:outline-level="2"><text:span text:style-name="Strong_20_Emphasis"><text:span text:style-name="T58">Introducing the Preschool Program</text:span></text:span></text:h>
      <text:p text:style-name="P40">The Montessori Preschool Program offers children a dynamic learning environment where they are empowered to choose their work, follow their interests, and progress at their own pace. Within this space, children develop their independence, refine their concentration, and explode into learning as they develop their intelligence and higher-level brain processes.</text:p>
      <text:p text:style-name="P46"><text:span text:style-name="T64">Between the ages of three and six, preschoolers move through </text:span><text:a xlink:type="simple" xlink:href="https://montessoriacademy.com.au/how-to-recognise-and-support-sensitive-periods-in-your-childs-development/" text:style-name="Internet_20_link" text:visited-style-name="Visited_20_Internet_20_Link"><text:span text:style-name="T60">sensitive periods</text:span></text:a><text:span text:style-name="T64"> for language, order, grace and courtesy, the senses, writing, small objects, music, reading, spatial relationships, and mathematics.</text:span></text:p>
      <text:p text:style-name="P40">During this stage of development, the Preschool Curriculum introduces children to a range of advanced Montessori materials that expand on their knowledge of Practical Life, Sensorial, Mathematics, Language and Culture.</text:p>
      <text:p text:style-name="P99"><text:span text:style-name="Strong_20_Emphasis"><text:span text:style-name="T67">The design of the preschool classroom, and the educational materials within in, reflect these interests and provide rich opportunities for learning that nurture children’s complete development while preparing them for school and life.</text:span></text:span></text:p>
      <text:p text:style-name="P171"><text:s/></text:p>
      <text:h text:style-name="P68" text:outline-level="2"><text:span text:style-name="Strong_20_Emphasis"><text:span text:style-name="T30">Preschool Learning Goals</text:span></text:span></text:h>
      <text:p text:style-name="P55">  <text:span text:style-name="T92">Formation of individual letters and numbers   Recognises numerals and counts by rote   Reads simple sentences and constructs phonetic words   Can write and recognise their own name   Aware of the decimal system, addition, and subtraction   Participates in physical activities and follows the rules of games   Shows self-confidence and interacts well with others   Ability to concentrate and work independently   Responds to challenges and demonstrates problem-solving skills  </text:span></text:p>
      <text:h text:style-name="P37" text:outline-level="3"><text:soft-page-break/>Formation of individual letters and numbers</text:h>
      <text:p text:style-name="P193">Formation of individual letters and numbers in toddler learning is supported through activities like using Sandpaper Numbers &amp; Letters and engaging with Sand Tray or Chalkboards, providing tactile experiences and opportunities for hands-on practice to develop fine motor skills and letter/number recognition at an early stage of development.</text:p>
      <text:p text:style-name="P101"><text:span text:style-name="Strong_20_Emphasis"><text:span text:style-name="T38">Recognises numerals and counts by rote</text:span></text:span><text:span text:style-name="Strong_20_Emphasis"><text:span text:style-name="T25"> <text:s text:c="50"/></text:span></text:span><text:span text:style-name="Strong_20_Emphasis"><text:span text:style-name="T76">Toddlers learn to recognise numerals and count by rote through tactile materials such as Sandpaper Numbers, Number Rods, and the Spindle Box, which provide hands-on experiences to reinforce numerical concepts, laying the foundation for early numeracy skills and number recognition.</text:span></text:span></text:p>
      <text:p text:style-name="P101"><text:span text:style-name="Strong_20_Emphasis"><text:span text:style-name="T39">Reads simple sentences and constructs phonetic words <text:s text:c="46"/></text:span></text:span><text:span text:style-name="T75">Children develop the ability to read simple sentences and construct phonetic words through activities such as using the Moveable Alphabet and engaging with Pink Series materials, which provide hands-on opportunities to manipulate letters and phonetic sounds, fostering early literacy skills and phonemic awareness in a structured and interactive learning environment.</text:span></text:p>
      <text:p text:style-name="P101"><text:span text:style-name="Strong_20_Emphasis"><text:span text:style-name="T39">Can write and recognise their own name <text:s text:c="72"/></text:span></text:span><text:span text:style-name="T75">Children develop the ability to write and recognise their own name through engaging activities such as writing name exercises on chalkboards and paper, providing opportunities for hands-on practice and repetition to strengthen fine motor skills and visual recognition, fostering early literacy skills and a sense of personal identity.</text:span></text:p>
      <text:p text:style-name="P101"><text:span text:style-name="Strong_20_Emphasis"><text:span text:style-name="T39">Aware of the decimal system, addition, and subtraction <text:s text:c="63"/></text:span></text:span><text:span text:style-name="T75">In preschool learning, awareness of the decimal system, addition, and subtraction is introduced through Montessori materials such as the Golden Beads, Numbers &amp; Counters, Addition Strip Board, and Subtraction Strip Boards, allowing children to explore mathematical concepts concretely through hands-on experiences, fostering a foundational understanding of numerical relationships and arithmetic operations.</text:span></text:p>
      <text:p text:style-name="P101"><text:span text:style-name="Strong_20_Emphasis"><text:span text:style-name="T39">Participates in physical activities and follows the rules of games <text:s text:c="46"/></text:span></text:span><text:span text:style-name="T75">In preschool learning, participation in physical activities and adherence to game rules are encouraged through structured outdoor play and indoor music and movement programs, providing opportunities for children to develop gross motor skills, coordination, and social skills while engaging in fun and interactive group activities that promote teamwork and sportsmanship.</text:span></text:p>
      <text:h text:style-name="P58" text:outline-level="3"><text:soft-page-break/><text:span text:style-name="Strong_20_Emphasis"><text:span text:style-name="T32">Shows self-confidence and interacts well with others </text:span></text:span><text:span text:style-name="T64">In preschool learning, the development of self-confidence and positive social interactions is fostered through a supportive environment that encourages exploration, risk-taking, and respectful communication, where children engage in collaborative activities, express themselves freely, and receive encouragement and validation from educators and peers alike.</text:span></text:h>
      <text:h text:style-name="P58" text:outline-level="3"><text:span text:style-name="Strong_20_Emphasis"><text:span text:style-name="T32">Ability to concentrate and work independently </text:span></text:span><text:span text:style-name="T64">In preschool learning, the ability to concentrate and work independently is nurtured through activities tailored to the child’s interests, coupled with the freedom to engage in these activities for as long as they desire, fostering autonomy and self-directed learning as they explore and engage with subjects that captivate their curiosity.</text:span></text:h>
      <text:h text:style-name="P58" text:outline-level="3"><text:span text:style-name="Strong_20_Emphasis"><text:span text:style-name="T32">Responds to challenges and demonstrates problem-solving skills <text:s text:c="45"/></text:span></text:span><text:span text:style-name="T64">In preschool learning, children respond to challenges and demonstrate problem-solving skills through independent activities, facilitated by the freedom to work, express themselves, and repeat tasks as needed, fostering a sense of autonomy and resilience as they navigate various challenges and find creative solutions.</text:span></text:h>
      <text:p text:style-name="P41"/>
      <text:h text:style-name="P67" text:outline-level="2"><text:span text:style-name="Strong_20_Emphasis"><text:span text:style-name="T41">Preschool Curriculum</text:span></text:span></text:h>
      <text:h text:style-name="P77" text:outline-level="3"><text:span text:style-name="Strong_20_Emphasis"><text:span text:style-name="T51">Practical Life </text:span></text:span><text:span text:style-name="T64">Practical life activities focus on care of self, care of others, and care of the environment. In addition to teaching daily life skills, practical life activities promote independence, social skills, grace and courtesy, concentration, and coordination </text:span></text:h>
      <text:p text:style-name="P97"><text:span text:style-name="Strong_20_Emphasis"><text:span text:style-name="T71">Example materials and activities include:</text:span></text:span></text:p>
      <text:list xml:id="list9162702287406900632" text:style-name="L23">
        <text:list-item>
          <text:p text:style-name="P156">Spooning</text:p>
        </text:list-item>
        <text:list-item>
          <text:p text:style-name="P218">Pouring</text:p>
        </text:list-item>
        <text:list-item>
          <text:p text:style-name="P218">Gardening and Plant Care</text:p>
        </text:list-item>
        <text:list-item>
          <text:p text:style-name="P218">Grating</text:p>
        </text:list-item>
        <text:list-item>
          <text:p text:style-name="P218">Window washing</text:p>
        </text:list-item>
      </text:list>
      <text:p text:style-name="P98"><text:span text:style-name="Strong_20_Emphasis"><text:span text:style-name="T26"/></text:span></text:p>
      <text:h text:style-name="P59" text:outline-level="3"><text:span text:style-name="Strong_20_Emphasis"><text:span text:style-name="T62">Mathematics</text:span></text:span></text:h>
      <text:p text:style-name="P49">Montessori mathematics materials assist children in developing an understanding of abstract mathematical concepts through hands-on experiences. Through the mathematics materials, students learn to identify and quantify numerals, count and sequence numbers, add and subtract, identify patterns, and learn about number systems.</text:p>
      <text:p text:style-name="P98"><text:span text:style-name="Strong_20_Emphasis"><text:span text:style-name="T74">Example materials and activities include:</text:span></text:span></text:p>
      <text:list xml:id="list3974682782277182248" text:style-name="L24">
        <text:list-item>
          <text:p text:style-name="P157">Sandpaper numbers</text:p>
        </text:list-item>
        <text:list-item>
          <text:p text:style-name="P219">Spindle box</text:p>
        </text:list-item>
        <text:list-item>
          <text:p text:style-name="P219">Number rods</text:p>
        </text:list-item>
        <text:list-item>
          <text:p text:style-name="P219">Cards and counters</text:p>
        </text:list-item>
        <text:list-item>
          <text:p text:style-name="P219">Cut-out numerals and counters</text:p>
        </text:list-item>
      </text:list>
      <text:p text:style-name="P98"><text:span text:style-name="Strong_20_Emphasis"><text:span text:style-name="T25"/></text:span></text:p>
      <text:h text:style-name="P59" text:outline-level="3"><text:soft-page-break/><text:span text:style-name="Strong_20_Emphasis"><text:span text:style-name="T50">Culture</text:span></text:span></text:h>
      <text:p text:style-name="P49">The Montessori Culture Curriculum covers the study of the arts, geography, science, environment, national culture, music, and history. Through cultural activities children learn about their community and the world. They discover similarities, differences, and develop an understanding, appreciation and respect for diversity and all living things.</text:p>
      <text:p text:style-name="P98"><text:span text:style-name="Strong_20_Emphasis"><text:span text:style-name="T74">Example materials and activities include:</text:span></text:span></text:p>
      <text:list xml:id="list2375641907892588677" text:style-name="L25">
        <text:list-item>
          <text:p text:style-name="P158">Land and water Globe</text:p>
        </text:list-item>
        <text:list-item>
          <text:p text:style-name="P220">Flag puzzles</text:p>
        </text:list-item>
        <text:list-item>
          <text:p text:style-name="P220">World Map puzzle</text:p>
        </text:list-item>
        <text:list-item>
          <text:p text:style-name="P220">Life cycle puzzle</text:p>
        </text:list-item>
        <text:list-item>
          <text:p text:style-name="P220">Botany cabinet</text:p>
        </text:list-item>
      </text:list>
      <text:p text:style-name="P98"><text:span text:style-name="Strong_20_Emphasis"><text:span text:style-name="T26"/></text:span></text:p>
      <text:h text:style-name="P59" text:outline-level="3"><text:span text:style-name="Strong_20_Emphasis"><text:span text:style-name="T50">Sensorial</text:span></text:span></text:h>
      <text:p text:style-name="P49">Sensorial activities are designed to help children develop and refine the senses of sight, touch, taste, smell and sound. These skills assist with classifying, sorting and discriminating between objects to interpret their sensory impressions. These skills are necessary foundations for language and mathematics.</text:p>
      <text:p text:style-name="P98"><text:span text:style-name="Strong_20_Emphasis"><text:span text:style-name="T74">Example materials and activities include:</text:span></text:span></text:p>
      <text:list xml:id="list450835626432250365" text:style-name="L26">
        <text:list-item>
          <text:p text:style-name="P159">Pink tower</text:p>
        </text:list-item>
        <text:list-item>
          <text:p text:style-name="P221">Brown stairs</text:p>
        </text:list-item>
        <text:list-item>
          <text:p text:style-name="P221">Red rods</text:p>
        </text:list-item>
        <text:list-item>
          <text:p text:style-name="P221">Geometric tray</text:p>
        </text:list-item>
        <text:list-item>
          <text:p text:style-name="P221">Thermic tablets</text:p>
        </text:list-item>
      </text:list>
      <text:p text:style-name="P98"><text:span text:style-name="Strong_20_Emphasis"><text:span text:style-name="T25"/></text:span></text:p>
      <text:h text:style-name="P59" text:outline-level="3"><text:span text:style-name="Strong_20_Emphasis"><text:span text:style-name="T50">Language</text:span></text:span></text:h>
      <text:p text:style-name="P49">Montessori toddler language materials assist children in learning letter recognition, phonics, simple word structures, vowels and consonants, and the early stages of writing and reading.</text:p>
      <text:p text:style-name="P98"><text:span text:style-name="Strong_20_Emphasis"><text:span text:style-name="T74">Example materials and activities include:</text:span></text:span></text:p>
      <text:list xml:id="list4506759487790765563" text:style-name="L27">
        <text:list-item>
          <text:p text:style-name="P160">Sandpaper letters</text:p>
        </text:list-item>
        <text:list-item>
          <text:p text:style-name="P222">Three part cards</text:p>
        </text:list-item>
        <text:list-item>
          <text:p text:style-name="P222">Metal insets</text:p>
        </text:list-item>
        <text:list-item>
          <text:p text:style-name="P222">Plain paper cutting strips</text:p>
        </text:list-item>
        <text:list-item>
          <text:p text:style-name="P222">Object picture matching</text:p>
        </text:list-item>
      </text:list>
      <text:p text:style-name="P98"><text:span text:style-name="Strong_20_Emphasis"><text:span text:style-name="T25"/></text:span></text:p>
      <text:h text:style-name="P59" text:outline-level="3"><text:soft-page-break/><text:span text:style-name="Strong_20_Emphasis"><text:span text:style-name="T50">Early Years Learning Framework (EYLF)</text:span></text:span></text:h>
      <text:p text:style-name="P49">In addition the Montessori Curriculum, all Montessori Academy childcare centres also teach the Australian Government’s Early Years Learning Framework (EYLF): Belonging, Being &amp; Becoming. The EYLF incorporates five learning outcomes that work hand-in-hand with the Montessori Curriculum to support children’s learning from birth to age five.</text:p>
      <text:p text:style-name="P98"><text:span text:style-name="Strong_20_Emphasis"><text:span text:style-name="T46">Five Key Outcomes of the EYLF:</text:span></text:span></text:p>
      <text:list xml:id="list9133490416515125513" text:style-name="L28">
        <text:list-item>
          <text:p text:style-name="P169">Outcome 1: Children have a strong sense of identity</text:p>
        </text:list-item>
        <text:list-item>
          <text:p text:style-name="P233">Outcome 2: Children are connected with and contribute to their world</text:p>
        </text:list-item>
        <text:list-item>
          <text:p text:style-name="P233">Outcome 3: Children have a strong sense of well-being</text:p>
        </text:list-item>
        <text:list-item>
          <text:p text:style-name="P233">Outcome 4: Children are confident and involved learners</text:p>
        </text:list-item>
        <text:list-item>
          <text:p text:style-name="P233">Outcome 5: Children are effective communicators</text:p>
        </text:list-item>
      </text:list>
      <text:h text:style-name="P67" text:outline-level="2"><text:span text:style-name="Strong_20_Emphasis"><text:span text:style-name="T25"/></text:span></text:h>
      <text:h text:style-name="P67" text:outline-level="2"><text:span text:style-name="Strong_20_Emphasis"><text:span text:style-name="T41">About the Preschool Routine</text:span></text:span></text:h>
      <text:list xml:id="list2887334589409397767" text:style-name="L29">
        <text:list-item>
          <text:p text:style-name="P145"><text:span text:style-name="T64">The daily routine of our </text:span><text:a xlink:type="simple" xlink:href="https://montessoriacademy.com.au/education-programs/preschool-program/" text:style-name="Internet_20_link" text:visited-style-name="Visited_20_Internet_20_Link"><text:span text:style-name="T60">preschool program</text:span></text:a><text:span text:style-name="T64"> may be altered to accommodate for seasonal changes, school readiness, wet weather, and special events</text:span></text:p>
        </text:list-item>
        <text:list-item>
          <text:p text:style-name="P206">Spontaneous group times occur throughout the day</text:p>
        </text:list-item>
        <text:list-item>
          <text:p text:style-name="P206">Educators plan learning experiences for each day (these are displayed on the curriculum planning sheets in your child’s classroom)</text:p>
        </text:list-item>
        <text:list-item>
          <text:p text:style-name="P206">We seek to accommodate each child’s individual eating and sleeping schedule</text:p>
        </text:list-item>
        <text:list-item>
          <text:p text:style-name="P206">All Montessori Academy childcare centres are sun safe and allergy aware</text:p>
        </text:list-item>
        <text:list-item>
          <text:p text:style-name="P206">A record of your child’s day is communicated to you via our family communication app</text:p>
        </text:list-item>
      </text:list>
      <text:p text:style-name="P98"><text:span text:style-name="Strong_20_Emphasis"><text:span text:style-name="T79"/></text:span></text:p>
      <text:h text:style-name="P16" text:outline-level="2">7:30 AM<text:tab/>Morning Routine<text:tab/></text:h>
      <text:p text:style-name="P39">Esthernana-Montessori <text:s/>opens at 7:30am. Upon arrival, please remember to sign your child in and place their bag and belongings in their locker. Children need a labelled water bottle, hat, and spare set of clothes each day. If your child attends a non-catered centre, they will also need a healthy packed lunch.</text:p>
      <text:p text:style-name="P39">When you are ready to enter the classroom, please knock on the door, and wait for an educator to greet your child. Older children are encouraged to knock on the door once they have been introduced to the Grace and Courtesy Curriculum. Please say goodbye at the door to minimise disruption to the class.</text:p>
      <text:p text:style-name="P98"><text:span text:style-name="Strong_20_Emphasis"><text:span text:style-name="T25"/></text:span></text:p>
      <text:h text:style-name="P67" text:outline-level="2"><text:soft-page-break/><text:span text:style-name="Strong_20_Emphasis"><text:span text:style-name="T41">Work Cycle</text:span></text:span></text:h>
      <text:p text:style-name="P39">Once your child enters the classroom they will begin the Montessori Work Cycle. Children may choose to work individually, with an educator, or in a small group setting.</text:p>
      <text:p text:style-name="P39">Students are encouraged to learn by moving, follow their interests, and pack away before they proceed with the next activity. Learning is individually paced and based on each child’s developmental needs and interests.</text:p>
      <text:p text:style-name="P98"><text:span text:style-name="Strong_20_Emphasis"><text:span text:style-name="T79"/></text:span></text:p>
      <text:h text:style-name="P20" text:outline-level="2">9:00 AM<text:tab/><text:tab/>Mid-Morning Routine</text:h>
      <text:p text:style-name="P39">Around 10am, the Montessori Work Cycle concludes, and children enjoy a nutritious morning tea from a rotating menu of fresh fruit, muffins, cereal, healthy slices, and sandwiches accompanied by milk.<text:line-break/>The children then go outside to play and engage in activities that encourage their physical development and fundamental movement skills. Children practice ball skills, running and jumping, play in the sandpit, engage in collaborative play, and participate in games, music, and dancing activities.</text:p>
      <text:p text:style-name="P98"><text:span text:style-name="Strong_20_Emphasis"><text:span text:style-name="T25"/></text:span></text:p>
      <text:h text:style-name="P67" text:outline-level="2"><text:span text:style-name="Strong_20_Emphasis"><text:span text:style-name="T40">Group Time</text:span></text:span></text:h>
      <text:p text:style-name="P39">After outdoor play, the children participate in group time which typically includes planned activities based on children’s interests.<text:line-break/>Group time activities may include language activities, group interest projects, lessons in grace and courtesy, walking on the line, art and craft, or music and movement.</text:p>
      <text:p text:style-name="P39">Throughout the day children participate in both planned and spontaneous group time experiences.</text:p>
      <text:p text:style-name="P98"><text:span text:style-name="Strong_20_Emphasis"><text:span text:style-name="T25"/></text:span></text:p>
      <text:h text:style-name="P121" text:outline-level="3">11:30 AM<text:tab/>Lunch and Rest Time</text:h>
      <text:p text:style-name="P39">Around 11:30am, the children settle in for the lunchtime routine. Lunch is a social time, where educators encourage talking about different types of food and table manners. Lunch is also a great time to practice skills such as spooning, tonging, and using a fork.</text:p>
      <text:p text:style-name="P39">After lunch, children sleep or have quiet rest time. The room is darkened and quiet sleep music lulls the children into a restful sleep. Younger children sleep or rest on floor beds. Quiet activities, school readiness booklets, and Montessori extended day activities are available for children who do not sleep.</text:p>
      <text:p text:style-name="P98"><text:soft-page-break/><text:span text:style-name="Strong_20_Emphasis"><text:span text:style-name="T79"/></text:span></text:p>
      <text:h text:style-name="P16" text:outline-level="2">2:00 PM<text:tab/><text:tab/>Afternoon Routine</text:h>
      <text:p text:style-name="P39">Around 2:30pm, the children who rest begin to wake up, and communal afternoon tea is served. This is typically fresh vegetable sticks and dip, sandwiches, cheese and crackers, yoghurt, wraps, fresh fruit, or healthy muffins accompanied by water.</text:p>
      <text:p text:style-name="P39">Once children have finished eating, they participate in outdoor play. Children follow their interests, explore the outdoors, and participate in individual and group learning experiences that foster social skills and fundamental movement skills.</text:p>
      <text:p text:style-name="P98"><text:span text:style-name="Strong_20_Emphasis"><text:span text:style-name="T79"/></text:span></text:p>
      <text:h text:style-name="P16" text:outline-level="2">3:30 PM<text:tab/><text:tab/>Evening Routine</text:h>
      <text:p text:style-name="P39">In the late afternoon, from around 5:00pm onwards, children return inside and begin winding down for the day. During this time, children engage in open-ended play, using building blocks, arts and crafts, construction pieces, work sheets, puzzles or animal figurines. Children also have a late snack.</text:p>
      <text:p text:style-name="P39">At 6pm, all children have returned home with their families. The childcare centre is thoroughly cleaned and prepared for the next day. Throughout the day families will receive updates about their child’s day via our family communication app.</text:p>
      <text:p text:style-name="P98"><text:span text:style-name="Strong_20_Emphasis"><text:span text:style-name="T25"/></text:span></text:p>
      <text:h text:style-name="P67" text:outline-level="2"><text:span text:style-name="Strong_20_Emphasis"><text:span text:style-name="T41">School Readiness Preparatory Program <text:tab/>Age 5-6 Years</text:span></text:span></text:h>
      <text:p text:style-name="P54">During their final year of Preschool, children participate in a comprehensive School Readiness Kinder Preparation Program that targets core academic competencies and school readiness skills.</text:p>
      <text:p text:style-name="P54">This ensures children are well prepared to make a successful transition to any type of primary school environment.</text:p>
      <text:p text:style-name="P40">The primary aims of the School Readiness Program is to provide children with enriching learning experiences that nurture strong academic foundations and a confident approach to life-long learning.</text:p>
      <text:p text:style-name="P99"><text:span text:style-name="Strong_20_Emphasis"><text:span text:style-name="T25"/></text:span></text:p>
      <text:h text:style-name="P68" text:outline-level="2"><text:soft-page-break/><text:span text:style-name="Strong_20_Emphasis"><text:span text:style-name="T41">School Readiness Preparatory Program Age 5-6 Years</text:span></text:span></text:h>
      <text:p text:style-name="P46"><text:span text:style-name="T64">At Esthernana-</text:span><text:a xlink:type="simple" xlink:href="https://montessoriacademy.com.au/" text:style-name="Internet_20_link" text:visited-style-name="Visited_20_Internet_20_Link">Montessori</text:a><text:span text:style-name="T60"> Centre (EMC)</text:span><text:span text:style-name="T64">, we take a progressive Approach to School Readiness that begins on each Child’s first day. Our Education Programs are designed to build strong Academic and Wellbeing Foundations over time in a way that is engaging, fun, and linked to Children’s Needs and Interests at each stage of their Development.<text:line-break/><text:line-break/>During their final year of Preschool, Children participate in a comprehensive </text:span><text:a xlink:type="simple" xlink:href="https://montessoriacademy.com.au/education-programs/preparation-for-school-readiness/" text:style-name="Internet_20_link" text:visited-style-name="Visited_20_Internet_20_Link">School Readiness Preparation Program</text:a><text:span text:style-name="T60"> </text:span><text:span text:style-name="T64">that targets Core Academic competencies and School Readiness Skills. This ensures Children are well prepared to make a successful transition to any type of Primary School Environment.</text:span></text:p>
      <text:p text:style-name="P99"><text:span text:style-name="Strong_20_Emphasis"><text:span text:style-name="T25"/></text:span></text:p>
      <text:p text:style-name="P99"><text:span text:style-name="Strong_20_Emphasis"><text:span text:style-name="T67">The School Readiness or Primary Preparation Program incorporates a series of Workbooks that introduce Children to Primary School Subjects in a Traditional learning format. This is complemented by a hands-on approach to teaching school readiness skills such as proper pencil grip, cutting skills, Letter and Number formation, emotional regulation, following instructions, problem solving, and concentration.</text:span></text:span><text:span text:style-name="Strong_20_Emphasis"><text:span text:style-name="T25"><text:line-break/><text:line-break/></text:span></text:span><text:span text:style-name="Strong_20_Emphasis"><text:span text:style-name="T67">The Primary Aims of the School Readiness Program is to provide Children with enriching learning experiences that nurture strong Academic foundations and a confident approach to Life-long Learning.</text:span></text:span><text:span text:style-name="Strong_20_Emphasis"><text:span text:style-name="T25"> </text:span></text:span></text:p>
      <text:h text:style-name="P68" text:outline-level="2"><text:span text:style-name="Strong_20_Emphasis"><text:span text:style-name="T40">School Readiness Skills</text:span></text:span></text:h>
      <text:h text:style-name="P60" text:outline-level="3"><text:span text:style-name="Strong_20_Emphasis"><text:span text:style-name="T33">Demonstrates fundamental movement skills </text:span></text:span><text:span text:style-name="T64">The Montessori approach to demonstrating fundamental Movement Skills within a School Readiness Program integrates structured outdoor play with natural Materials, individualized learning, and indoor Music and Movement Activities to foster Physical, Cognitive, and Social-Emotional Development in a Holistic manner.</text:span></text:h>
      <text:h text:style-name="P60" text:outline-level="3"><text:span text:style-name="Strong_20_Emphasis"><text:span text:style-name="T34">Shows respect for the classroom and packs away <text:s text:c="4"/></text:span></text:span><text:span text:style-name="Strong_20_Emphasis"><text:span text:style-name="T33"><text:s text:c="4"/></text:span></text:span><text:span text:style-name="Strong_20_Emphasis"><text:span text:style-name="T57"><text:s text:c="69"/></text:span></text:span><text:span text:style-name="T64">In preparing for School Readiness, Montessori incorporates Grace and Courtesy Presentations within the Classroom, where Expectations and Guidelines are established through structured Montessori Presentations, fostering respect for the Classroom Environment and promoting the habit of packing away Materials after use.</text:span></text:h>
      <text:h text:style-name="P60" text:outline-level="3"><text:span text:style-name="Strong_20_Emphasis"><text:span text:style-name="T35">Ability to choose and respond to challenging activities <text:s text:c="60"/></text:span></text:span><text:span text:style-name="T64">In fostering School Readiness, Montessori prioritizes the ability of Children to choose and respond to challenging Activities by providing a Framework of Freedom to choose Activities throughout the day, supported by individualised Programs and Child-Centered Care, ensuring that each Child progresses at their own pace and is presented with activities tailored to their Developmental needs.</text:span></text:h>
      <text:p text:style-name="P99"><text:span text:style-name="Strong_20_Emphasis"><text:span text:style-name="T25"/></text:span></text:p>
      <text:h text:style-name="P60" text:outline-level="3"><text:soft-page-break/><text:span text:style-name="Strong_20_Emphasis"><text:span text:style-name="T35">Demonstrates problem-solving skills <text:s text:c="88"/></text:span></text:span><text:span text:style-name="T64">In preparing for School Readiness, Montessori fosters the demonstration of Problem-Solving Skills through independent activities, granting Freedom to work, express, and repeat Tasks, thereby empowering Children to explore challenges autonomously and develop effective Problem-Solving abilities.</text:span></text:h>
      <text:h text:style-name="P58" text:outline-level="3"><text:span text:style-name="Strong_20_Emphasis"><text:span text:style-name="T35">Ability to organise work <text:s text:c="108"/></text:span></text:span><text:span text:style-name="T64">In preparation for School Readiness, the ability to organise work is cultivated through Montessori Presentations, which provide Children with Visual Demonstrations of order and organisation, empowering them to develop Skills in arranging Tasks systematically and independently.</text:span></text:h>
      <text:h text:style-name="P58" text:outline-level="3"><text:span text:style-name="Strong_20_Emphasis"><text:span text:style-name="T35">Asks and responds to Questions <text:s text:c="94"/></text:span></text:span><text:span text:style-name="T64">In fostering School Readiness, Montessori encourages the asking and responding to Questions through Group-Work and Projects based on Children’s interests, providing opportunities for collaborative exploration where inquiry is nurtured and meaningful dialogue supports the Development of Communication and Critical Thinking Skills.</text:span></text:h>
      <text:h text:style-name="P58" text:outline-level="3"><text:span text:style-name="Strong_20_Emphasis"><text:span text:style-name="T35">Capable of listening attentively and concentrating <text:s text:c="65"/></text:span></text:span><text:span text:style-name="T64">In preparing for School Readiness, Montessori promotes the capability of listening attentively and concentrating through Activities centred around the Child’s interests, granting the Freedom to work on Tasks for as long as they desire, thereby fostering sustained engagement and developing the Skills of focus and attention.</text:span></text:h>
      <text:h text:style-name="P58" text:outline-level="3"><text:span text:style-name="Strong_20_Emphasis"><text:span text:style-name="T35">Ability to communicate and express thoughts and feelings <text:s text:c="54"/></text:span></text:span><text:span text:style-name="T64">In readiness for School, Montessori cultivates the ability to communicate and express thoughts and feelings through a shared Respect and Freedom within the Environment, fostering an atmosphere where all individuals are encouraged to communicate openly and express their emotions, thoughts, and ideas freely.</text:span></text:h>
      <text:h text:style-name="P58" text:outline-level="3"><text:span text:style-name="Strong_20_Emphasis"><text:span text:style-name="T35">Demonstrates independence and self-help skills <text:s text:c="71"/></text:span></text:span><text:span text:style-name="T64">In preparing for School Readiness, Montessori promotes the demonstration of independence and Self-Help Skills through various opportunities throughout the Day, such as participating in Routines independently, serving Food, blowing their Noses, caring for the Environment, cleaning the Classroom, washing Hands, and washing Dishes after Food Preparation, thereby fostering a sense of autonomy and Self-Sufficiency in Children.</text:span></text:h>
      <text:h text:style-name="P58" text:outline-level="3"><text:span text:style-name="Strong_20_Emphasis"><text:span text:style-name="T35">Responds to challenges and demonstrates problem-solving skills <text:s text:c="48"/></text:span></text:span><text:span text:style-name="T64">In Preschool Learning, Children respond to challenges and demonstrate problem-solving skills through independent activities, facilitated by the freedom to work, express themselves, and repeat tasks as needed, fostering a sense of autonomy and resilience as they navigate various challenges and find creative solutions.</text:span></text:h>
      <text:p text:style-name="P41"/>
      <text:h text:style-name="P67" text:outline-level="2"><text:soft-page-break/><text:span text:style-name="Strong_20_Emphasis"><text:span text:style-name="T41">School Readiness Curriculum</text:span></text:span></text:h>
      <text:h text:style-name="P58" text:outline-level="3"><text:span text:style-name="Strong_20_Emphasis"><text:span text:style-name="T42">Prepared Environment</text:span></text:span></text:h>
      <text:h text:style-name="P122" text:outline-level="3">The Montessori classroom encourages children to take an active role in their learning. They explore, collaborate, and direct their own learning. This structure encourages children to develop confidence, independence, and a positive approach towards school and life-long learning.</text:h>
      <text:h text:style-name="P79" text:outline-level="5"><text:span text:style-name="Strong_20_Emphasis"><text:span text:style-name="T71">Supporting School Readiness Skills:</text:span></text:span></text:h>
      <text:list xml:id="list4820674285104143494" text:style-name="L30">
        <text:list-item>
          <text:p text:style-name="P168">Freedom of movement and Choice</text:p>
        </text:list-item>
        <text:list-item>
          <text:p text:style-name="P231">Independence</text:p>
        </text:list-item>
        <text:list-item>
          <text:p text:style-name="P231">Decision making and Problem-Solving</text:p>
        </text:list-item>
        <text:list-item>
          <text:p text:style-name="P231">Collaboration and social skills</text:p>
        </text:list-item>
        <text:list-item>
          <text:p text:style-name="P231">Belonging to a community</text:p>
          <text:p text:style-name="P231"/>
        </text:list-item>
      </text:list>
      <text:h text:style-name="P78" text:outline-level="3"><text:span text:style-name="Strong_20_Emphasis"><text:span text:style-name="T43">School Readiness Booklets <text:s text:c="7"/></text:span></text:span><text:span text:style-name="Strong_20_Emphasis"><text:span text:style-name="T48"><text:s text:c="96"/></text:span></text:span><text:span text:style-name="T64">School Readiness and Kinder Preparation Workbooks cover a broad range of primary school subjects. They provide extensive opportunities for writing practice, reading, problem solving, counting and classification.</text:span></text:h>
      <text:h text:style-name="P80" text:outline-level="5"><text:span text:style-name="Strong_20_Emphasis"><text:span text:style-name="T46">Supporting School Readiness Skills:</text:span></text:span></text:h>
      <text:list xml:id="list8077122138565784017" text:style-name="L31">
        <text:list-item>
          <text:p text:style-name="P170">Introduces children to primary school learning formats</text:p>
        </text:list-item>
        <text:list-item>
          <text:p text:style-name="P234">Extensive opportunities to practice literacy and numeracy skills</text:p>
        </text:list-item>
        <text:list-item>
          <text:p text:style-name="P234">Pencil-grip, hand-writing, and cutting skills practice</text:p>
        </text:list-item>
        <text:list-item>
          <text:p text:style-name="P234">Introduces children to language-based problem solving and comprehension</text:p>
        </text:list-item>
        <text:list-item>
          <text:p text:style-name="P235"><text:span text:style-name="Strong_20_Emphasis"><text:span text:style-name="T99">Develops children’s understanding of subjects and topics introduced in Primary School</text:span></text:span></text:p>
        </text:list-item>
      </text:list>
      <text:p text:style-name="P98"><text:span text:style-name="Strong_20_Emphasis"><text:span text:style-name="T69"/></text:span></text:p>
      <text:h text:style-name="P78" text:outline-level="3"><text:span text:style-name="Strong_20_Emphasis"><text:span text:style-name="T42">Daily Routines </text:span></text:span><text:span text:style-name="T64">Daily routines prepare children for the structure of the primary school environment. Throughout the day, students practice self-help skills, such as independent toileting, unwrapping their lunch, and putting on a hat and sunscreen. </text:span></text:h>
      <text:p text:style-name="P97"><text:span text:style-name="Strong_20_Emphasis"><text:span text:style-name="T71">Supporting School Readiness Skills:</text:span></text:span></text:p>
      <text:list xml:id="list1528926412040001053" text:style-name="L32">
        <text:list-item>
          <text:p text:style-name="P161">The Montessori Work Cycle develops children’s independence, concentration, problem-solving, and decision making skills</text:p>
        </text:list-item>
        <text:list-item>
          <text:p text:style-name="P223">Group times encourage collaboration, communication skills, and teamwork</text:p>
        </text:list-item>
        <text:list-item>
          <text:p text:style-name="P223">Show and Tell prepares children to communicate with confidence</text:p>
        </text:list-item>
        <text:list-item>
          <text:p text:style-name="P223">Self-serving meals and unwrapping lunches prepares children for independent mealtimes</text:p>
        </text:list-item>
        <text:list-item>
          <text:p text:style-name="P223">Scheduled school readiness time prepares children for the routine of primary school</text:p>
        </text:list-item>
      </text:list>
      <text:p text:style-name="P98"><text:span text:style-name="Strong_20_Emphasis"><text:span text:style-name="T26"/></text:span></text:p>
      <text:h text:style-name="P59" text:outline-level="3"><text:soft-page-break/><text:span text:style-name="Strong_20_Emphasis"><text:span text:style-name="T44">Practical Life</text:span></text:span></text:h>
      <text:p text:style-name="P49">Through Practical Life activities, Children develop Fine Motor Skills, Independence, and Self-Help Skills.</text:p>
      <text:p text:style-name="P98"><text:span text:style-name="Strong_20_Emphasis"><text:span text:style-name="T46">Core school readiness skills:</text:span></text:span></text:p>
      <text:list xml:id="list3363597770698249034" text:style-name="L33">
        <text:list-item>
          <text:p text:style-name="P162">Fundamental Movement Skills</text:p>
        </text:list-item>
        <text:list-item>
          <text:p text:style-name="P224">Distinguishes left from right</text:p>
        </text:list-item>
        <text:list-item>
          <text:p text:style-name="P224">Independent with self-help skills</text:p>
        </text:list-item>
        <text:list-item>
          <text:p text:style-name="P224">Ability to cut using Scissors</text:p>
        </text:list-item>
        <text:list-item>
          <text:p text:style-name="P224">Ability to spoon, pour and transfer</text:p>
        </text:list-item>
        <text:list-item>
          <text:p text:style-name="P224">Ability to zip, button, lace, hook and snap</text:p>
        </text:list-item>
      </text:list>
      <text:p text:style-name="P73"><text:span text:style-name="Strong_20_Emphasis"><text:span text:style-name="T26"/></text:span></text:p>
      <text:p text:style-name="P73"><text:span text:style-name="Strong_20_Emphasis"><text:span text:style-name="T26"/></text:span></text:p>
      <text:h text:style-name="P72" text:outline-level="3"><text:span text:style-name="Strong_20_Emphasis"><text:span text:style-name="T49">Sensorial</text:span></text:span></text:h>
      <text:p text:style-name="P49">Through Sensorial Materials, Children refine their senses, and develop the necessary foundations for language and mathematics.</text:p>
      <text:p text:style-name="P73"><text:span text:style-name="Strong_20_Emphasis"><text:span text:style-name="T74">Core school readiness skills:</text:span></text:span></text:p>
      <text:list xml:id="list6422096923631282558" text:style-name="L34">
        <text:list-item>
          <text:p text:style-name="P163">Understands dimensions</text:p>
        </text:list-item>
        <text:list-item>
          <text:p text:style-name="P225">Recognises and names colours and shapes</text:p>
        </text:list-item>
        <text:list-item>
          <text:p text:style-name="P225">Distinguishes between textures, weights and temperatures</text:p>
        </text:list-item>
        <text:list-item>
          <text:p text:style-name="P225">Distinguishes between smells, taste and sound</text:p>
        </text:list-item>
        <text:list-item>
          <text:p text:style-name="P225">Understands and identifies difference</text:p>
        </text:list-item>
        <text:list-item>
          <text:p text:style-name="P225">Can classify and group objects</text:p>
        </text:list-item>
      </text:list>
      <text:p text:style-name="P73"><text:span text:style-name="Strong_20_Emphasis"><text:span text:style-name="T26"/></text:span></text:p>
      <text:h text:style-name="P78" text:outline-level="3"><text:span text:style-name="Strong_20_Emphasis"><text:span text:style-name="T52">Mathematics <text:s text:c="2"/></text:span></text:span><text:span text:style-name="Strong_20_Emphasis"><text:span text:style-name="T42"><text:s/></text:span></text:span><text:span text:style-name="Strong_20_Emphasis"><text:span text:style-name="T63"><text:s text:c="6"/></text:span></text:span><text:span text:style-name="Strong_20_Emphasis"><text:span text:style-name="T62"><text:s text:c="116"/></text:span></text:span><text:span text:style-name="T64">The mathematics materials teach children how to count, sequence, add, subtract, identify Patters, and learn about Number Systems.</text:span></text:h>
      <text:p text:style-name="P97"><text:span text:style-name="Strong_20_Emphasis"><text:span text:style-name="T72">Core school readiness skills:</text:span></text:span></text:p>
      <text:list xml:id="list3824786690208885383" text:style-name="L35">
        <text:list-item>
          <text:p text:style-name="P164">Recognises and names numerals</text:p>
        </text:list-item>
        <text:list-item>
          <text:p text:style-name="P226">Counts by rote</text:p>
        </text:list-item>
        <text:list-item>
          <text:p text:style-name="P226">Relates quantities to numerals</text:p>
        </text:list-item>
        <text:list-item>
          <text:p text:style-name="P226">Relates Decimal System to quantities to Symbols</text:p>
        </text:list-item>
        <text:list-item>
          <text:p text:style-name="P226">Awareness of the function of Addition</text:p>
        </text:list-item>
        <text:list-item>
          <text:p text:style-name="P226">Awareness of the function of Subtraction</text:p>
        </text:list-item>
      </text:list>
      <text:p text:style-name="P192"/>
      <text:h text:style-name="P78" text:outline-level="3"><text:span text:style-name="T77">Language <text:s text:c="104"/></text:span><text:span text:style-name="T64">Through language activities, children learn letter recognition, letter formation, phonics, vowels and consonants, and the early stages of writing and reading.</text:span></text:h>
      <text:p text:style-name="P192">Can follow directions and answer questions</text:p>
      <text:list xml:id="list8288873861835585212" text:style-name="L36">
        <text:list-item>
          <text:p text:style-name="P227">Can express thoughts and feelings</text:p>
        </text:list-item>
        <text:list-item>
          <text:p text:style-name="P227">Speaks in sentences</text:p>
        </text:list-item>
        <text:list-item>
          <text:p text:style-name="P227">Reads simple sentences</text:p>
        </text:list-item>
        <text:list-item>
          <text:p text:style-name="P227"><text:soft-page-break/>Constructs phonetic and non-phonetic words</text:p>
        </text:list-item>
        <text:list-item>
          <text:p text:style-name="P227">Can write and recognise their own name</text:p>
        </text:list-item>
      </text:list>
      <text:p text:style-name="P194"/>
      <text:h text:style-name="P58" text:outline-level="3"><text:span text:style-name="Strong_20_Emphasis"><text:span text:style-name="T42">Culture <text:s/></text:span></text:span><text:span text:style-name="Strong_20_Emphasis"><text:span text:style-name="T43"><text:s text:c="124"/></text:span></text:span><text:span text:style-name="T64">The Culture Curriculum introduces children to the arts, geography, science, environment, Cational Culture, Music, and History. They discover similarities and  differences, and develop an understanding and respect for Diversity.</text:span></text:h>
      <text:p text:style-name="P98"><text:span text:style-name="Strong_20_Emphasis"><text:span text:style-name="T71">Core school readiness skills:</text:span></text:span></text:p>
      <text:list xml:id="list7345740873708989086" text:style-name="L37">
        <text:list-item>
          <text:p text:style-name="P165">Awareness of Geography, Botany, Zoology, Science and History</text:p>
        </text:list-item>
        <text:list-item>
          <text:p text:style-name="P228">Demonstrates an interest in culture and responds to diversity with respect</text:p>
        </text:list-item>
        <text:list-item>
          <text:p text:style-name="P228">Responds with appreciation to music &amp; art</text:p>
        </text:list-item>
        <text:list-item>
          <text:p text:style-name="P228">Demonstrates creative interests</text:p>
        </text:list-item>
        <text:list-item>
          <text:p text:style-name="P228">Demonstrates awareness of Social responsibility and Sustainability</text:p>
        </text:list-item>
      </text:list>
      <text:p text:style-name="P98"><text:span text:style-name="Strong_20_Emphasis"><text:span text:style-name="T26"/></text:span></text:p>
      <text:h text:style-name="P78" text:outline-level="3"><text:span text:style-name="Strong_20_Emphasis"><text:span text:style-name="T42">School Partnerships Programs </text:span></text:span><text:span text:style-name="T64">Many Montessori Academy Childcare centres have established school partnership programs that connect children and families with local primary schools. They also provide opportunities for excursions and buddy programs that develop positive associations with transitioning to school.</text:span></text:h>
      <text:p text:style-name="P97"><text:span text:style-name="Strong_20_Emphasis"><text:span text:style-name="T68">School excursions provide Children with opportunities to experiences different Primary School settings and developing feelings of familiarity</text:span></text:span></text:p>
      <text:list xml:id="list1545573711634115765" text:style-name="L38">
        <text:list-item>
          <text:p text:style-name="P232">Friendship/Pal Programs help Children learn how to socialise with older Children and develop positive associations with School</text:p>
        </text:list-item>
        <text:list-item>
          <text:p text:style-name="P232">School Information Nights provide families with opportunities to connect with other Families in the area and learn more about each local School’s offering</text:p>
        </text:list-item>
      </text:list>
      <text:p text:style-name="P98"><text:span text:style-name="Strong_20_Emphasis"><text:span text:style-name="T6"/></text:span></text:p>
      <text:h text:style-name="P58" text:outline-level="3"><text:span text:style-name="Strong_20_Emphasis"><text:span text:style-name="T53">Early Years Learning Framework <text:s text:c="66"/></text:span></text:span><text:span text:style-name="T64">Through the EYLF, children develop a strong sense of being, belonging, and becoming.</text:span></text:h>
      <text:p text:style-name="P98"><text:span text:style-name="Strong_20_Emphasis"><text:span text:style-name="T71">Core school readiness skills:</text:span></text:span></text:p>
      <text:list xml:id="list8642534871101619741" text:style-name="L39">
        <text:list-item>
          <text:p text:style-name="P166">Children have a strong sense of identity</text:p>
        </text:list-item>
        <text:list-item>
          <text:p text:style-name="P229">Children are connected with and contribute to their world</text:p>
        </text:list-item>
        <text:list-item>
          <text:p text:style-name="P229">Children have a strong sense of well-being</text:p>
        </text:list-item>
        <text:list-item>
          <text:p text:style-name="P229">Children are confident and involved learners</text:p>
        </text:list-item>
        <text:list-item>
          <text:p text:style-name="P229">Children are effective communicators</text:p>
        </text:list-item>
      </text:list>
      <text:p text:style-name="P98"><text:span text:style-name="Strong_20_Emphasis"><text:span text:style-name="T6"/></text:span></text:p>
      <text:h text:style-name="P59" text:outline-level="3"><text:soft-page-break/><text:span text:style-name="Strong_20_Emphasis"><text:span text:style-name="T25"/></text:span></text:h>
      <text:h text:style-name="P59" text:outline-level="3"><text:span text:style-name="Strong_20_Emphasis"><text:span text:style-name="T16">Summery of PRESCHOOL </text:span></text:span><text:span text:style-name="Strong_20_Emphasis"><text:span text:style-name="T17">Daily Routines</text:span></text:span></text:h>
      <text:h text:style-name="P59" text:outline-level="3"><text:span text:style-name="Strong_20_Emphasis"><text:span text:style-name="T16">Morning Session</text:span></text:span></text:h>
      <text:h text:style-name="P5" text:outline-level="3"><text:span text:style-name="Strong_20_Emphasis"><text:span text:style-name="T16">7:30am – 8:45am </text:span></text:span><text:span text:style-name="Strong_20_Emphasis"><text:span text:style-name="T11"><text:tab/><text:tab/></text:span></text:span></text:h>
      <text:h text:style-name="P123" text:outline-level="3">Centre opens</text:h>
      <text:p text:style-name="P3">Arrival, Morning Greetings, News/General Discussion</text:p>
      <text:p text:style-name="P3">Settling down, Breakfast</text:p>
      <text:p text:style-name="P3"/>
      <text:p text:style-name="P2"><text:span text:style-name="Strong_20_Emphasis"><text:span text:style-name="T85">9:00am – 10:45am<text:tab/></text:span></text:span><text:span text:style-name="Strong_20_Emphasis"><text:span text:style-name="T86"><text:tab/></text:span></text:span></text:p>
      <text:p text:style-name="P2"><text:span text:style-name="Strong_20_Emphasis"><text:span text:style-name="T88">Circle Time:</text:span></text:span><text:span text:style-name="Strong_20_Emphasis"><text:span text:style-name="T87"> </text:span></text:span><text:span text:style-name="T84">Montessori Work Cycle, </text:span></text:p>
      <text:p text:style-name="P3">New Lesson Presentation</text:p>
      <text:p text:style-name="P3"/>
      <text:h text:style-name="P6" text:outline-level="3"><text:span text:style-name="Strong_20_Emphasis"><text:span text:style-name="T85">Mid-Morning Routine</text:span></text:span></text:h>
      <text:h text:style-name="P5" text:outline-level="3"><text:span text:style-name="Strong_20_Emphasis"><text:span text:style-name="T16">11:00am – 12:15pm<text:tab/></text:span></text:span><text:span text:style-name="Strong_20_Emphasis"><text:span text:style-name="T11"><text:tab/></text:span></text:span></text:h>
      <text:h text:style-name="P5" text:outline-level="3"><text:span text:style-name="Strong_20_Emphasis"><text:span text:style-name="T7">Lunch Time</text:span></text:span></text:h>
      <text:p text:style-name="P3">Clean up</text:p>
      <text:p text:style-name="P1"><text:span text:style-name="Strong_20_Emphasis"><text:span text:style-name="T11"><text:s/></text:span></text:span></text:p>
      <text:h text:style-name="P7" text:outline-level="3">12:15pm – 1:00pm</text:h>
      <text:p text:style-name="P3">Outdoor Play (P.E.)</text:p>
      <text:p text:style-name="P3">Socialising</text:p>
      <text:p text:style-name="P3">Restroom / Hand Wash</text:p>
      <text:p text:style-name="P3"/>
      <text:h text:style-name="P7" text:outline-level="3">1:00pm – 1:45pm</text:h>
      <text:p text:style-name="P3">Rest /Sleep time</text:p>
      <text:p text:style-name="P13">Quiet free Activities</text:p>
      <text:h text:style-name="P7" text:outline-level="3">AfterSchool Session</text:h>
      <text:h text:style-name="P8" text:outline-level="3">2:00pm – 3:30pm</text:h>
      <text:p text:style-name="P3">Montesorri Activities <text:s/></text:p>
      <text:p text:style-name="P3">School Homework</text:p>
      <text:p text:style-name="P3">Outdoor play</text:p>
      <text:p text:style-name="P13">Tidy up time</text:p>
      <text:h text:style-name="P7" text:outline-level="3">Evening Extracurricula Activities for Youth</text:h>
      <text:h text:style-name="P9" text:outline-level="3">4:30pm – 5:45pm</text:h>
      <text:p text:style-name="P3">Sports, Outdoor Activities</text:p>
      <text:p text:style-name="P3"><text:soft-page-break/>Games /Indoor Activities</text:p>
      <text:p text:style-name="P3">Tidy-Up</text:p>
      <text:p text:style-name="P3">Home Departure</text:p>
      <text:p text:style-name="P3"/>
      <text:p text:style-name="P3"><text:span text:style-name="T4">6:00pm</text:span> </text:p>
      <text:p text:style-name="P3">Centre closes for the Day</text:p>
      <text:p text:style-name="P4"/>
      <text:p text:style-name="P88"><text:span text:style-name="Strong_20_Emphasis"><text:span text:style-name="T80"><text:s/></text:span></text:span></text:p>
      <text:p text:style-name="Standard"><text:span text:style-name="Strong_20_Emphasis"><text:span text:style-name="T21">About </text:span></text:span></text:p>
      <text:p text:style-name="Standard"><text:span text:style-name="Strong_20_Emphasis"><text:span text:style-name="T21"/></text:span></text:p>
      <text:p text:style-name="Standard"><text:span text:style-name="Strong_20_Emphasis"><text:span text:style-name="T16">The Preschool Routine</text:span></text:span></text:p>
      <text:p text:style-name="P86">The Daily Routine may be altered to accommodate for seasonal changes, School Readiness, wet weather, and special events</text:p>
      <text:list xml:id="list5231188972183429117" text:style-name="L40">
        <text:list-item>
          <text:p text:style-name="P104">Spontaneous group times occur throughout the day</text:p>
        </text:list-item>
        <text:list-item>
          <text:p text:style-name="P104">Educators plan learning experiences for each day (these are displayed on the curriculum planning sheets in your child’s classroom)</text:p>
        </text:list-item>
        <text:list-item>
          <text:p text:style-name="P104">We seek to accommodate each child’s individual eating and sleeping schedule</text:p>
        </text:list-item>
        <text:list-item>
          <text:p text:style-name="P104">All Montessori Academy childcare centres are sun safe and allergy aware</text:p>
        </text:list-item>
        <text:list-item>
          <text:p text:style-name="P104">A record of your child’s day is communicated to you via our family communication app</text:p>
        </text:list-item>
      </text:list>
      <text:p text:style-name="P88"/>
      <text:p text:style-name="P90">Activity Types</text:p>
      <text:p text:style-name="P86">Each Week there will be a weekly calendar that links to the different activities for each day. The weekly calendar activities will include: outside activities, STEAM activities, floor activities, and circle time activities. I will also provide a list of  recommended books, a music and movement video playlists, a Pinterest themed board with alternate activities and a materials list for it all!</text:p>
      <text:p text:style-name="Standard"><text:span text:style-name="Strong_20_Emphasis"><text:span text:style-name="T23"/></text:span></text:p>
      <text:p text:style-name="Standard"><text:span text:style-name="Strong_20_Emphasis"><text:span text:style-name="T23">Floor Activity: </text:span></text:span><text:span text:style-name="T24">These activities are intended to invite children to play and learn. You may have to demonstrate how to do the activity the first time, but after that you can stand back and watch their learning take shape. These activities are repeated on multiple days to allow the children more time with the activity on another day.</text:span></text:p>
      <text:p text:style-name="Standard"><text:span text:style-name="Strong_20_Emphasis"><text:span text:style-name="T23"/></text:span></text:p>
      <text:p text:style-name="Standard"><text:span text:style-name="Strong_20_Emphasis"><text:span text:style-name="T23">Outside Play: </text:span></text:span><text:span text:style-name="T24">These activities are intended to get children outside and explore their world. Lots of gross motor and even some messy activities will be included in this category! Some of the activities can be modified to work inside if weather is not allowing your little explorer to be outside.</text:span></text:p>
      <text:p text:style-name="Standard"><text:span text:style-name="Strong_20_Emphasis"><text:span text:style-name="T23"/></text:span></text:p>
      <text:p text:style-name="Standard"><text:span text:style-name="Strong_20_Emphasis"><text:span text:style-name="T23">Circle Time: </text:span></text:span><text:span text:style-name="T24">These activities are a little more structured and require you to help lead the discussion. Find a comfortable area where you can sit down with your children and do the activity.</text:span></text:p>
      <text:p text:style-name="Standard"><text:span text:style-name="Strong_20_Emphasis"><text:span text:style-name="T23"/></text:span></text:p>
      <text:p text:style-name="Standard"><text:span text:style-name="Strong_20_Emphasis"><text:span text:style-name="T23">STEAM: </text:span></text:span><text:span text:style-name="T24">STEAM stands for </text:span><text:span text:style-name="Strong_20_Emphasis"><text:span text:style-name="T23">S</text:span></text:span><text:span text:style-name="T24">cience,</text:span><text:span text:style-name="Strong_20_Emphasis"><text:span text:style-name="T24"> </text:span></text:span><text:span text:style-name="Strong_20_Emphasis"><text:span text:style-name="T23">T</text:span></text:span><text:span text:style-name="T24">echnology, </text:span><text:span text:style-name="Strong_20_Emphasis"><text:span text:style-name="T23">E</text:span></text:span><text:span text:style-name="T24">ngineering, </text:span><text:span text:style-name="Strong_20_Emphasis"><text:span text:style-name="T23">A</text:span></text:span><text:span text:style-name="T24">rts, and </text:span><text:span text:style-name="Strong_20_Emphasis"><text:span text:style-name="T23">M</text:span></text:span><text:span text:style-name="T24">athematics. The art activities are intended to be completed by your children with little to no help from you, once the activity is set up. (I have seven children doing art at one time, so I make sure to plan activities they can complete on their own.) The Science, technology, engineering, and mathematics activities will vary between child exploration and adult guided experiments.</text:span></text:p>
      <text:p text:style-name="Standard"><text:span text:style-name="Strong_20_Emphasis"><text:span text:style-name="T23"/></text:span></text:p>
      <text:p text:style-name="Standard"><text:span text:style-name="Strong_20_Emphasis"><text:span text:style-name="T23">Music and Movement: </text:span></text:span><text:span text:style-name="T24">I have prepared themed playlists with songs and videos to compliment the theme for the week. These songs can be used as part of circle time or any other time you wish to play them for your children.</text:span><text:span text:style-name="T84"> </text:span></text:p>
      <text:p text:style-name="P86"/>
      <text:p text:style-name="P86"/>
      <text:p text:style-name="P90"/>
      <text:p text:style-name="P90"/>
      <text:p text:style-name="P90"/>
      <text:p text:style-name="P89"><text:soft-page-break/>How Does the ELC Montessori Curriculum Work?</text:p>
      <text:p text:style-name="P86"/>
      <text:p text:style-name="Standard"><text:span text:style-name="T5">The </text:span><text:a xlink:type="simple" xlink:href="https://montessoriacademy.com.au/montessori-education/montessori-curriculum/" text:style-name="Internet_20_link" text:visited-style-name="Visited_20_Internet_20_Link">Montessori Curriculum</text:a><text:span text:style-name="T27"> at </text:span><text:span text:style-name="T29">ELC</text:span><text:span text:style-name="T27"> </text:span><text:span text:style-name="T5">offers Children five key Areas of study: Practical Life, Sensorial, Mathematics, Language, and Cultural Studies. Each area of study is made up of a set of educational Materials that increase in complexity. Children Progress through the Montessori Curriculum at their own pace based on their stage of Development and Interests.</text:span></text:p>
      <text:p text:style-name="P86"/>
      <text:p text:style-name="P86"><text:span text:style-name="T101">ELC</text:span> Montessori Educators present key Lessons to introduce Children to the name and learning outcomes of each Montessori Material. After a Key Lesson, the Children work with the Montessori Material independently to practice, explore, and make connections to the key Learning Outcomes.</text:p>
      <text:p text:style-name="P86"/>
      <text:p text:style-name="P86">During this time, <text:span text:style-name="T101">ELC</text:span> Montessori Educators stand back, observe how the Children are learning, and document their Progress. An Educator will only intervene if needed, to encourage Children’s independence, as there is a direct link between Children’s sense of Empowerment and their ability to learn and retain new Skills and Information.</text:p>
      <text:p text:style-name="P82"/>
      <text:p text:style-name="Standard"><text:span text:style-name="T5">New Lessons are provided when a Child is ready to Progress to the next Stage. Through repetition and practice, Children master the progression of the </text:span><text:a xlink:type="simple" xlink:href="https://montessoriacademy.com.au/montessori-education/montessori-learning-materials/" text:style-name="Internet_20_link" text:visited-style-name="Visited_20_Internet_20_Link"><text:span text:style-name="T27">Montessori Materials</text:span></text:a><text:span text:style-name="T5">, and develop a fundamental understanding of each Curriculum area.</text:span></text:p>
      <text:p text:style-name="P82"/>
      <text:p text:style-name="P89">Key Curriculum Areas</text:p>
      <text:p text:style-name="P90"/>
      <text:p text:style-name="Standard"><text:span text:style-name="Strong_20_Emphasis"><text:span text:style-name="T16">Practical life</text:span></text:span><text:span text:style-name="T8">: Independence, Social Skills and Care for the Environment</text:span></text:p>
      <text:p text:style-name="Standard"><text:span text:style-name="Strong_20_Emphasis"><text:span text:style-name="T10"/></text:span></text:p>
      <text:p text:style-name="Standard"><text:span text:style-name="Strong_20_Emphasis"><text:span text:style-name="T16">Sensorial</text:span></text:span><text:span text:style-name="T20">:</text:span><text:span text:style-name="T5"> Colours, Shapes, Textures, Weights, Dimension, Discrimination and distinguishing between Smells, Taste and Sound</text:span></text:p>
      <text:p text:style-name="Standard"><text:span text:style-name="Strong_20_Emphasis"><text:span text:style-name="T10"/></text:span></text:p>
      <text:p text:style-name="Standard"><text:span text:style-name="Strong_20_Emphasis"><text:span text:style-name="T16">Mathematics</text:span></text:span><text:span text:style-name="T20">:</text:span><text:span text:style-name="T5"> Numbers, quantities, counting, addition, subtraction, decimal system, multiplication and division</text:span></text:p>
      <text:p text:style-name="Standard"><text:span text:style-name="Strong_20_Emphasis"><text:span text:style-name="T10"/></text:span></text:p>
      <text:p text:style-name="Standard"><text:span text:style-name="Strong_20_Emphasis"><text:span text:style-name="T16">Language</text:span></text:span><text:span text:style-name="T20">:</text:span><text:span text:style-name="T5"> Oral Language, Phonics, Letter Formation, Sentence Structure, Vowels and Consonants, Writing, Reading and Early Literacy Skills</text:span></text:p>
      <text:p text:style-name="Standard"><text:span text:style-name="Strong_20_Emphasis"><text:span text:style-name="T10"/></text:span></text:p>
      <text:p text:style-name="Standard"><text:span text:style-name="Strong_20_Emphasis"><text:span text:style-name="T16">Culture</text:span></text:span><text:span text:style-name="T20">:</text:span><text:span text:style-name="T5"> Geography, Botany, Zoology, Science, History, Music and Art</text:span></text:p>
      <text:p text:style-name="P82"/>
      <text:p text:style-name="P82"/>
      <text:p text:style-name="P89">Practical Life</text:p>
      <text:p text:style-name="P86">The <text:span text:style-name="T101">ELC</text:span> Montessori Practical Life Curriculum incorporates Exercises and Activities that Children observe in Daily Life. These Activities develop Children’s Independence, Concentration, and Fine Motor Skills. Typical Practical Life Activities involve Transferring, Food Preparation, Lessons in Grace and Courtesy, and Cleaning.</text:p>
      <text:p text:style-name="P86"/>
      <text:p text:style-name="P93">Example Materials and Activities include:</text:p>
      <text:p text:style-name="P92">Spooning, Tonging, Threading, Sweeping</text:p>
      <text:p text:style-name="P82"/>
      <text:p text:style-name="P86">Through Practical Life Activities, Children develop Fine Motor Skills, Independence, and Self-Help Skills.</text:p>
      <text:p text:style-name="P86">Core School Readiness Skills:</text:p>
      <text:list xml:id="list5021497127440705439" text:style-name="L41">
        <text:list-item>
          <text:p text:style-name="P105">Fundamental Movement Skills</text:p>
        </text:list-item>
        <text:list-item>
          <text:p text:style-name="P105">Distinguishes Left from Right</text:p>
        </text:list-item>
        <text:list-item>
          <text:p text:style-name="P105">Independent with Self-Help Skills</text:p>
        </text:list-item>
        <text:list-item>
          <text:p text:style-name="P105"><text:soft-page-break/>Ability to cut using Scissors</text:p>
        </text:list-item>
        <text:list-item>
          <text:p text:style-name="P105">Ability to spoon, pour and transfer</text:p>
        </text:list-item>
        <text:list-item>
          <text:p text:style-name="P105">Ability to zip, button, lace, hook and snap</text:p>
        </text:list-item>
      </text:list>
      <text:p text:style-name="P86"/>
      <text:p text:style-name="P86"/>
      <text:p text:style-name="P191"><text:span text:style-name="T81">Sensorial</text:span></text:p>
      <text:p text:style-name="P86">Sensorial Activities teach Children to refine their Senses of Sight, Touch, Sound, Smell and Taste so that they are able to organise Sensory impressions and their understanding of the World. Through Sensorial Materials, Children learn about Dimilarity and Difference, Dimensions, Colours and Shapes, and distinguish between Smells, Taste and Sound. Sensorial work also prepares Children for Mathematics, Language and Geometry by teaching Children how to classify and sort.</text:p>
      <text:p text:style-name="P86"/>
      <text:p text:style-name="P86">Example Materials and Activities include:</text:p>
      <text:p text:style-name="P86">Pink Tower, Colour Box, <text:s/>Geometric Solids, Trinomial Cube.</text:p>
      <text:p text:style-name="P86"/>
      <text:p text:style-name="P86">Through Sensorial Aaterials, children refine their senses, and develop the necessary foundations for language and mathematics.</text:p>
      <text:p text:style-name="P86">Core School Readiness Skills:</text:p>
      <text:list xml:id="list9189569771816932617" text:style-name="L42">
        <text:list-item>
          <text:p text:style-name="P106">Understands Dimensions</text:p>
        </text:list-item>
        <text:list-item>
          <text:p text:style-name="P106">Recognises and Names, Colours and Shapes</text:p>
        </text:list-item>
        <text:list-item>
          <text:p text:style-name="P106">Distinguishes between Textures, Weights and Temperatures</text:p>
        </text:list-item>
        <text:list-item>
          <text:p text:style-name="P106">Distinguishes between Smells, Taste and Sound</text:p>
        </text:list-item>
        <text:list-item>
          <text:p text:style-name="P106">Understands and identifies Difference</text:p>
        </text:list-item>
        <text:list-item>
          <text:p text:style-name="P106">Can classify and group Objects</text:p>
        </text:list-item>
      </text:list>
      <text:p text:style-name="P86"/>
      <text:p text:style-name="P86"/>
      <text:p text:style-name="P86"/>
      <text:p text:style-name="P89">Mathematics</text:p>
      <text:p text:style-name="Standard"><text:span text:style-name="T7">The Mathematics Curriculum teaches Children to understand abstract Mathematical Concepts and Relationships through Hands-on Learning Experiences. Children learn to count, identify and match Numerals to their Quantity, relate Decimal Quantities and Symbols, and become aware of the functions of Addition, Subtraction, Multiplication and Division by using the </text:span><text:a xlink:type="simple" xlink:href="https://montessoriacademy.com.au/montessori-education/montessori-learning-materials/" text:style-name="Internet_20_link" text:visited-style-name="Visited_20_Internet_20_Link"><text:span text:style-name="T28">Montessori Materials</text:span></text:a><text:span text:style-name="T7">.</text:span></text:p>
      <text:p text:style-name="P86"/>
      <text:p text:style-name="P86">Example Materials and Activities include:</text:p>
      <text:p text:style-name="P86">Numerals and Counters, Abacus, Hanging Bead Stair, Teen Boards, Hundred Board.</text:p>
      <text:p text:style-name="P86"/>
      <text:p text:style-name="P93">The Mathematics Materials teach Children how to count, sequence, add, subtract, identify Patters, and learn about Number Systems.</text:p>
      <text:p text:style-name="P93">Core School Readiness Skills:</text:p>
      <text:list xml:id="list1775844017314844900" text:style-name="L43">
        <text:list-item>
          <text:p text:style-name="P107">Recognises and names Numerals</text:p>
        </text:list-item>
        <text:list-item>
          <text:p text:style-name="P107">Counts by rote</text:p>
        </text:list-item>
        <text:list-item>
          <text:p text:style-name="P107">Relates Quantities to Numerals</text:p>
        </text:list-item>
        <text:list-item>
          <text:p text:style-name="P107">Relates Decimal System to Quantities to Symbols</text:p>
        </text:list-item>
        <text:list-item>
          <text:p text:style-name="P107">Awareness of the function of Addition</text:p>
        </text:list-item>
        <text:list-item>
          <text:p text:style-name="P107">Awareness of the function of Subtraction</text:p>
        </text:list-item>
      </text:list>
      <text:p text:style-name="P86"/>
      <text:p text:style-name="P86"/>
      <text:p text:style-name="P89">Language</text:p>
      <text:p text:style-name="P86">The Montessori Language Curriculum provides Children with the knowledge and Skills to build their Vocabulary and understanding of Language. The Skills required for Reading, Writing and Oral <text:soft-page-break/>Language are developed through Hands-on Experience using the Montessori Language Materials. Children learn Letter Sounds (Phonics), letter identification and formation, how to combine Sounds to make words, how to build simple sentences, and how to properly hold a Pencil. Oral Language Skills are developed through Daily Social Interactions, Group time experiences, and Lessons in Grace and Courtesy.</text:p>
      <text:p text:style-name="P86"/>
      <text:p text:style-name="P86">Example Materials and Activities include:</text:p>
      <text:p text:style-name="P86">Sandpaper Letters; Moveable Alphabet; Metal Insets; Three Part Cards</text:p>
      <text:p text:style-name="P86"/>
      <text:p text:style-name="P86">Through Language Activities, Children learn Letter Recognition, Letter Formation, Phonics, Vowels and Consonants, and the Early Stages of Writing and Reading.</text:p>
      <text:p text:style-name="P86">Core School Readiness Skills:</text:p>
      <text:list xml:id="list3817803100604962719" text:style-name="L44">
        <text:list-item>
          <text:p text:style-name="P108">Can follow Directions and answer Questions</text:p>
        </text:list-item>
        <text:list-item>
          <text:p text:style-name="P108">Can express Thoughts and Feelings</text:p>
        </text:list-item>
        <text:list-item>
          <text:p text:style-name="P108">Speaks in Sentences</text:p>
        </text:list-item>
        <text:list-item>
          <text:p text:style-name="P108">Reads simple Sentences</text:p>
        </text:list-item>
        <text:list-item>
          <text:p text:style-name="P108">Constructs Phonetic and Non-Phonetic words</text:p>
        </text:list-item>
        <text:list-item>
          <text:p text:style-name="P108">Can write and recognise their own Name</text:p>
        </text:list-item>
      </text:list>
      <text:p text:style-name="P86"/>
      <text:p text:style-name="P86"/>
      <text:p text:style-name="P89">Culture</text:p>
      <text:p text:style-name="P86">The Culture Curriculum incorporates a wide range of subjects, including: Geography, Botany, Zoology, Science, History, Music and Art. Through explorations of culture, children develop an understanding of their community, their world, and their social responsibilities. Children learn to respond to diversity with respect, appreciate music and art, and develop awareness of sustainability.</text:p>
      <text:p text:style-name="P86"/>
      <text:p text:style-name="P86">Example materials and activities include:</text:p>
      <text:p text:style-name="P86">Land and Water Forms, Continent Boxes, Life Cycle Puzzle and Activities, Map Cabinet</text:p>
      <text:p text:style-name="P86"/>
      <text:p text:style-name="P86">The Culture Curriculum introduces children to the arts, geography, science, environment, national culture, music, and history. They discover similarities and  differences, and develop an understanding and respect for diversity.</text:p>
      <text:p text:style-name="P86">Core school readiness skills:</text:p>
      <text:list xml:id="list6035757092798287270" text:style-name="L45">
        <text:list-item>
          <text:p text:style-name="P109">Awareness of Geography, Botany, Zoology, Science and History</text:p>
        </text:list-item>
        <text:list-item>
          <text:p text:style-name="P109">Demonstrates an interest in culture and responds to diversity with respect</text:p>
        </text:list-item>
        <text:list-item>
          <text:p text:style-name="P109">Responds with appreciation to music &amp; art</text:p>
        </text:list-item>
        <text:list-item>
          <text:p text:style-name="P109">Demonstrates creative interests</text:p>
        </text:list-item>
        <text:list-item>
          <text:p text:style-name="P109">Demonstrates awareness of social responsibility and sustainability</text:p>
        </text:list-item>
      </text:list>
      <text:p text:style-name="P86"/>
      <text:p text:style-name="P86"/>
      <text:p text:style-name="P89">Learning in the Preschool Community</text:p>
      <text:p text:style-name="P86">The <text:span text:style-name="T101">ELC</text:span> Montessori Preschool Program offers Children a dynamic Learning Environment where they are empowered to choose their work, follow their Interests, and Progress at their own pace. Within this Space, Children develop their Independence, refine their Concentration, and explode into Learning as they develop their intelligence and higher-level brain processes.</text:p>
      <text:p text:style-name="P83"/>
      <text:p text:style-name="Standard"><text:span text:style-name="T7">Between the Ages of three and six, Preschoolers move through S</text:span><text:a xlink:type="simple" xlink:href="https://www.montessoriacademy.com.au/how-to-recognise-and-support-sensitive-periods-in-your-childs-development/" text:style-name="Internet_20_link" text:visited-style-name="Visited_20_Internet_20_Link">ensitive Periods</text:a><text:span text:style-name="T28"> </text:span><text:span text:style-name="T7">for Language, Order, Grace and Courtesy, the Senses, Writing, Small Objects, Music, Reading, Spatial Relationships and Mathematics.</text:span></text:p>
      <text:p text:style-name="P86"/>
      <text:p text:style-name="P86"/>
      <text:p text:style-name="P86"><text:soft-page-break/>During this Stage of Development, the <text:span text:style-name="T101">ELC</text:span> Preschool Curriculum introduces Children to a range of advanced Montessori Materials that expand on their Knowledge of Practical Life, Sensorial, Mathematics, Language and Culture.</text:p>
      <text:p text:style-name="P86"/>
      <text:p text:style-name="P86">The design of the Preschool Classroom, and the Educational Materials within in, reflect these interests and provide rich Opportunities for Learning that nurture Children’s complete Development while preparing them for School and Life.</text:p>
      <text:p text:style-name="P86"/>
      <text:p text:style-name="P86"/>
      <text:p text:style-name="P89">The School Readiness Preparatory Program</text:p>
      <text:p text:style-name="P86"><text:span text:style-name="T1">ELC School Readiness Preparatory Program prepares Children with the knowledge, Skills, and Behaviours they need to make a successful transition to any Primary School setting. The program focuses on Social and Emotional intelligence, independence Skills, Literacy, Numeracy, Problem-Solving Skills, and further developing a love of learning. Children complete the School Readiness and Preparatory Program during their final year of Preschool.</text:span> </text:p>
      <text:p text:style-name="P86"/>
      <text:p text:style-name="P82">Our School Readiness and Preparation Program prepares the Children with the foundational knowledge and Skills to transition confidently to any Pchool setting. It combines School-Styled Workbooks with practical School Readiness Skills to develop a positive and confident attitude towards School and Life.</text:p>
      <text:p text:style-name="P82"/>
      <text:p text:style-name="P89">Preparation for Primary School</text:p>
      <text:p text:style-name="P89"/>
      <text:p text:style-name="P87">At ELC, we take a progressive approach to School Readiness that begins on each Child’s first day. Our Education Programs are designed to build strong academic and wellbeing foundations over time in a way that is engaging, fun, and linked to the Children’s Needs and Interests at each stage of their Development.</text:p>
      <text:p text:style-name="P83"/>
      <text:p text:style-name="Standard"><text:span text:style-name="T7">During their final year of Preschool, the Children participate in a comprehensive </text:span><text:a xlink:type="simple" xlink:href="https://montessoriacademy.com.au/education-programs/preparation-for-school-readiness/" text:style-name="Internet_20_link" text:visited-style-name="Visited_20_Internet_20_Link">School Readiness and Preparation Program</text:a><text:span text:style-name="T28"> </text:span><text:span text:style-name="T7">that targets core academic competencies and School Readiness Skills. This ensures that the Children are well prepared to make a successful transition to any type of Primary School Environment.</text:span></text:p>
      <text:p text:style-name="P86"/>
      <text:p text:style-name="P86">The School Readiness and Preparation Program incorporates a series of Workbooks that introduce Children to Primary School Subjects in a traditional learning format. This is complemented by a hands-on Approaches to teaching School Readiness Skills such as proper Pencil grip, cutting Skills, Letter and Number formation, Emotional Regulation, following Instructions, Problem Solving, and Concentration.</text:p>
      <text:p text:style-name="P86"/>
      <text:p text:style-name="P86">The Primary aims of the School Readiness Program is to provide the Children with enriching learning experiences that nurture strong academic foundations and a confident approach to life-long learning.</text:p>
      <text:p text:style-name="P86"/>
      <text:h text:style-name="P63" text:outline-level="2"/>
      <text:p text:style-name="P90">School Readiness Skills</text:p>
      <text:p text:style-name="P86">Demonstrates independence and self-help Skills</text:p>
      <text:list xml:id="list358565247621675605" text:style-name="L46">
        <text:list-item>
          <text:p text:style-name="P111">Ability to communicate and express thoughts and feelings</text:p>
        </text:list-item>
        <text:list-item>
          <text:p text:style-name="P111">Capable of listening attentively and concentrating</text:p>
        </text:list-item>
        <text:list-item>
          <text:p text:style-name="P111">Asks and responds to questions</text:p>
        </text:list-item>
        <text:list-item>
          <text:p text:style-name="P111">Ability to organise work</text:p>
        </text:list-item>
        <text:list-item>
          <text:p text:style-name="P111"><text:soft-page-break/>Demonstrates problem-solving skills</text:p>
        </text:list-item>
        <text:list-item>
          <text:p text:style-name="P111">Ability to choose and respond to challenging activities</text:p>
        </text:list-item>
        <text:list-item>
          <text:p text:style-name="P111">Shows respect for the classroom and packs away</text:p>
        </text:list-item>
        <text:list-item>
          <text:p text:style-name="P111">Demonstrates fundamental movement skills</text:p>
        </text:list-item>
      </text:list>
      <text:p text:style-name="P86"/>
      <text:p text:style-name="P91"><text:span text:style-name="T4">How ELC Supports School </text:span><text:span text:style-name="T4">Readin</text:span>ess</text:p>
      <text:p text:style-name="P86"/>
      <text:p text:style-name="P90">Prepared Environment</text:p>
      <text:p text:style-name="P86"/>
      <text:p text:style-name="P86">The Montessori Classroom encourages Children to take an active role in their learning. They explore, collaborate, and direct their own learning. This structure encourages children to develop confidence, independence, and a positive approach towards school and life-long learning.</text:p>
      <text:p text:style-name="P86">Supporting School Readiness Skills:</text:p>
      <text:list xml:id="list394641355671210217" text:style-name="L47">
        <text:list-item>
          <text:p text:style-name="P112">Freedom of movement and choice</text:p>
        </text:list-item>
        <text:list-item>
          <text:p text:style-name="P112">Independence</text:p>
        </text:list-item>
        <text:list-item>
          <text:p text:style-name="P112">Decision making and problem-solving</text:p>
        </text:list-item>
        <text:list-item>
          <text:p text:style-name="P112">Collaboration and social skills</text:p>
        </text:list-item>
        <text:list-item>
          <text:p text:style-name="P112">Belonging to a community</text:p>
        </text:list-item>
      </text:list>
      <text:p text:style-name="P86"/>
      <text:p text:style-name="P90">School Readiness Booklets</text:p>
      <text:p text:style-name="P86">School Readiness and Children Preparation Workbooks cover a broad range of Primary School subjects. They provide extensive opportunities for writing practice, reading, problem solving, counting and classification.</text:p>
      <text:p text:style-name="P86">Supporting School Readiness Skills:</text:p>
      <text:list xml:id="list8371812905663616668" text:style-name="L48">
        <text:list-item>
          <text:p text:style-name="P113">Introduces children to primary school learning formats</text:p>
        </text:list-item>
        <text:list-item>
          <text:p text:style-name="P113">Extensive opportunities to practice literacy and numeracy skills</text:p>
        </text:list-item>
        <text:list-item>
          <text:p text:style-name="P113">Pencil-grip, hand-writing, and cutting skills practice</text:p>
        </text:list-item>
        <text:list-item>
          <text:p text:style-name="P113">Introduces children to language-based problem solving and comprehension</text:p>
        </text:list-item>
        <text:list-item>
          <text:p text:style-name="P113">Develops children’s understanding of subjects and topics introduced in Primary School</text:p>
        </text:list-item>
      </text:list>
      <text:p text:style-name="P86"/>
      <text:p text:style-name="P86"/>
      <text:p text:style-name="P90">Daily Routines for 3-6 years old</text:p>
      <text:p text:style-name="P90"/>
      <text:p text:style-name="P88">Daily Routines prepare the Children for the Structure of the Primary School Environment. Throughout the day, students practice self-help skills, such as independent toileting, unwrapping their lunch, and putting on a hat and sunscreen.</text:p>
      <text:p text:style-name="P88">Supporting School Readiness Skills:</text:p>
      <text:list xml:id="list4962736317323493608" text:style-name="L49">
        <text:list-item>
          <text:p text:style-name="P114">The Montessori Work Cycle develops Children’s independence, concentration, problem-solving, and decision making skills</text:p>
        </text:list-item>
        <text:list-item>
          <text:p text:style-name="P114">Group times encourage collaboration, communication skills, and teamwork</text:p>
        </text:list-item>
        <text:list-item>
          <text:p text:style-name="P114">Show and Tell prepares children to communicate with confidence</text:p>
        </text:list-item>
        <text:list-item>
          <text:p text:style-name="P114">Self-serving meals and unwrapping lunches prepares children for independent mealtimes</text:p>
        </text:list-item>
        <text:list-item>
          <text:p text:style-name="P114">Scheduled School Readiness Time prepares the Children for the Routine of Primary School</text:p>
        </text:list-item>
      </text:list>
      <text:p text:style-name="P88"/>
      <text:p text:style-name="P84"/>
      <text:p text:style-name="P90"/>
      <text:p text:style-name="P90"/>
      <text:p text:style-name="P90">School Partnership Programs</text:p>
      <text:p text:style-name="Standard"><text:span text:style-name="T7">ELC <text:s/>has established S</text:span><text:a xlink:type="simple" xlink:href="https://montessoriacademy.com.au/resources/partnerships-with-families/" text:style-name="Internet_20_link" text:visited-style-name="Visited_20_Internet_20_Link">chool Partnership Programs</text:a><text:span text:style-name="T28"> </text:span><text:span text:style-name="T7">that connect Children and Families with the local Primary Schools. ELC also provide opportunities for excursions and After-School Programs </text:span><text:soft-page-break/><text:span text:style-name="T7">that develop positive associations with transitioning to school.</text:span></text:p>
      <text:p text:style-name="P83"/>
      <text:p text:style-name="P83"/>
      <text:p text:style-name="P83"/>
      <text:p text:style-name="P119">Readiness Skills in Preschool for Primary School</text:p>
      <text:p text:style-name="P83"/>
      <text:p text:style-name="P195">There are so much to think of when the Child is starting Primary School. </text:p>
      <text:p text:style-name="P96"><text:span text:style-name="T83">The Parents get Brainstorming Questions:</text:span><text:span text:style-name="T3"> </text:span></text:p>
      <text:p text:style-name="P195">What are the School’s Requirements? </text:p>
      <text:p text:style-name="P195">Is my Child ready for Primary School? </text:p>
      <text:p text:style-name="P195">Do they have the right Skills? </text:p>
      <text:p text:style-name="P195">What will happen if they do not hat the right Skills?</text:p>
      <text:p text:style-name="P195"/>
      <text:p text:style-name="P48">Children leaving Preschool to Primary School is a major moment, but it doesn’t have to be complicated and it doesn’t have to be stressful. </text:p>
      <text:p text:style-name="P29">ELC ssures the Parents that they don not need to worry, the Qualified and experienced Educators are there to help the children and to help the Parents too.</text:p>
      <text:p text:style-name="P29"/>
      <text:p text:style-name="P28"/>
      <text:p text:style-name="P28"/>
      <text:p text:style-name="P28"/>
      <text:p text:style-name="P28"/>
      <text:p text:style-name="P31"><text:span text:style-name="Strong_20_Emphasis"><text:span text:style-name="T12">The Short Cut</text:span></text:span></text:p>
      <text:list xml:id="list9211125816039982252" text:style-name="L50">
        <text:list-item>
          <text:p text:style-name="P172">Preschool Skills are about more than academics – the Children improve their Social Skills, Motor Skills, and Classroom behavior at this age too</text:p>
        </text:list-item>
        <text:list-item>
          <text:p text:style-name="P172">It’s normal for Children to be strong in some Skill areas and weaker in others</text:p>
        </text:list-item>
        <text:list-item>
          <text:p text:style-name="P172">Parents should help by working on Preschool Skills with their Children at home</text:p>
        </text:list-item>
        <text:list-item>
          <text:p text:style-name="P172">Learning new Skills takes time and practice, so the Parents have to be patient and remember setbacks are normal; the goal is progress, not perfection</text:p>
          <text:p text:style-name="P172"/>
        </text:list-item>
      </text:list>
      <text:p text:style-name="P31"><text:span text:style-name="T9">At the Begin, we, ELC focus on developing the </text:span><text:a xlink:type="simple" xlink:href="https://www.beginlearning.com/parent-resources/the-begin-approach/" text:style-name="Internet_20_link" text:visited-style-name="Visited_20_Internet_20_Link"><text:span text:style-name="Strong_20_Emphasis">5 C’s</text:span></text:a><text:span text:style-name="Strong_20_Emphasis"><text:span text:style-name="T13"> </text:span></text:span><text:span text:style-name="T9">(</text:span><text:a xlink:type="simple" xlink:href="https://www.beginlearning.com/parent-resources/core-skills-creating-a-strong-foundation/" text:style-name="Internet_20_link" text:visited-style-name="Visited_20_Internet_20_Link"><text:span text:style-name="Strong_20_Emphasis"><text:span text:style-name="T13">Core Skills</text:span></text:span></text:a><text:span text:style-name="T9">, </text:span><text:a xlink:type="simple" xlink:href="https://www.beginlearning.com/parent-resources/why-creativity-matters-so-much-for-kids/" text:style-name="Internet_20_link" text:visited-style-name="Visited_20_Internet_20_Link"><text:span text:style-name="Strong_20_Emphasis"><text:span text:style-name="T13">Creativity</text:span></text:span></text:a><text:span text:style-name="T9">, </text:span><text:a xlink:type="simple" xlink:href="https://www.beginlearning.com/parent-resources/critical-thinking-making-sense-of-the-world/" text:style-name="Internet_20_link" text:visited-style-name="Visited_20_Internet_20_Link"><text:span text:style-name="Strong_20_Emphasis"><text:span text:style-name="T13">Critical Thinking</text:span></text:span></text:a><text:span text:style-name="T9">, </text:span><text:a xlink:type="simple" xlink:href="https://www.beginlearning.com/parent-resources/curiosity-turbocharging-kids-ability-to-learn/" text:style-name="Internet_20_link" text:visited-style-name="Visited_20_Internet_20_Link"><text:span text:style-name="Strong_20_Emphasis"><text:span text:style-name="T13">Curiosity</text:span></text:span></text:a><text:span text:style-name="T9">, and </text:span><text:a xlink:type="simple" xlink:href="https://www.beginlearning.com/parent-resources/character-how-kids-interact-with-the-world/" text:style-name="Internet_20_link" text:visited-style-name="Visited_20_Internet_20_Link"><text:span text:style-name="Strong_20_Emphasis"><text:span text:style-name="T13">Character</text:span></text:span></text:a><text:span text:style-name="T9">), a set of research-backed skill areas that help Children thrive in School and Life. </text:span></text:p>
      <text:p text:style-name="P28"/>
      <text:p text:style-name="P29">ELC have compiled a Preschool Skills Checklist of the specific abilities the child will benefit from having upon entering Preschool. It’s a great way to see where the child is today. </text:p>
      <text:p text:style-name="P29">In addition, we have added a few ideas to help more if the Child is having trouble with certain skills.</text:p>
      <text:p text:style-name="P29"/>
      <text:p text:style-name="P28"><text:span text:style-name="T2">Learning doesn’t have to be complicated and Preschool should be fun (most of the time). Spending time in there and try to enjoy preparing for the exciting new school journey ahead</text:span>.</text:p>
      <text:p text:style-name="P28"/>
      <text:p text:style-name="P28"/>
      <text:h text:style-name="P21" text:outline-level="2"><text:soft-page-break/>Rediness for Primary School - Skills Checklist / Assessment</text:h>
      <text:h text:style-name="P23" text:outline-level="3">Language Skills</text:h>
      <text:p text:style-name="P29">Language matters a lot in early learning. <text:s/>It’s one of the most important Core Skills. </text:p>
      <text:p text:style-name="P29">These Verbal Skills will help the Child the most as they start Primary School</text:p>
      <text:list xml:id="list6240076055266808242" text:style-name="L51">
        <text:list-item>
          <text:p text:style-name="P173">Can start and join in conversations</text:p>
        </text:list-item>
        <text:list-item>
          <text:p text:style-name="P173">Can retell a simple story</text:p>
        </text:list-item>
        <text:list-item>
          <text:p text:style-name="P173">Can recognize words that rhyme</text:p>
        </text:list-item>
        <text:list-item>
          <text:p text:style-name="P173">Is familiar with popular Nursery Rhymes and can recite them</text:p>
        </text:list-item>
        <text:list-item>
          <text:p text:style-name="P181"><text:span text:style-name="T9">Speaks clearly in </text:span><text:a xlink:type="simple" xlink:href="https://www.beginlearning.com/parent-resources/sentences-for-kids/" text:style-name="Internet_20_link" text:visited-style-name="Visited_20_Internet_20_Link"><text:span text:style-name="T13">simple sentences</text:span></text:a></text:p>
        </text:list-item>
        <text:list-item>
          <text:p text:style-name="P173">Able to use words to communicate their needs and wants</text:p>
        </text:list-item>
        <text:list-item>
          <text:p text:style-name="P181"><text:span text:style-name="T9">Can confidently </text:span><text:a xlink:type="simple" xlink:href="https://www.beginlearning.com/parent-resources/following-directions/" text:style-name="Internet_20_link" text:visited-style-name="Visited_20_Internet_20_Link"><text:span text:style-name="T13">follow two-step directions</text:span></text:a></text:p>
        </text:list-item>
        <text:list-item>
          <text:p text:style-name="P173">Can recognize and point out common words and signs (e.g., stop signs, traffic lights, the logos of familiar restaurants or cars, etc.)</text:p>
        </text:list-item>
        <text:list-item>
          <text:p text:style-name="P173">Curious about how things work and may ask questions for more details</text:p>
        </text:list-item>
        <text:list-item>
          <text:p text:style-name="P173">Can make comparisons between objects and their relationship to one another (e.g., bigger, under, on top, etc.)</text:p>
          <text:p text:style-name="P180"/>
        </text:list-item>
      </text:list>
      <text:p text:style-name="P29">Children are still developing their receptive Language Skills at this age, so the Educators help them grow by exposing them to a variety of words, books, and discussions. This will help them develop their vocabulary and be better prepared to talk to others at School.</text:p>
      <text:p text:style-name="P29"/>
      <text:p text:style-name="P31"><text:span text:style-name="T9">By now, the Educator, the Parents and others should be able to clearly understand what the child is saying most of the time. Of course, they will still have a couple of </text:span><text:a xlink:type="simple" xlink:href="https://www.chop.edu/health-resources/age-appropriate-speech-and-language-milestones" text:style-name="Internet_20_link" text:visited-style-name="Visited_20_Internet_20_Link">sounds that are hard</text:a><text:span text:style-name="T13"> </text:span><text:span text:style-name="T9">for them, such as “r” or “s,” but they should be improving over time.</text:span></text:p>
      <text:p text:style-name="P29"/>
      <text:p text:style-name="P29">If they are not or the Parents have other speech concerns, they will consult their doctor or a speech therapist. It’s always better to ask early and intervene (if needed) than see them struggle.</text:p>
      <text:p text:style-name="P28"/>
      <text:h text:style-name="P125" text:outline-level="3">Reading Readiness Skills</text:h>
      <text:p text:style-name="P30">Reading, another Core Skill, is one of the most crucial parts of the Child’s Education and Primary School is one of the most important years in the Child’s reading Development. </text:p>
      <text:p text:style-name="P30">These are the Milestones the Educator should look for to help the Children to prepare.</text:p>
      <text:list xml:id="list1835630236507704475" text:style-name="L52">
        <text:list-item>
          <text:p text:style-name="P174">Recognizes own name in print</text:p>
        </text:list-item>
        <text:list-item>
          <text:p text:style-name="P174">Comfortable with holding a book correctly and paging through it</text:p>
        </text:list-item>
        <text:list-item>
          <text:p text:style-name="P236"><text:span text:style-name="T9">Demonstrates </text:span><text:span text:style-name="T13"><text:s/></text:span><text:span text:style-name="T9">and listening to stories</text:span></text:p>
        </text:list-item>
        <text:list-item>
          <text:p text:style-name="P174">Able to maintain interest in a short story</text:p>
        </text:list-item>
        <text:list-item>
          <text:p text:style-name="P182"><text:span text:style-name="T9">Can name and recognize some uppercase and lowercase </text:span><text:a xlink:type="simple" xlink:href="https://www.beginlearning.com/parent-resources/alphabetic-principle/" text:style-name="Internet_20_link" text:visited-style-name="Visited_20_Internet_20_Link"><text:span text:style-name="T13">letters</text:span></text:a></text:p>
        </text:list-item>
        <text:list-item>
          <text:p text:style-name="P174">Identifies simple rhyming words</text:p>
          <text:p text:style-name="P174"/>
        </text:list-item>
      </text:list>
      <text:p text:style-name="P29"><text:soft-page-break/>The Child will spend a lot of time in Primary School mastering letters and sounds. They will also learn to blend these sounds to read simple words. The more letters they know when they start School, the better.</text:p>
      <text:p text:style-name="P29"/>
      <text:p text:style-name="P31"><text:span text:style-name="T9">Reading is so important for early learning that it is one of the core focuses of our Learnimg Centre. Just 15 minutes a day with the Educator can improve early reading scores by 74%. the Educator always willing to work with the child when he or she is ready, as part of our </text:span><text:a xlink:type="simple" xlink:href="https://www.beginlearning.com/app" text:style-name="Internet_20_link" text:visited-style-name="Visited_20_Internet_20_Link">Early Learner </text:a><text:span text:style-name="T13">Aims and Objectives</text:span><text:span text:style-name="T9">, which brings together cognitive development of the Child, hands-on activities, and 1-on-1 guidance that will make the Preschool and Primary School transition easier on every level.</text:span></text:p>
      <text:p text:style-name="P29"/>
      <text:p text:style-name="P29"/>
      <text:h text:style-name="P24" text:outline-level="3">Math Skills</text:h>
      <text:p text:style-name="P31"><text:span text:style-name="T9">Math is another essential Core Skill. While the Children do not need to be able to add and subtract with ease yet (they will learn that </text:span><text:span text:style-name="Emphasis"><text:span text:style-name="T14">in Primary School)</text:span></text:span><text:span text:style-name="T9">, there are many Math concepts they can practice to get ready:</text:span></text:p>
      <text:list xml:id="list1984480176570933761" text:style-name="L53">
        <text:list-item>
          <text:p text:style-name="P175">Can comfortably count from one to ten (1-10) or higher</text:p>
        </text:list-item>
        <text:list-item>
          <text:p text:style-name="P183"><text:span text:style-name="T9">Able to identify at least three </text:span><text:a xlink:type="simple" xlink:href="https://www.beginlearning.com/parent-resources/shapes-for-kids/" text:style-name="Internet_20_link" text:visited-style-name="Visited_20_Internet_20_Link">common shapes</text:a><text:span text:style-name="T13"> . </text:span><text:span text:style-name="T9">this often includes circle, triangle, and square.</text:span></text:p>
        </text:list-item>
        <text:list-item>
          <text:p text:style-name="P175">Can match a group of five or fewer items to a Number (“She/ He had three oranges.”)</text:p>
        </text:list-item>
        <text:list-item>
          <text:p text:style-name="P175">Familiar with the concept of “adding” and “taking from” items (“I had three Mangoes, . Mommy ate one. Now I have two.”)</text:p>
        </text:list-item>
        <text:list-item>
          <text:p text:style-name="P175">Comfortable with the concept of “less than” and “more than”</text:p>
        </text:list-item>
        <text:list-item>
          <text:p text:style-name="P175">Able to arrange at least three items in order (for instance, from smallest to the biggest or the other way around)</text:p>
        </text:list-item>
      </text:list>
      <text:p text:style-name="P29">Primary School readiness in Math is all about understanding and being able to explain simple concepts. These basics provide a foundation for the more complicated Math the Children will learn in Primary School and beyond.</text:p>
      <text:p text:style-name="P29"/>
      <text:h text:style-name="P26" text:outline-level="3">Gross Motor Skills</text:h>
      <text:p text:style-name="P29"/>
      <text:p text:style-name="P29">Children have lots of opportunities to run and play in Primary School. Physical Development is an important part of their schooling (and developing Core Skills) at this age. These Gross Motor Skills will help them in Physical Education (P.E) at recess and in the School sports Hall.</text:p>
      <text:list xml:id="list5434410523312893375" text:style-name="L54">
        <text:list-item>
          <text:p text:style-name="P176">Can run</text:p>
        </text:list-item>
        <text:list-item>
          <text:p text:style-name="P176">Able to hop with one foot</text:p>
        </text:list-item>
        <text:list-item>
          <text:p text:style-name="P176">Can jump with both feet together</text:p>
        </text:list-item>
        <text:list-item>
          <text:p text:style-name="P176">Can bounce a ball and attempt to catch it</text:p>
        </text:list-item>
        <text:list-item>
          <text:p text:style-name="P176">Able to throw and kick a ball</text:p>
        </text:list-item>
        <text:list-item>
          <text:p text:style-name="P176">Able to climb reasonably sized stairs</text:p>
        </text:list-item>
        <text:list-item>
          <text:p text:style-name="P176">Can ride a tricycle</text:p>
          <text:p text:style-name="P176"/>
        </text:list-item>
      </text:list>
      <text:p text:style-name="P29">As the Child play, they strengthen their large Muscles. This helps them to develop coordination and balance, which they need for Primary School activities.</text:p>
      <text:h text:style-name="P25" text:outline-level="3"><text:soft-page-break/></text:h>
      <text:h text:style-name="P25" text:outline-level="3">Fine Motor Skills</text:h>
      <text:p text:style-name="P27"><text:span text:style-name="T89">While Gross Motor Skills involve the large Muscles in our arms and legs, </text:span><text:a xlink:type="simple" xlink:href="https://www.usa.edu/blog/how-to-improve-fine-motor-skills/" text:style-name="Internet_20_link" text:visited-style-name="Visited_20_Internet_20_Link">fine motor skills</text:a><text:span text:style-name="T90"> </text:span><text:span text:style-name="T89">involve the smaller muscles in our hands and fingers. These Fine Motor Skills will help the Children in Primary School:</text:span></text:p>
      <text:list xml:id="list8423742057588606520" text:style-name="L55">
        <text:list-item>
          <text:p text:style-name="P177">Use a pair of scissors to cut</text:p>
        </text:list-item>
        <text:list-item>
          <text:p text:style-name="P184"><text:span text:style-name="T9">Put together a simple P</text:span><text:a xlink:type="simple" xlink:href="https://www.beginlearning.com/parent-resources/make-a-mini-tangram-puzzle/" text:style-name="Internet_20_link" text:visited-style-name="Visited_20_Internet_20_Link"><text:span text:style-name="T13">uzzle</text:span></text:a></text:p>
        </text:list-item>
        <text:list-item>
          <text:p text:style-name="P177">Correctly grip a pen, pencil, marker, or crayon</text:p>
        </text:list-item>
        <text:list-item>
          <text:p text:style-name="P237">Copy basic Shapes, such as a Circle, Triangle, a straight line, etc. (These may not be perfectly drawn, but they can keep the general shape or pattern of the basic item they are copying)</text:p>
        </text:list-item>
        <text:list-item>
          <text:p text:style-name="P177">Build a tower using blocks</text:p>
        </text:list-item>
        <text:list-item>
          <text:p text:style-name="P177">Attempt to tie shoelaces, zips, buttons, and buckles</text:p>
          <text:p text:style-name="P177"/>
        </text:list-item>
      </text:list>
      <text:p text:style-name="P29">The Educator will set up an Arts and Crafts station in the Classroom to help the children improve their fine motor skills. Stocking it with items like scissors, glue, colored pencils, and crayons that the Children will use to create when they feel inspired or when ready. </text:p>
      <text:p text:style-name="P29">ELC Educators find great ways to encourage Creativity.</text:p>
      <text:h text:style-name="P25" text:outline-level="3"/>
      <text:h text:style-name="P25" text:outline-level="3">Social and Emotional Skills</text:h>
      <text:p text:style-name="P30">The Children will spend time away from the Parents or Guirdian in Primary School , perhaps for he first time. And even if they are used to Preschool, they will be in a new environment with new people and new sets of Rules.</text:p>
      <text:p text:style-name="P30"/>
      <text:p text:style-name="P31"><text:span text:style-name="T9">Developing their S</text:span><text:a xlink:type="simple" xlink:href="https://www.beginlearning.com/parent-resources/what-is-social-emotional-learning/" text:style-name="Internet_20_link" text:visited-style-name="Visited_20_Internet_20_Link">ocial and Emotional Skills</text:a><text:span text:style-name="T13"> </text:span><text:span text:style-name="T9">(part of their Character) will help them feel confident in their new Classroom. </text:span></text:p>
      <text:p text:style-name="P28"/>
      <text:p text:style-name="P32"><text:span text:style-name="T54">T</text:span><text:span text:style-name="T55">he Educators focus on some to work on:</text:span></text:p>
      <text:list xml:id="list8764013370350437882" text:style-name="L56">
        <text:list-item>
          <text:p text:style-name="P178">Can peacefully separate from Parents (it’s perfectly normal if they get upset; the goal should be to separate without getting overly worked up)</text:p>
        </text:list-item>
        <text:list-item>
          <text:p text:style-name="P178">Can pay attention for at least five minutes without interrupting</text:p>
        </text:list-item>
        <text:list-item>
          <text:p text:style-name="P178">Comfortable using phrases like “please,” “thank you,” and “excuse me”</text:p>
        </text:list-item>
        <text:list-item>
          <text:p text:style-name="P178">Able to start and complete a simple activity</text:p>
        </text:list-item>
        <text:list-item>
          <text:p text:style-name="P178">Comfortable asking for help</text:p>
        </text:list-item>
        <text:list-item>
          <text:p text:style-name="P185"><text:span text:style-name="T9">Shows respect to Peers and can work peacefully with them (takes turns, </text:span><text:a xlink:type="simple" xlink:href="https://www.beginlearning.com/parent-resources/kids-sharing/" text:style-name="Internet_20_link" text:visited-style-name="Visited_20_Internet_20_Link"><text:span text:style-name="T13">shares</text:span></text:a><text:span text:style-name="T9">, etc.)</text:span></text:p>
        </text:list-item>
        <text:list-item>
          <text:p text:style-name="P178">May occasionally offer to help Peers and Family members</text:p>
        </text:list-item>
        <text:list-item>
          <text:p text:style-name="P178">Shows respect to Adults</text:p>
        </text:list-item>
        <text:list-item>
          <text:p text:style-name="P178"><text:soft-page-break/>Can follow routines (gets up, uses the bathroom, brushes teeth, gets ready, etc.)</text:p>
        </text:list-item>
        <text:list-item>
          <text:p text:style-name="P178">Attempts to communicate thoughts and feelings through words</text:p>
        </text:list-item>
        <text:list-item>
          <text:p text:style-name="P185"><text:span text:style-name="T9">Can regulate</text:span><text:a xlink:type="simple" xlink:href="https://www.beginlearning.com/parent-resources/emotions-for-kids/" text:style-name="Internet_20_link" text:visited-style-name="Visited_20_Internet_20_Link"><text:span text:style-name="T13">emotions</text:span></text:a><text:span text:style-name="T9"> </text:span><text:span text:style-name="T13"><text:s/></text:span><text:span text:style-name="T9">without much intervention</text:span></text:p>
        </text:list-item>
        <text:list-item>
          <text:p text:style-name="P178">Can participate in cleaning up duties</text:p>
        </text:list-item>
        <text:list-item>
          <text:p text:style-name="P178">Can take responsibility for their belongings (for example, a lunch box)</text:p>
        </text:list-item>
        <text:list-item>
          <text:p text:style-name="P178">Tries out new activities, and if they fail or make mistakes, is willing to try again</text:p>
        </text:list-item>
      </text:list>
      <text:p text:style-name="P29"/>
      <text:p text:style-name="P31"><text:span text:style-name="T9">Social and Emotional Skills are another Pillar of our </text:span><text:a xlink:type="simple" xlink:href="https://www.beginlearning.com/app" text:style-name="Internet_20_link" text:visited-style-name="Visited_20_Internet_20_Link"><text:span text:style-name="T13">Early Learner Bundle</text:span></text:a><text:span text:style-name="T9">, which includes </text:span><text:a xlink:type="simple" xlink:href="https://learnwithhomer.com/sesame" text:style-name="Internet_20_link" text:visited-style-name="Visited_20_Internet_20_Link"><text:span text:style-name="T13">Learn with </text:span></text:a><text:a xlink:type="simple" xlink:href="https://learnwithhomer.com/sesame" text:style-name="Internet_20_link" text:visited-style-name="Visited_20_Internet_20_Link"><text:span text:style-name="Emphasis"><text:span text:style-name="T15">Sesame Street</text:span></text:span></text:a><text:span text:style-name="T9">. The app is packed with games and activities designed to help Children learn how to handle emotions, compromise with others, and tackle new social situations easily. (And with favorite </text:span><text:span text:style-name="Emphasis"><text:span text:style-name="T14">Sesame Street </text:span></text:span><text:span text:style-name="T9">characters to help along the way, it is the one that Children love playing with too)</text:span></text:p>
      <text:h text:style-name="P127" text:outline-level="3"/>
      <text:h text:style-name="P128" text:outline-level="3">Self-Care</text:h>
      <text:p text:style-name="P30">Basic self-care skills help kids enormously in kindergarten. To help them get their best start, check that they:</text:p>
      <text:list xml:id="list7237206632771314916" text:style-name="L57">
        <text:list-item>
          <text:p text:style-name="P179">Have healthy (not necessarily perfect!) personal hygiene habits (washing their hands before and after eating, after using the bathroom, etc.)</text:p>
        </text:list-item>
        <text:list-item>
          <text:p text:style-name="P179">Are able to use the bathroom independently</text:p>
        </text:list-item>
        <text:list-item>
          <text:p text:style-name="P179">Can get dressed on their own (even if they still need some help with shoelaces, buttons, etc.)</text:p>
        </text:list-item>
      </text:list>
      <text:p text:style-name="P102">If you’re still helping your child with things like going to the bathroom or getting dressed, that’s perfectly normal. However, it’s a great time to start teaching them how to do these things on their own so they’re prepared for kindergarten.</text:p>
      <text:h text:style-name="P22" text:outline-level="2"><text:bookmark text:name="what-if"/>What If the Child is Struggling?</text:h>
      <text:p text:style-name="P29">Every Child is different and learns and grows at different rates. If the Child has not mastered some of the Skills above, that is alright. It is normal for Children to be strong in certain areas and a bit weaker in others. (That is the case with Adults as well!).</text:p>
      <text:p text:style-name="P29"/>
      <text:p text:style-name="P31"><text:span text:style-name="T13">The Educators and the Parents should c</text:span><text:a xlink:type="simple" xlink:href="https://www.beginlearning.com/parent-resources/ididitmoments/" text:style-name="Internet_20_link" text:visited-style-name="Visited_20_Internet_20_Link">elebrate the areas the Children excel</text:a><text:span text:style-name="T13"> </text:span><text:span text:style-name="T9">in and work on those they struggle with. This will help them get confident and comfortable taking on challenging tasks. When the Educators and thePArents work on skills with the Children, the should focus on one or two challenge areas at a time and try to tap into their Curiosity. </text:span></text:p>
      <text:p text:style-name="P29"/>
      <text:p text:style-name="P29">The Educator should not do too much Thymes at once or picking activities that the Children are not interested in, this can overwhelm the Educators and child and the Lesson will not be as effective as expected. Unsuccessful lessons or Activities should be repeated at an appropiate time when the mind of Children are ready.</text:p>
      <text:p text:style-name="P29"/>
      <text:p text:style-name="P29">The Educators should remember that setbacks are normal; the goal is progress, not perfection. It is good to mess up. Praise their efforts and teach them that making mistakes is part of the learning process. This encouragement will help the Children to overcome fear <text:s text:c="2"/>and learn through.</text:p>
      <text:p text:style-name="P189"/>
      <text:p text:style-name="P115">Supporting School Readiness Skills:</text:p>
      <text:p text:style-name="P86">School excursions provide children with opportunities to experiences different Primary School <text:soft-page-break/>settings and developing feelings of familiarity</text:p>
      <text:p text:style-name="P86"/>
      <text:p text:style-name="P86">After-School rograms help children learn how to socialise with older children and develop positive associations with school</text:p>
      <text:p text:style-name="P86"/>
      <text:p text:style-name="P86">School Information Nights (Parent-Educator Conferences) provide Families with opportunities to connect with other families in the area and learn more about each local school’s offering.</text:p>
      <text:p text:style-name="P86"/>
      <text:p text:style-name="P86"/>
      <text:p text:style-name="P120"><text:s/></text:p>
      <text:h text:style-name="P6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Libre Baskerville" svg:font-family="'Libre Baskerville', Helvetica, Arial, sans-serif"/>
    <style:font-face style:name="Moranga Bold" svg:font-family="'Moranga Bold', Helvetica, Arial, Lucida, sans-serif"/>
    <style:font-face style:name="OpenSymbol" svg:font-family="OpenSymbol"/>
    <style:font-face style:name="Red Hat Display" svg:font-family="'Red Hat Display',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i Dem QueenMisamie</meta:initial-creator>
    <meta:creation-date>2024-05-20T00:50:18.37</meta:creation-date>
    <dc:date>2025-06-22T23:32:37.98</dc:date>
    <dc:creator>Eli Dem QueenMisamie</dc:creator>
    <meta:editing-duration>P7DT4H21M48S</meta:editing-duration>
    <meta:editing-cycles>76</meta:editing-cycles>
    <meta:generator>OpenOffice/4.1.15$Win32 OpenOffice.org_project/4115m2$Build-9813</meta:generator>
    <meta:document-statistic meta:table-count="0" meta:image-count="0" meta:object-count="0" meta:page-count="43" meta:paragraph-count="771" meta:word-count="12265" meta:character-count="83926"/>
  </office:meta>
</office:document-meta>
</file>